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899cm" table:align="left"/>
    </style:style>
    <style:style style:name="Table1.A" style:family="table-column">
      <style:table-column-properties style:column-width="3.515cm"/>
    </style:style>
    <style:style style:name="Table1.B" style:family="table-column">
      <style:table-column-properties style:column-width="3.383cm"/>
    </style:style>
    <style:style style:name="Table1.A1" style:family="table-cell">
      <style:table-cell-properties style:vertical-align="middle" fo:padding="0cm" fo:border="none"/>
    </style:style>
    <style:style style:name="Table1.A3" style:family="table-cell">
      <style:table-cell-properties style:vertical-align="middle" fo:padding-left="0cm" fo:padding-right="0.265cm" fo:padding-top="0.265cm" fo:padding-bottom="0.265cm" fo:border-left="none" fo:border-right="0.05pt solid #000000" fo:border-top="0.05pt solid #000000" fo:border-bottom="0.05pt solid #000000"/>
    </style:style>
    <style:style style:name="Table2" style:family="table">
      <style:table-properties style:width="17cm" table:align="left"/>
    </style:style>
    <style:style style:name="Table2.A" style:family="table-column">
      <style:table-column-properties style:column-width="2.653cm"/>
    </style:style>
    <style:style style:name="Table2.B" style:family="table-column">
      <style:table-column-properties style:column-width="10.478cm"/>
    </style:style>
    <style:style style:name="Table2.C" style:family="table-column">
      <style:table-column-properties style:column-width="3.87cm"/>
    </style:style>
    <style:style style:name="Table2.A1" style:family="table-cell">
      <style:table-cell-properties style:vertical-align="middle" fo:padding="0cm" fo:border="none"/>
    </style:style>
    <style:style style:name="Table2.A3" style:family="table-cell">
      <style:table-cell-properties style:vertical-align="middle" fo:padding-left="0cm" fo:padding-right="0.265cm" fo:padding-top="0.265cm" fo:padding-bottom="0.265cm" fo:border-left="none" fo:border-right="0.05pt solid #000000" fo:border-top="0.05pt solid #000000" fo:border-bottom="0.05pt solid #000000"/>
    </style:style>
    <style:style style:name="Table2.B3" style:family="table-cell">
      <style:table-cell-properties style:vertical-align="middle" fo:padding="0.265cm" fo:border="0.05pt solid #000000"/>
    </style:style>
    <style:style style:name="Table3" style:family="table">
      <style:table-properties style:width="5.816cm" table:align="left"/>
    </style:style>
    <style:style style:name="Table3.A" style:family="table-column">
      <style:table-column-properties style:column-width="3.739cm"/>
    </style:style>
    <style:style style:name="Table3.B" style:family="table-column">
      <style:table-column-properties style:column-width="2.076cm"/>
    </style:style>
    <style:style style:name="Table3.A1" style:family="table-cell">
      <style:table-cell-properties style:vertical-align="middle" fo:padding="0cm" fo:border="none"/>
    </style:style>
    <style:style style:name="Table3.A3" style:family="table-cell">
      <style:table-cell-properties style:vertical-align="middle" fo:padding-left="0cm" fo:padding-right="0.265cm" fo:padding-top="0.265cm" fo:padding-bottom="0.265cm" fo:border-left="none" fo:border-right="0.05pt solid #000000" fo:border-top="0.05pt solid #000000" fo:border-bottom="0.05pt solid #000000"/>
    </style:style>
    <style:style style:name="Table4" style:family="table">
      <style:table-properties style:width="10.673cm" table:align="left"/>
    </style:style>
    <style:style style:name="Table4.A" style:family="table-column">
      <style:table-column-properties style:column-width="3.388cm"/>
    </style:style>
    <style:style style:name="Table4.B" style:family="table-column">
      <style:table-column-properties style:column-width="7.285cm"/>
    </style:style>
    <style:style style:name="Table4.A1" style:family="table-cell">
      <style:table-cell-properties style:vertical-align="middle" fo:padding="0cm" fo:border="none"/>
    </style:style>
    <style:style style:name="Table4.A3" style:family="table-cell">
      <style:table-cell-properties style:vertical-align="middle" fo:padding-left="0cm" fo:padding-right="0.265cm" fo:padding-top="0.265cm" fo:padding-bottom="0.265cm" fo:border-left="none" fo:border-right="0.05pt solid #000000" fo:border-top="0.05pt solid #000000" fo:border-bottom="0.05pt solid #000000"/>
    </style:style>
    <style:style style:name="P1" style:family="paragraph" style:parent-style-name="Heading_20_1">
      <style:paragraph-properties fo:margin-left="0cm" fo:margin-right="0cm" fo:margin-top="0cm" fo:margin-bottom="0cm" style:contextual-spacing="false" fo:text-indent="0cm" style:auto-text-indent="false" fo:padding="0cm" fo:border="none"/>
    </style:style>
    <style:style style:name="P2" style:family="paragraph" style:parent-style-name="Heading_20_2">
      <style:paragraph-properties fo:margin-left="0cm" fo:margin-right="0cm" fo:margin-top="0cm" fo:margin-bottom="0cm" style:contextual-spacing="false" fo:text-indent="0cm" style:auto-text-indent="false" fo:padding="0cm" fo:border="none"/>
      <style:text-properties loext:padding="0cm" loext:border="none"/>
    </style:style>
    <style:style style:name="P3" style:family="paragraph" style:parent-style-name="Preformatted_20_Text">
      <style:paragraph-properties fo:margin-left="0cm" fo:margin-right="0cm" fo:margin-top="0cm" fo:margin-bottom="0cm" style:contextual-spacing="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margin-top="0cm" fo:margin-bottom="0cm" style:contextual-spacing="false" fo:text-indent="0cm" style:auto-text-indent="false"/>
    </style:style>
    <style:style style:name="P6" style:family="paragraph" style:parent-style-name="Standard">
      <style:paragraph-properties fo:margin-left="0cm" fo:margin-right="0cm" fo:margin-top="0cm" fo:margin-bottom="0.661cm" style:contextual-spacing="false" fo:text-indent="0cm" style:auto-text-indent="false"/>
      <style:text-properties loext:padding="0cm" loext:border="none"/>
    </style:style>
    <style:style style:name="P7" style:family="paragraph" style:parent-style-name="Table_20_Contents">
      <style:paragraph-properties fo:margin-left="0cm" fo:margin-right="0cm" fo:margin-top="0cm" fo:margin-bottom="0cm" style:contextual-spacing="false" fo:text-indent="0cm" style:auto-text-indent="false"/>
    </style:style>
    <style:style style:name="P8" style:family="paragraph" style:parent-style-name="Table_20_Contents">
      <style:paragraph-properties fo:margin-top="0cm" fo:margin-bottom="0cm" style:contextual-spacing="false"/>
    </style:style>
    <style:style style:name="P9" style:family="paragraph" style:parent-style-name="Table_20_Heading">
      <style:paragraph-properties fo:margin-left="0cm" fo:margin-right="0cm" fo:margin-top="0cm" fo:margin-bottom="0cm" style:contextual-spacing="false" fo:text-indent="0cm" style:auto-text-indent="false"/>
    </style:style>
    <style:style style:name="P10" style:family="paragraph" style:parent-style-name="Text_20_body">
      <style:paragraph-properties fo:margin-left="0cm" fo:margin-right="0cm" fo:margin-top="0cm" fo:margin-bottom="0cm" style:contextual-spacing="false" fo:text-indent="0cm" style:auto-text-indent="false"/>
    </style:style>
    <style:style style:name="P11" style:family="paragraph" style:parent-style-name="Text_20_body">
      <style:paragraph-properties fo:margin-left="0cm" fo:margin-right="0cm" fo:margin-top="0cm" fo:margin-bottom="0cm" style:contextual-spacing="false" fo:text-indent="0cm" style:auto-text-indent="false" fo:padding="0cm" fo:border="none"/>
    </style:style>
    <style:style style:name="P12" style:family="paragraph" style:parent-style-name="Text_20_body" style:list-style-name="L1">
      <style:paragraph-properties fo:margin-left="0cm" fo:margin-right="0cm" fo:margin-top="0cm" fo:margin-bottom="0cm" style:contextual-spacing="false" fo:text-indent="0cm" style:auto-text-indent="false"/>
    </style:style>
    <style:style style:name="P13"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14"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15" style:family="paragraph" style:parent-style-name="Text_20_body">
      <style:paragraph-properties fo:margin-top="0cm" fo:margin-bottom="0cm" style:contextual-spacing="false"/>
      <style:text-properties loext:padding="0cm" loext:border="none"/>
    </style:style>
    <style:style style:name="P16" style:family="paragraph" style:parent-style-name="Text_20_body" style:list-style-name="L9">
      <style:paragraph-properties fo:margin-left="0cm" fo:margin-right="0cm" fo:margin-top="0cm" fo:margin-bottom="0cm" style:contextual-spacing="false" fo:text-indent="0cm" style:auto-text-indent="false"/>
      <style:text-properties loext:padding="0cm" loext:border="none"/>
    </style:style>
    <style:style style:name="P17" style:family="paragraph" style:parent-style-name="Text_20_body" style:list-style-name="L17">
      <style:paragraph-properties fo:margin-left="0cm" fo:margin-right="0cm" fo:margin-top="0cm" fo:margin-bottom="0cm" style:contextual-spacing="false" fo:text-indent="0cm" style:auto-text-indent="false"/>
      <style:text-properties loext:padding="0cm" loext:border="none"/>
    </style:style>
    <style:style style:name="P18" style:family="paragraph" style:parent-style-name="Text_20_body" style:list-style-name="L2">
      <style:paragraph-properties fo:margin-left="0cm" fo:margin-right="0cm" fo:margin-top="0cm" fo:margin-bottom="0cm" style:contextual-spacing="false" fo:text-indent="0cm" style:auto-text-indent="false" fo:padding="0cm" fo:border="none"/>
    </style:style>
    <style:style style:name="P19" style:family="paragraph" style:parent-style-name="Text_20_body" style:list-style-name="L3">
      <style:paragraph-properties fo:margin-left="0cm" fo:margin-right="0cm" fo:margin-top="0cm" fo:margin-bottom="0cm" style:contextual-spacing="false" fo:text-indent="0cm" style:auto-text-indent="false"/>
    </style:style>
    <style:style style:name="P20" style:family="paragraph" style:parent-style-name="Text_20_body" style:list-style-name="L4">
      <style:paragraph-properties fo:margin-left="0cm" fo:margin-right="0cm" fo:margin-top="0cm" fo:margin-bottom="0cm" style:contextual-spacing="false" fo:text-indent="0cm" style:auto-text-indent="false"/>
    </style:style>
    <style:style style:name="P21" style:family="paragraph" style:parent-style-name="Text_20_body" style:list-style-name="L5">
      <style:paragraph-properties fo:margin-left="0cm" fo:margin-right="0cm" fo:margin-top="0cm" fo:margin-bottom="0cm" style:contextual-spacing="false" fo:text-indent="0cm" style:auto-text-indent="false"/>
    </style:style>
    <style:style style:name="P22"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23" style:family="paragraph" style:parent-style-name="Text_20_body" style:list-style-name="L7">
      <style:paragraph-properties fo:margin-left="0cm" fo:margin-right="0cm" fo:margin-top="0cm" fo:margin-bottom="0cm" style:contextual-spacing="false" fo:text-indent="0cm" style:auto-text-indent="false"/>
    </style:style>
    <style:style style:name="P24" style:family="paragraph" style:parent-style-name="Text_20_body" style:list-style-name="L8">
      <style:paragraph-properties fo:margin-left="0cm" fo:margin-right="0cm" fo:margin-top="0cm" fo:margin-bottom="0cm" style:contextual-spacing="false" fo:text-indent="0cm" style:auto-text-indent="false"/>
    </style:style>
    <style:style style:name="P25" style:family="paragraph" style:parent-style-name="Text_20_body" style:list-style-name="L10">
      <style:paragraph-properties fo:margin-left="0cm" fo:margin-right="0cm" fo:margin-top="0cm" fo:margin-bottom="0cm" style:contextual-spacing="false" fo:text-indent="0cm" style:auto-text-indent="false"/>
    </style:style>
    <style:style style:name="P26" style:family="paragraph" style:parent-style-name="Text_20_body" style:list-style-name="L11">
      <style:paragraph-properties fo:margin-left="0cm" fo:margin-right="0cm" fo:margin-top="0cm" fo:margin-bottom="0cm" style:contextual-spacing="false" fo:text-indent="0cm" style:auto-text-indent="false"/>
    </style:style>
    <style:style style:name="P27" style:family="paragraph" style:parent-style-name="Text_20_body" style:list-style-name="L12">
      <style:paragraph-properties fo:margin-left="0cm" fo:margin-right="0cm" fo:margin-top="0cm" fo:margin-bottom="0cm" style:contextual-spacing="false" fo:text-indent="0cm" style:auto-text-indent="false"/>
    </style:style>
    <style:style style:name="P28" style:family="paragraph" style:parent-style-name="Text_20_body" style:list-style-name="L13">
      <style:paragraph-properties fo:margin-left="0cm" fo:margin-right="0cm" fo:margin-top="0cm" fo:margin-bottom="0cm" style:contextual-spacing="false" fo:text-indent="0cm" style:auto-text-indent="false"/>
    </style:style>
    <style:style style:name="P29" style:family="paragraph" style:parent-style-name="Text_20_body" style:list-style-name="L14">
      <style:paragraph-properties fo:margin-left="0cm" fo:margin-right="0cm" fo:margin-top="0cm" fo:margin-bottom="0cm" style:contextual-spacing="false" fo:text-indent="0cm" style:auto-text-indent="false"/>
    </style:style>
    <style:style style:name="P30" style:family="paragraph" style:parent-style-name="Text_20_body" style:list-style-name="L15">
      <style:paragraph-properties fo:margin-left="0cm" fo:margin-right="0cm" fo:margin-top="0cm" fo:margin-bottom="0cm" style:contextual-spacing="false" fo:text-indent="0cm" style:auto-text-indent="false"/>
    </style:style>
    <style:style style:name="P31" style:family="paragraph" style:parent-style-name="Text_20_body" style:list-style-name="L16">
      <style:paragraph-properties fo:margin-left="0cm" fo:margin-right="0cm" fo:margin-top="0cm" fo:margin-bottom="0cm" style:contextual-spacing="false" fo:text-indent="0cm" style:auto-text-indent="false"/>
    </style:style>
    <style:style style:name="P32" style:family="paragraph" style:parent-style-name="Text_20_body" style:list-style-name="L18">
      <style:paragraph-properties fo:margin-left="0cm" fo:margin-right="0cm" fo:margin-top="0cm" fo:margin-bottom="0cm" style:contextual-spacing="false" fo:text-indent="0cm" style:auto-text-indent="false"/>
    </style:style>
    <style:style style:name="P33" style:family="paragraph" style:parent-style-name="Text_20_body" style:list-style-name="L19">
      <style:paragraph-properties fo:margin-left="0cm" fo:margin-right="0cm" fo:margin-top="0cm" fo:margin-bottom="0cm" style:contextual-spacing="false" fo:text-indent="0cm" style:auto-text-indent="false"/>
    </style:style>
    <style:style style:name="P34" style:family="paragraph" style:parent-style-name="Text_20_body" style:list-style-name="L20">
      <style:paragraph-properties fo:margin-left="0cm" fo:margin-right="0cm" fo:margin-top="0cm" fo:margin-bottom="0cm" style:contextual-spacing="false" fo:text-indent="0cm" style:auto-text-indent="false"/>
    </style:style>
    <style:style style:name="T1"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__reading__mode__header__container">
        <text:section text:style-name="Sect1" text:name="header_content_id">
          <text:h text:style-name="P1" text:outline-level="1"><text:bookmark text:name="mainContentTitle"/>Natural Language Processing With Python's NLTK Package</text:h>
        </text:section>
      </text:section>
      <text:section text:style-name="Sect1" text:name="__reading__mode__mainbody__id">
        <text:p text:style-name="P4"/>
        <text:section text:style-name="Sect1" text:name="mainContainer">
          <text:p text:style-name="P5"><draw:frame draw:style-name="fr2" draw:name="Image1" text:anchor-type="as-char" svg:width="2cm" svg:height="1cm" draw:z-index="0"><draw:image xlink:href="https://files.realpython.com/media/NLP-for-Beginners-Pythons-Natural-Language-Toolkit-NLTK_Watermarked.16a787c1e9c6.jpg" xlink:type="simple" xlink:show="embed" xlink:actuate="onLoad"/><svg:title>Natural Language Processing With Python's NLTK Package</svg:title></draw:frame></text:p>
          <text:p text:style-name="P11"><text:a xlink:type="simple" xlink:href="https://en.wikipedia.org/wiki/Natural_language_processing" text:style-name="Internet_20_link" text:visited-style-name="Visited_20_Internet_20_Link"><text:span text:style-name="T1">Natural language processing</text:span></text:a><text:span text:style-name="T1"> (NLP) is a field that focuses on making natural human language usable by computer programs. </text:span><text:span text:style-name="Strong_20_Emphasis"><text:span text:style-name="T1">NLTK</text:span></text:span><text:span text:style-name="T1">, or </text:span><text:a xlink:type="simple" xlink:href="https://www.nltk.org/" text:style-name="Internet_20_link" text:visited-style-name="Visited_20_Internet_20_Link"><text:span text:style-name="T1">Natural Language Toolkit</text:span></text:a><text:span text:style-name="T1">, is a Python package that you can use for NLP.</text:span></text:p>
          <text:p text:style-name="P11"><text:span text:style-name="T1">A lot of the data that you could be analyzing is </text:span><text:a xlink:type="simple" xlink:href="https://en.wikipedia.org/wiki/Unstructured_data" text:style-name="Internet_20_link" text:visited-style-name="Visited_20_Internet_20_Link"><text:span text:style-name="T1">unstructured data</text:span></text:a><text:span text:style-name="T1"> and contains human-readable text. Before you can analyze that data programmatically, you first need to preprocess it. In this tutorial, you’ll take your first look at the kinds of </text:span><text:span text:style-name="Strong_20_Emphasis"><text:span text:style-name="T1">text preprocessing</text:span></text:span><text:span text:style-name="T1"> tasks you can do with NLTK so that you’ll be ready to apply them in future projects. You’ll also see how to do some basic </text:span><text:span text:style-name="Strong_20_Emphasis"><text:span text:style-name="T1">text analysis</text:span></text:span><text:span text:style-name="T1"> and create </text:span><text:span text:style-name="Strong_20_Emphasis"><text:span text:style-name="T1">visualizations</text:span></text:span><text:span text:style-name="T1">.</text:span></text:p>
          <text:p text:style-name="P11"><text:span text:style-name="T1">If you’re familiar with the </text:span><text:a xlink:type="simple" xlink:href="https://realpython.com/products/python-basics-book/" text:style-name="Internet_20_link" text:visited-style-name="Visited_20_Internet_20_Link"><text:span text:style-name="T1">basics of using Python</text:span></text:a><text:span text:style-name="T1"> and would like to get your feet wet with some NLP, then you’ve come to the right place.</text:span></text:p>
          <text:p text:style-name="P11"><text:span text:style-name="Strong_20_Emphasis"><text:span text:style-name="T1">By the end of this tutorial, you’ll know how to:</text:span></text:span></text:p>
          <text:list text:style-name="L1">
            <text:list-item>
              <text:p text:style-name="P12"><text:span text:style-name="Strong_20_Emphasis"><text:span text:style-name="T1">Find text</text:span></text:span><text:span text:style-name="T1"> to analyze</text:span></text:p>
            </text:list-item>
            <text:list-item>
              <text:p text:style-name="P12"><text:span text:style-name="Strong_20_Emphasis"><text:span text:style-name="T1">Preprocess</text:span></text:span><text:span text:style-name="T1"> your text for analysis</text:span></text:p>
            </text:list-item>
            <text:list-item>
              <text:p text:style-name="P12"><text:span text:style-name="Strong_20_Emphasis"><text:span text:style-name="T1">Analyze</text:span></text:span><text:span text:style-name="T1"> your text</text:span></text:p>
            </text:list-item>
            <text:list-item>
              <text:p text:style-name="P12"><text:span text:style-name="T1">Create </text:span><text:span text:style-name="Strong_20_Emphasis"><text:span text:style-name="T1">visualizations</text:span></text:span><text:span text:style-name="T1"> based on your analysis</text:span></text:p>
            </text:list-item>
          </text:list>
          <text:p text:style-name="P14">Let’s get Pythoning!</text:p>
          <text:p text:style-name="P11"><text:span text:style-name="Strong_20_Emphasis"><text:span text:style-name="T1">Free Download:</text:span></text:span><text:span text:style-name="T1"> </text:span><text:a xlink:type="simple" xlink:href="https://realpython.com/bonus/python-basics-sample-download/" text:style-name="Internet_20_link" text:visited-style-name="Visited_20_Internet_20_Link"><text:span text:style-name="T1">Get a sample chapter from Python Basics: A Practical Introduction to Python 3</text:span></text:a><text:span text:style-name="T1"> to see how you can go from beginner to intermediate in Python with a complete curriculum, up-to-date for Python 3.8.</text:span></text:p>
          <text:h text:style-name="P2" text:outline-level="2"><text:bookmark text:name="getting-started-with-pythons-nltk"/>Getting Started With Python’s NLTK</text:h>
          <text:p text:style-name="P11"><text:span text:style-name="T1">The first thing you need to do is make sure that you have Python installed. For this tutorial, you’ll be using Python 3.9. If you don’t yet have Python installed, then check out </text:span><text:a xlink:type="simple" xlink:href="https://realpython.com/installing-python/" text:style-name="Internet_20_link" text:visited-style-name="Visited_20_Internet_20_Link"><text:span text:style-name="T1">Python 3 Installation &amp; Setup Guide</text:span></text:a><text:span text:style-name="T1"> to get started.</text:span></text:p>
          <text:p text:style-name="P11"><text:span text:style-name="T1">Once you have that dealt with, your next step is to </text:span><text:a xlink:type="simple" xlink:href="https://www.nltk.org/install.html" text:style-name="Internet_20_link" text:visited-style-name="Visited_20_Internet_20_Link"><text:span text:style-name="T1">install NLTK</text:span></text:a><text:span text:style-name="T1"> with </text:span><text:a xlink:type="simple" xlink:href="https://realpython.com/what-is-pip/" text:style-name="Internet_20_link" text:visited-style-name="Visited_20_Internet_20_Link"><text:span text:style-name="Source_20_Text"><text:span text:style-name="T1">pip</text:span></text:span></text:a><text:span text:style-name="T1">. It’s a best practice to install it in a virtual environment. To learn more about virtual environments, check out </text:span><text:a xlink:type="simple" xlink:href="https://realpython.com/python-virtual-environments-a-primer/" text:style-name="Internet_20_link" text:visited-style-name="Visited_20_Internet_20_Link"><text:span text:style-name="T1">Python Virtual Environments: A Primer</text:span></text:a><text:span text:style-name="T1">.</text:span></text:p>
          <text:p text:style-name="P14">For this tutorial, you’ll be installing version 3.5:</text:p>
          <text:p text:style-name="P13">Shell</text:p>
          <text:p text:style-name="P3"><text:span text:style-name="Source_20_Text"><text:span text:style-name="T1">$ python -m pip install nltk==3.5</text:span></text:span></text:p>
          <text:p text:style-name="P11"><text:span text:style-name="T1">In order to create visualizations for </text:span><text:a xlink:type="simple" xlink:href="https://realpython.com/nltk-nlp-python/#using-named-entity-recognition-ner" text:style-name="Internet_20_link" text:visited-style-name="Visited_20_Internet_20_Link"><text:span text:style-name="T1">named entity recognition</text:span></text:a><text:span text:style-name="T1">, you’ll also need to install </text:span><text:a xlink:type="simple" xlink:href="https://realpython.com/numpy-tutorial/" text:style-name="Internet_20_link" text:visited-style-name="Visited_20_Internet_20_Link"><text:span text:style-name="T1">NumPy</text:span></text:a><text:span text:style-name="T1"> and </text:span><text:a xlink:type="simple" xlink:href="https://realpython.com/python-matplotlib-guide/" text:style-name="Internet_20_link" text:visited-style-name="Visited_20_Internet_20_Link"><text:span text:style-name="T1">Matplotlib</text:span></text:a><text:span text:style-name="T1">:</text:span></text:p>
          <text:p text:style-name="P13">Shell</text:p>
          <text:p text:style-name="P3"><text:span text:style-name="Source_20_Text"><text:span text:style-name="T1">$ python -m pip install numpy matplotlib</text:span></text:span></text:p>
          <text:p text:style-name="P11"><text:span text:style-name="T1">If you’d like to know more about how </text:span><text:span text:style-name="Source_20_Text"><text:span text:style-name="T1">pip</text:span></text:span><text:span text:style-name="T1"> works, then you can check out </text:span><text:a xlink:type="simple" xlink:href="https://realpython.com/what-is-pip/" text:style-name="Internet_20_link" text:visited-style-name="Visited_20_Internet_20_Link"><text:span text:style-name="T1">What Is Pip? A Guide for New Pythonistas</text:span></text:a><text:span text:style-name="T1">. You can also take a look at the official page on </text:span><text:a xlink:type="simple" xlink:href="https://www.nltk.org/data" text:style-name="Internet_20_link" text:visited-style-name="Visited_20_Internet_20_Link"><text:span text:style-name="T1">installing NLTK data</text:span></text:a><text:span text:style-name="T1">.</text:span></text:p>
          <text:p text:style-name="P10"><text:a xlink:type="simple" xlink:href="https://realpython.com/account/join/" text:style-name="Internet_20_link" text:visited-style-name="Visited_20_Internet_20_Link"><text:span text:style-name="T1">Remove ads</text:span></text:a></text:p>
          <text:h text:style-name="P2" text:outline-level="2"><text:bookmark text:name="tokenizing"/><text:soft-page-break/>Tokenizing</text:h>
          <text:p text:style-name="P11"><text:span text:style-name="T1">By </text:span><text:span text:style-name="Strong_20_Emphasis"><text:span text:style-name="T1">tokenizing</text:span></text:span><text:span text:style-name="T1">, you can conveniently split up text by word or by sentence. This will allow you to work with smaller pieces of text that are still relatively coherent and meaningful even outside of the context of the rest of the text. It’s your first step in turning unstructured data into structured data, which is easier to analyze.</text:span></text:p>
          <text:p text:style-name="P14">When you’re analyzing text, you’ll be tokenizing by word and tokenizing by sentence. Here’s what both types of tokenization bring to the table:</text:p>
          <text:list text:style-name="L2">
            <text:list-item>
              <text:p text:style-name="P18"><text:span text:style-name="Strong_20_Emphasis"><text:span text:style-name="T1">Tokenizing by word:</text:span></text:span><text:span text:style-name="T1"> Words are like the atoms of natural language. They’re the smallest unit of meaning that still makes sense on its own. Tokenizing your text by word allows you to identify words that come up particularly often. For example, if you were analyzing a group of job ads, then you might find that the word “Python” comes up often. That could suggest high demand for Python knowledge, but you’d need to look deeper to know more.</text:span></text:p>
            </text:list-item>
            <text:list-item>
              <text:p text:style-name="P18"><text:span text:style-name="Strong_20_Emphasis"><text:span text:style-name="T1">Tokenizing by sentence:</text:span></text:span><text:span text:style-name="T1"> When you tokenize by sentence, you can analyze how those words relate to one another and see more context. Are there a lot of negative words around the word “Python” because the hiring manager doesn’t like Python? Are there more terms from the domain of </text:span><text:a xlink:type="simple" xlink:href="https://en.wikipedia.org/wiki/Herpetology" text:style-name="Internet_20_link" text:visited-style-name="Visited_20_Internet_20_Link"><text:span text:style-name="T1">herpetology</text:span></text:a><text:span text:style-name="T1"> than the domain of software development, suggesting that you may be dealing with an entirely different kind of </text:span><text:a xlink:type="simple" xlink:href="https://en.wikipedia.org/wiki/Pythonidae" text:style-name="Internet_20_link" text:visited-style-name="Visited_20_Internet_20_Link"><text:span text:style-name="T1">python</text:span></text:a><text:span text:style-name="T1"> than you were expecting?</text:span></text:p>
            </text:list-item>
          </text:list>
          <text:p text:style-name="P11"><text:span text:style-name="T1">Here’s how to </text:span><text:a xlink:type="simple" xlink:href="https://realpython.com/absolute-vs-relative-python-imports/" text:style-name="Internet_20_link" text:visited-style-name="Visited_20_Internet_20_Link"><text:span text:style-name="T1">import</text:span></text:a><text:span text:style-name="T1"> the relevant parts of NLTK so you can tokenize by word and by sentence:</text:span></text:p>
          <text:p text:style-name="P13">Python</text:p>
          <text:p text:style-name="P3"><text:span text:style-name="Source_20_Text"><text:span text:style-name="T1">&gt;&gt;&gt; from nltk.tokenize import sent_tokenize, word_tokenize</text:span></text:span></text:p>
          <text:p text:style-name="P11"><text:span text:style-name="T1">Now that you’ve imported what you need, you can create a </text:span><text:a xlink:type="simple" xlink:href="https://realpython.com/python-strings/" text:style-name="Internet_20_link" text:visited-style-name="Visited_20_Internet_20_Link"><text:span text:style-name="T1">string</text:span></text:a><text:span text:style-name="T1"> to tokenize. Here’s a quote from </text:span><text:a xlink:type="simple" xlink:href="https://en.wikipedia.org/wiki/Dune_(novel)" text:style-name="Internet_20_link" text:visited-style-name="Visited_20_Internet_20_Link"><text:span text:style-name="Emphasis"><text:span text:style-name="T1">Dune</text:span></text:span></text:a><text:span text:style-name="T1"> that you can use:</text:span></text:p>
          <text:p text:style-name="P13">Python</text:p>
          <text:p text:style-name="P3"><text:span text:style-name="Source_20_Text"><text:span text:style-name="T1">&gt;&gt;&gt; example_string = """</text:span></text:span></text:p>
          <text:p text:style-name="P3"><text:span text:style-name="Source_20_Text"><text:span text:style-name="T1">... Muad'Dib learned rapidly because his first training was in how to learn.</text:span></text:span></text:p>
          <text:p text:style-name="P3"><text:span text:style-name="Source_20_Text"><text:span text:style-name="T1">... And the first lesson of all was the basic trust that he could learn.</text:span></text:span></text:p>
          <text:p text:style-name="P3"><text:span text:style-name="Source_20_Text"><text:span text:style-name="T1">... It's shocking to find how many people do not believe they can learn,</text:span></text:span></text:p>
          <text:p text:style-name="P3"><text:span text:style-name="Source_20_Text"><text:span text:style-name="T1">... and how many more believe learning to be difficult."""</text:span></text:span></text:p>
          <text:p text:style-name="P11"><text:span text:style-name="T1">You can use </text:span><text:span text:style-name="Source_20_Text"><text:span text:style-name="T1">sent_tokenize()</text:span></text:span><text:span text:style-name="T1"> to split up </text:span><text:span text:style-name="Source_20_Text"><text:span text:style-name="T1">example_string</text:span></text:span><text:span text:style-name="T1"> into sentences:</text:span></text:p>
          <text:p text:style-name="P13">Python</text:p>
          <text:p text:style-name="P3"><text:span text:style-name="Source_20_Text"><text:span text:style-name="T1">&gt;&gt;&gt; sent_tokenize(example_string)</text:span></text:span></text:p>
          <text:p text:style-name="P3"><text:span text:style-name="Source_20_Text"><text:span text:style-name="T1">["Muad'Dib learned rapidly because his first training was in how to learn.",</text:span></text:span></text:p>
          <text:p text:style-name="P3"><text:span text:style-name="Source_20_Text"><text:span text:style-name="T1">'And the first lesson of all was the basic trust that he could learn.',</text:span></text:span></text:p>
          <text:p text:style-name="P3"><text:span text:style-name="Source_20_Text"><text:span text:style-name="T1">"It's shocking to find how many people do not believe they can learn, and how many more believe learning to be difficult."]</text:span></text:span></text:p>
          <text:p text:style-name="P11"><text:span text:style-name="T1">Tokenizing </text:span><text:span text:style-name="Source_20_Text"><text:span text:style-name="T1">example_string</text:span></text:span><text:span text:style-name="T1"> by sentence gives you a </text:span><text:a xlink:type="simple" xlink:href="https://realpython.com/python-lists-tuples/" text:style-name="Internet_20_link" text:visited-style-name="Visited_20_Internet_20_Link"><text:span text:style-name="T1">list</text:span></text:a><text:span text:style-name="T1"> of three strings that are sentences:</text:span></text:p>
          <text:list text:style-name="L3">
            <text:list-item>
              <text:p text:style-name="P19"><text:span text:style-name="Source_20_Text"><text:span text:style-name="T1">"Muad'Dib learned rapidly because his first training was in how to learn."</text:span></text:span></text:p>
            </text:list-item>
            <text:list-item>
              <text:p text:style-name="P19"><text:span text:style-name="Source_20_Text"><text:span text:style-name="T1">'And the first lesson of all was the basic trust that he could learn.'</text:span></text:span></text:p>
            </text:list-item>
            <text:list-item>
              <text:p text:style-name="P19"><text:span text:style-name="Source_20_Text"><text:span text:style-name="T1">"It's shocking to find how many people do not believe they can learn, and how many more believe learning to be difficult."</text:span></text:span></text:p>
            </text:list-item>
          </text:list>
          <text:p text:style-name="P11"><text:span text:style-name="T1">Now try tokenizing </text:span><text:span text:style-name="Source_20_Text"><text:span text:style-name="T1">example_string</text:span></text:span><text:span text:style-name="T1"> by word:</text:span></text:p>
          <text:p text:style-name="P13">Python</text:p>
          <text:p text:style-name="P3"><text:span text:style-name="Source_20_Text"><text:span text:style-name="T1">&gt;&gt;&gt; word_tokenize(example_string)</text:span></text:span></text:p>
          <text:p text:style-name="P3"><text:span text:style-name="Source_20_Text"><text:span text:style-name="T1">["Muad'Dib",</text:span></text:span></text:p>
          <text:p text:style-name="P3"><text:span text:style-name="Source_20_Text"><text:span text:style-name="T1"><text:s/>'learned',</text:span></text:span></text:p>
          <text:p text:style-name="P3"><text:span text:style-name="Source_20_Text"><text:span text:style-name="T1"><text:s/>'rapidly',</text:span></text:span></text:p>
          <text:p text:style-name="P3"><text:span text:style-name="Source_20_Text"><text:span text:style-name="T1"><text:s/>'because',</text:span></text:span></text:p>
          <text:p text:style-name="P3"><text:span text:style-name="Source_20_Text"><text:span text:style-name="T1"><text:s/>'his',</text:span></text:span></text:p>
          <text:p text:style-name="P3"><text:soft-page-break/><text:span text:style-name="Source_20_Text"><text:span text:style-name="T1"><text:s/>'first',</text:span></text:span></text:p>
          <text:p text:style-name="P3"><text:span text:style-name="Source_20_Text"><text:span text:style-name="T1"><text:s/>'training',</text:span></text:span></text:p>
          <text:p text:style-name="P3"><text:span text:style-name="Source_20_Text"><text:span text:style-name="T1"><text:s/>'was',</text:span></text:span></text:p>
          <text:p text:style-name="P3"><text:span text:style-name="Source_20_Text"><text:span text:style-name="T1"><text:s/>'in',</text:span></text:span></text:p>
          <text:p text:style-name="P3"><text:span text:style-name="Source_20_Text"><text:span text:style-name="T1"><text:s/>'how',</text:span></text:span></text:p>
          <text:p text:style-name="P3"><text:span text:style-name="Source_20_Text"><text:span text:style-name="T1"><text:s/>'to',</text:span></text:span></text:p>
          <text:p text:style-name="P3"><text:span text:style-name="Source_20_Text"><text:span text:style-name="T1"><text:s/>'learn',</text:span></text:span></text:p>
          <text:p text:style-name="P3"><text:span text:style-name="Source_20_Text"><text:span text:style-name="T1"><text:s/>'.',</text:span></text:span></text:p>
          <text:p text:style-name="P3"><text:span text:style-name="Source_20_Text"><text:span text:style-name="T1"><text:s/>'And',</text:span></text:span></text:p>
          <text:p text:style-name="P3"><text:span text:style-name="Source_20_Text"><text:span text:style-name="T1"><text:s/>'the',</text:span></text:span></text:p>
          <text:p text:style-name="P3"><text:span text:style-name="Source_20_Text"><text:span text:style-name="T1"><text:s/>'first',</text:span></text:span></text:p>
          <text:p text:style-name="P3"><text:span text:style-name="Source_20_Text"><text:span text:style-name="T1"><text:s/>'lesson',</text:span></text:span></text:p>
          <text:p text:style-name="P3"><text:span text:style-name="Source_20_Text"><text:span text:style-name="T1"><text:s/>'of',</text:span></text:span></text:p>
          <text:p text:style-name="P3"><text:span text:style-name="Source_20_Text"><text:span text:style-name="T1"><text:s/>'all',</text:span></text:span></text:p>
          <text:p text:style-name="P3"><text:span text:style-name="Source_20_Text"><text:span text:style-name="T1"><text:s/>'was',</text:span></text:span></text:p>
          <text:p text:style-name="P3"><text:span text:style-name="Source_20_Text"><text:span text:style-name="T1"><text:s/>'the',</text:span></text:span></text:p>
          <text:p text:style-name="P3"><text:span text:style-name="Source_20_Text"><text:span text:style-name="T1"><text:s/>'basic',</text:span></text:span></text:p>
          <text:p text:style-name="P3"><text:span text:style-name="Source_20_Text"><text:span text:style-name="T1"><text:s/>'trust',</text:span></text:span></text:p>
          <text:p text:style-name="P3"><text:span text:style-name="Source_20_Text"><text:span text:style-name="T1"><text:s/>'that',</text:span></text:span></text:p>
          <text:p text:style-name="P3"><text:span text:style-name="Source_20_Text"><text:span text:style-name="T1"><text:s/>'he',</text:span></text:span></text:p>
          <text:p text:style-name="P3"><text:span text:style-name="Source_20_Text"><text:span text:style-name="T1"><text:s/>'could',</text:span></text:span></text:p>
          <text:p text:style-name="P3"><text:span text:style-name="Source_20_Text"><text:span text:style-name="T1"><text:s/>'learn',</text:span></text:span></text:p>
          <text:p text:style-name="P3"><text:span text:style-name="Source_20_Text"><text:span text:style-name="T1"><text:s/>'.',</text:span></text:span></text:p>
          <text:p text:style-name="P3"><text:span text:style-name="Source_20_Text"><text:span text:style-name="T1"><text:s/>'It',</text:span></text:span></text:p>
          <text:p text:style-name="P3"><text:span text:style-name="Source_20_Text"><text:span text:style-name="T1"><text:s/>"'s",</text:span></text:span></text:p>
          <text:p text:style-name="P3"><text:span text:style-name="Source_20_Text"><text:span text:style-name="T1"><text:s/>'shocking',</text:span></text:span></text:p>
          <text:p text:style-name="P3"><text:span text:style-name="Source_20_Text"><text:span text:style-name="T1"><text:s/>'to',</text:span></text:span></text:p>
          <text:p text:style-name="P3"><text:span text:style-name="Source_20_Text"><text:span text:style-name="T1"><text:s/>'find',</text:span></text:span></text:p>
          <text:p text:style-name="P3"><text:span text:style-name="Source_20_Text"><text:span text:style-name="T1"><text:s/>'how',</text:span></text:span></text:p>
          <text:p text:style-name="P3"><text:span text:style-name="Source_20_Text"><text:span text:style-name="T1"><text:s/>'many',</text:span></text:span></text:p>
          <text:p text:style-name="P3"><text:span text:style-name="Source_20_Text"><text:span text:style-name="T1"><text:s/>'people',</text:span></text:span></text:p>
          <text:p text:style-name="P3"><text:span text:style-name="Source_20_Text"><text:span text:style-name="T1"><text:s/>'do',</text:span></text:span></text:p>
          <text:p text:style-name="P3"><text:span text:style-name="Source_20_Text"><text:span text:style-name="T1"><text:s/>'not',</text:span></text:span></text:p>
          <text:p text:style-name="P3"><text:span text:style-name="Source_20_Text"><text:span text:style-name="T1"><text:s/>'believe',</text:span></text:span></text:p>
          <text:p text:style-name="P3"><text:span text:style-name="Source_20_Text"><text:span text:style-name="T1"><text:s/>'they',</text:span></text:span></text:p>
          <text:p text:style-name="P3"><text:span text:style-name="Source_20_Text"><text:span text:style-name="T1"><text:s/>'can',</text:span></text:span></text:p>
          <text:p text:style-name="P3"><text:span text:style-name="Source_20_Text"><text:span text:style-name="T1"><text:s/>'learn',</text:span></text:span></text:p>
          <text:p text:style-name="P3"><text:span text:style-name="Source_20_Text"><text:span text:style-name="T1"><text:s/>',',</text:span></text:span></text:p>
          <text:p text:style-name="P3"><text:span text:style-name="Source_20_Text"><text:span text:style-name="T1"><text:s/>'and',</text:span></text:span></text:p>
          <text:p text:style-name="P3"><text:span text:style-name="Source_20_Text"><text:span text:style-name="T1"><text:s/>'how',</text:span></text:span></text:p>
          <text:p text:style-name="P3"><text:span text:style-name="Source_20_Text"><text:span text:style-name="T1"><text:s/>'many',</text:span></text:span></text:p>
          <text:p text:style-name="P3"><text:span text:style-name="Source_20_Text"><text:span text:style-name="T1"><text:s/>'more',</text:span></text:span></text:p>
          <text:p text:style-name="P3"><text:span text:style-name="Source_20_Text"><text:span text:style-name="T1"><text:s/>'believe',</text:span></text:span></text:p>
          <text:p text:style-name="P3"><text:span text:style-name="Source_20_Text"><text:span text:style-name="T1"><text:s/>'learning',</text:span></text:span></text:p>
          <text:p text:style-name="P3"><text:span text:style-name="Source_20_Text"><text:span text:style-name="T1"><text:s/>'to',</text:span></text:span></text:p>
          <text:p text:style-name="P3"><text:span text:style-name="Source_20_Text"><text:span text:style-name="T1"><text:s/>'be',</text:span></text:span></text:p>
          <text:p text:style-name="P3"><text:span text:style-name="Source_20_Text"><text:span text:style-name="T1"><text:s/>'difficult',</text:span></text:span></text:p>
          <text:p text:style-name="P3"><text:span text:style-name="Source_20_Text"><text:span text:style-name="T1"><text:s/>'.']</text:span></text:span></text:p>
          <text:p text:style-name="P14">You got a list of strings that NLTK considers to be words, such as:</text:p>
          <text:list text:style-name="L4">
            <text:list-item>
              <text:p text:style-name="P20"><text:span text:style-name="Source_20_Text"><text:span text:style-name="T1">"Muad'Dib"</text:span></text:span></text:p>
            </text:list-item>
            <text:list-item>
              <text:p text:style-name="P20"><text:span text:style-name="Source_20_Text"><text:span text:style-name="T1">'training'</text:span></text:span></text:p>
            </text:list-item>
            <text:list-item>
              <text:p text:style-name="P20"><text:span text:style-name="Source_20_Text"><text:span text:style-name="T1">'how'</text:span></text:span></text:p>
            </text:list-item>
          </text:list>
          <text:p text:style-name="P14">But the following strings were also considered to be words:</text:p>
          <text:list text:style-name="L5">
            <text:list-item>
              <text:p text:style-name="P21"><text:span text:style-name="Source_20_Text"><text:span text:style-name="T1">"'s"</text:span></text:span></text:p>
            </text:list-item>
            <text:list-item>
              <text:p text:style-name="P21"><text:span text:style-name="Source_20_Text"><text:span text:style-name="T1">','</text:span></text:span></text:p>
            </text:list-item>
            <text:list-item>
              <text:p text:style-name="P21"><text:span text:style-name="Source_20_Text"><text:span text:style-name="T1">'.'</text:span></text:span></text:p>
            </text:list-item>
          </text:list>
          <text:p text:style-name="P11"><text:span text:style-name="T1">See how </text:span><text:span text:style-name="Source_20_Text"><text:span text:style-name="T1">"It's"</text:span></text:span><text:span text:style-name="T1"> was split at the apostrophe to give you </text:span><text:span text:style-name="Source_20_Text"><text:span text:style-name="T1">'It'</text:span></text:span><text:span text:style-name="T1"> and </text:span><text:span text:style-name="Source_20_Text"><text:span text:style-name="T1">"'s"</text:span></text:span><text:span text:style-name="T1">, but </text:span><text:span text:style-name="Source_20_Text"><text:span text:style-name="T1">"Muad'Dib"</text:span></text:span><text:span text:style-name="T1"> was left whole? This happened because NLTK knows that </text:span><text:span text:style-name="Source_20_Text"><text:span text:style-name="T1">'It'</text:span></text:span><text:span text:style-name="T1"> and </text:span><text:span text:style-name="Source_20_Text"><text:span text:style-name="T1">"'s"</text:span></text:span><text:span text:style-name="T1"> (a contraction of “is”) are </text:span><text:soft-page-break/><text:span text:style-name="T1">two distinct words, so it counted them separately. But </text:span><text:span text:style-name="Source_20_Text"><text:span text:style-name="T1">"Muad'Dib"</text:span></text:span><text:span text:style-name="T1"> isn’t an accepted contraction like </text:span><text:span text:style-name="Source_20_Text"><text:span text:style-name="T1">"It's"</text:span></text:span><text:span text:style-name="T1">, so it wasn’t read as two separate words and was left intact.</text:span></text:p>
          <text:h text:style-name="P2" text:outline-level="2"><text:bookmark text:name="filtering-stop-words"/>Filtering Stop Words</text:h>
          <text:p text:style-name="P11"><text:span text:style-name="Strong_20_Emphasis"><text:span text:style-name="T1">Stop words</text:span></text:span><text:span text:style-name="T1"> are words that you want to ignore, so you filter them out of your text when you’re processing it. Very common words like </text:span><text:span text:style-name="Source_20_Text"><text:span text:style-name="T1">'in'</text:span></text:span><text:span text:style-name="T1">, </text:span><text:span text:style-name="Source_20_Text"><text:span text:style-name="T1">'is'</text:span></text:span><text:span text:style-name="T1">, and </text:span><text:span text:style-name="Source_20_Text"><text:span text:style-name="T1">'an'</text:span></text:span><text:span text:style-name="T1"> are often used as stop words since they don’t add a lot of meaning to a text in and of themselves.</text:span></text:p>
          <text:p text:style-name="P14">Here’s how to import the relevant parts of NLTK in order to filter out stop words:</text:p>
          <text:p text:style-name="P13">Python</text:p>
          <text:p text:style-name="P3"><text:span text:style-name="Source_20_Text"><text:span text:style-name="T1">&gt;&gt;&gt; nltk.download("stopwords")</text:span></text:span></text:p>
          <text:p text:style-name="P3"><text:span text:style-name="Source_20_Text"><text:span text:style-name="T1">&gt;&gt;&gt; from nltk.corpus import stopwords</text:span></text:span></text:p>
          <text:p text:style-name="P3"><text:span text:style-name="Source_20_Text"><text:span text:style-name="T1">&gt;&gt;&gt; from nltk.tokenize import word_tokenize</text:span></text:span></text:p>
          <text:p text:style-name="P11"><text:span text:style-name="T1">Here’s a </text:span><text:a xlink:type="simple" xlink:href="https://www.youtube.com/watch?v=ri5S4Hcq0nY" text:style-name="Internet_20_link" text:visited-style-name="Visited_20_Internet_20_Link"><text:span text:style-name="T1">quote from Worf</text:span></text:a><text:span text:style-name="T1"> that you can filter:</text:span></text:p>
          <text:p text:style-name="P13">Python</text:p>
          <text:p text:style-name="P3"><text:span text:style-name="Source_20_Text"><text:span text:style-name="T1">&gt;&gt;&gt; worf_quote = "Sir, I protest. I am not a merry man!"</text:span></text:span></text:p>
          <text:p text:style-name="P11"><text:span text:style-name="T1">Now tokenize </text:span><text:span text:style-name="Source_20_Text"><text:span text:style-name="T1">worf_quote</text:span></text:span><text:span text:style-name="T1"> by word and store the resulting list in </text:span><text:span text:style-name="Source_20_Text"><text:span text:style-name="T1">words_in_quote</text:span></text:span><text:span text:style-name="T1">:</text:span></text:p>
          <text:p text:style-name="P13">Python</text:p>
          <text:p text:style-name="P3"><text:span text:style-name="Source_20_Text"><text:span text:style-name="T1">&gt;&gt;&gt; words_in_quote = word_tokenize(worf_quote)</text:span></text:span></text:p>
          <text:p text:style-name="P3"><text:span text:style-name="Source_20_Text"><text:span text:style-name="T1">&gt;&gt;&gt; words_in_quote</text:span></text:span></text:p>
          <text:p text:style-name="P3"><text:span text:style-name="Source_20_Text"><text:span text:style-name="T1">['Sir', ',', 'protest', '.', 'merry', 'man', '!']</text:span></text:span></text:p>
          <text:p text:style-name="P11"><text:span text:style-name="T1">You have a list of the words in </text:span><text:span text:style-name="Source_20_Text"><text:span text:style-name="T1">worf_quote</text:span></text:span><text:span text:style-name="T1">, so the next step is to create a </text:span><text:a xlink:type="simple" xlink:href="https://realpython.com/python-sets/" text:style-name="Internet_20_link" text:visited-style-name="Visited_20_Internet_20_Link"><text:span text:style-name="T1">set</text:span></text:a><text:span text:style-name="T1"> of stop words to filter </text:span><text:span text:style-name="Source_20_Text"><text:span text:style-name="T1">words_in_quote</text:span></text:span><text:span text:style-name="T1">. For this example, you’ll need to focus on stop words in </text:span><text:span text:style-name="Source_20_Text"><text:span text:style-name="T1">"english"</text:span></text:span><text:span text:style-name="T1">:</text:span></text:p>
          <text:p text:style-name="P13">Python</text:p>
          <text:p text:style-name="P3"><text:span text:style-name="Source_20_Text"><text:span text:style-name="T1">&gt;&gt;&gt; stop_words = set(stopwords.words("english"))</text:span></text:span></text:p>
          <text:p text:style-name="P14">Next, create an empty list to hold the words that make it past the filter:</text:p>
          <text:p text:style-name="P13">Python</text:p>
          <text:p text:style-name="P3"><text:span text:style-name="Source_20_Text"><text:span text:style-name="T1">&gt;&gt;&gt; filtered_list = []</text:span></text:span></text:p>
          <text:p text:style-name="P11"><text:span text:style-name="T1">You created an empty list, </text:span><text:span text:style-name="Source_20_Text"><text:span text:style-name="T1">filtered_list</text:span></text:span><text:span text:style-name="T1">, to hold all the words in </text:span><text:span text:style-name="Source_20_Text"><text:span text:style-name="T1">words_in_quote</text:span></text:span><text:span text:style-name="T1"> that aren’t stop words. Now you can use </text:span><text:span text:style-name="Source_20_Text"><text:span text:style-name="T1">stop_words</text:span></text:span><text:span text:style-name="T1"> to filter </text:span><text:span text:style-name="Source_20_Text"><text:span text:style-name="T1">words_in_quote</text:span></text:span><text:span text:style-name="T1">:</text:span></text:p>
          <text:p text:style-name="P13">Python</text:p>
          <text:p text:style-name="P3"><text:span text:style-name="Source_20_Text"><text:span text:style-name="T1">&gt;&gt;&gt; for word in words_in_quote:</text:span></text:span></text:p>
          <text:p text:style-name="P3"><text:span text:style-name="Source_20_Text"><text:span text:style-name="T1">... <text:s text:c="3"/>if word.casefold() not in stop_words:</text:span></text:span></text:p>
          <text:p text:style-name="P3"><text:span text:style-name="Source_20_Text"><text:span text:style-name="T1">... <text:s text:c="8"/>filtered_list.append(word)</text:span></text:span></text:p>
          <text:p text:style-name="P11"><text:span text:style-name="T1">You iterated over </text:span><text:span text:style-name="Source_20_Text"><text:span text:style-name="T1">words_in_quote</text:span></text:span><text:span text:style-name="T1"> with a </text:span><text:a xlink:type="simple" xlink:href="https://realpython.com/python-for-loop/" text:style-name="Internet_20_link" text:visited-style-name="Visited_20_Internet_20_Link"><text:span text:style-name="Source_20_Text"><text:span text:style-name="T1">for</text:span></text:span><text:span text:style-name="T1"> loop</text:span></text:a><text:span text:style-name="T1"> and added all the words that weren’t stop words to </text:span><text:span text:style-name="Source_20_Text"><text:span text:style-name="T1">filtered_list</text:span></text:span><text:span text:style-name="T1">. You used </text:span><text:a xlink:type="simple" xlink:href="https://docs.python.org/3/library/stdtypes.html#str.casefold" text:style-name="Internet_20_link" text:visited-style-name="Visited_20_Internet_20_Link"><text:span text:style-name="Source_20_Text"><text:span text:style-name="T1">.casefold()</text:span></text:span></text:a><text:span text:style-name="T1"> on </text:span><text:span text:style-name="Source_20_Text"><text:span text:style-name="T1">word</text:span></text:span><text:span text:style-name="T1"> so you could ignore whether the letters in </text:span><text:span text:style-name="Source_20_Text"><text:span text:style-name="T1">word</text:span></text:span><text:span text:style-name="T1"> were uppercase or lowercase. This is worth doing because </text:span><text:span text:style-name="Source_20_Text"><text:span text:style-name="T1">stopwords.words('english')</text:span></text:span><text:span text:style-name="T1"> includes only lowercase versions of stop words.</text:span></text:p>
          <text:p text:style-name="P11"><text:span text:style-name="T1">Alternatively, you could use a </text:span><text:a xlink:type="simple" xlink:href="https://realpython.com/list-comprehension-python/" text:style-name="Internet_20_link" text:visited-style-name="Visited_20_Internet_20_Link"><text:span text:style-name="T1">list comprehension</text:span></text:a><text:span text:style-name="T1"> to make a list of all the words in your text that aren’t stop words:</text:span></text:p>
          <text:p text:style-name="P13">Python</text:p>
          <text:p text:style-name="P3"><text:span text:style-name="Source_20_Text"><text:span text:style-name="T1">&gt;&gt;&gt; filtered_list = [</text:span></text:span></text:p>
          <text:p text:style-name="P3"><text:span text:style-name="Source_20_Text"><text:span text:style-name="T1">... <text:s text:c="4"/>word for word in words_in_quote if word.casefold() not in stop_words</text:span></text:span></text:p>
          <text:p text:style-name="P3"><text:span text:style-name="Source_20_Text"><text:span text:style-name="T1">... ]</text:span></text:span></text:p>
          <text:p text:style-name="P11"><text:span text:style-name="T1">When you use a list comprehension, you don’t create an empty list and then add items to the end of it. Instead, you define the list and its contents at the same time. Using a list comprehension is often seen as more </text:span><text:a xlink:type="simple" xlink:href="https://realpython.com/learning-paths/writing-pythonic-code/" text:style-name="Internet_20_link" text:visited-style-name="Visited_20_Internet_20_Link"><text:span text:style-name="T1">Pythonic</text:span></text:a><text:span text:style-name="T1">.</text:span></text:p>
          <text:p text:style-name="P11"><text:span text:style-name="T1">Take a look at the words that ended up in </text:span><text:span text:style-name="Source_20_Text"><text:span text:style-name="T1">filtered_list</text:span></text:span><text:span text:style-name="T1">:</text:span></text:p>
          <text:p text:style-name="P13">Python</text:p>
          <text:p text:style-name="P3"><text:span text:style-name="Source_20_Text"><text:span text:style-name="T1">&gt;&gt;&gt; filtered_list</text:span></text:span></text:p>
          <text:p text:style-name="P3"><text:span text:style-name="Source_20_Text"><text:span text:style-name="T1">['Sir', ',', 'protest', '.', 'merry', 'man', '!']</text:span></text:span></text:p>
          <text:p text:style-name="P11"><text:soft-page-break/><text:span text:style-name="T1">You filtered out a few words like </text:span><text:span text:style-name="Source_20_Text"><text:span text:style-name="T1">'am'</text:span></text:span><text:span text:style-name="T1"> and </text:span><text:span text:style-name="Source_20_Text"><text:span text:style-name="T1">'a'</text:span></text:span><text:span text:style-name="T1">, but you also filtered out </text:span><text:span text:style-name="Source_20_Text"><text:span text:style-name="T1">'not'</text:span></text:span><text:span text:style-name="T1">, which does affect the overall meaning of the sentence. (Worf won’t be happy about this.)</text:span></text:p>
          <text:p text:style-name="P11"><text:span text:style-name="T1">Words like </text:span><text:span text:style-name="Source_20_Text"><text:span text:style-name="T1">'I'</text:span></text:span><text:span text:style-name="T1"> and </text:span><text:span text:style-name="Source_20_Text"><text:span text:style-name="T1">'not'</text:span></text:span><text:span text:style-name="T1"> may seem too important to filter out, and depending on what kind of analysis you want to do, they can be. Here’s why:</text:span></text:p>
          <text:list text:style-name="L6">
            <text:list-item>
              <text:p text:style-name="P22"><text:span text:style-name="Strong_20_Emphasis"><text:span text:style-name="Source_20_Text"><text:span text:style-name="T1">'I'</text:span></text:span></text:span><text:span text:style-name="T1"> is a pronoun, which are context words rather than content words:</text:span></text:p>
              <text:list>
                <text:list-item>
                  <text:p text:style-name="P22"><text:span text:style-name="Strong_20_Emphasis"><text:span text:style-name="T1">Content words</text:span></text:span><text:span text:style-name="T1"> give you information about the topics covered in the text or the sentiment that the author has about those topics.</text:span></text:p>
                </text:list-item>
                <text:list-item>
                  <text:p text:style-name="P22"><text:span text:style-name="Strong_20_Emphasis"><text:span text:style-name="T1">Context words</text:span></text:span><text:span text:style-name="T1"> give you information about writing style. You can observe patterns in how authors use context words in order to quantify their writing style. Once you’ve quantified their writing style, you can analyze a text written by an unknown author to see how closely it follows a particular writing style so you can try to identify who the author is.</text:span></text:p>
                </text:list-item>
              </text:list>
            </text:list-item>
            <text:list-item>
              <text:p text:style-name="P22"><text:span text:style-name="Strong_20_Emphasis"><text:span text:style-name="Source_20_Text"><text:span text:style-name="T1">'not'</text:span></text:span></text:span><text:span text:style-name="T1"> is </text:span><text:a xlink:type="simple" xlink:href="https://www.merriam-webster.com/dictionary/not" text:style-name="Internet_20_link" text:visited-style-name="Visited_20_Internet_20_Link"><text:span text:style-name="T1">technically an adverb</text:span></text:a><text:span text:style-name="T1"> but has still been included in </text:span><text:a xlink:type="simple" xlink:href="https://www.nltk.org/nltk_data/" text:style-name="Internet_20_link" text:visited-style-name="Visited_20_Internet_20_Link"><text:span text:style-name="T1">NLTK’s list of stop words for English</text:span></text:a><text:span text:style-name="T1">. If you want to edit the list of stop words to exclude </text:span><text:span text:style-name="Source_20_Text"><text:span text:style-name="T1">'not'</text:span></text:span><text:span text:style-name="T1"> or make other changes, then you can </text:span><text:a xlink:type="simple" xlink:href="https://www.nltk.org/nltk_data/" text:style-name="Internet_20_link" text:visited-style-name="Visited_20_Internet_20_Link"><text:span text:style-name="T1">download it</text:span></text:a><text:span text:style-name="T1">.</text:span></text:p>
            </text:list-item>
          </text:list>
          <text:p text:style-name="P11"><text:span text:style-name="T1">So, </text:span><text:span text:style-name="Source_20_Text"><text:span text:style-name="T1">'I'</text:span></text:span><text:span text:style-name="T1"> and </text:span><text:span text:style-name="Source_20_Text"><text:span text:style-name="T1">'not'</text:span></text:span><text:span text:style-name="T1"> can be important parts of a sentence, but it depends on what you’re trying to learn from that sentence.</text:span></text:p>
          <text:p text:style-name="P10"><text:a xlink:type="simple" xlink:href="https://realpython.com/account/join/" text:style-name="Internet_20_link" text:visited-style-name="Visited_20_Internet_20_Link"><text:span text:style-name="T1">Remove ads</text:span></text:a></text:p>
          <text:h text:style-name="P2" text:outline-level="2"><text:bookmark text:name="stemming"/>Stemming</text:h>
          <text:p text:style-name="P11"><text:span text:style-name="Strong_20_Emphasis"><text:span text:style-name="T1">Stemming</text:span></text:span><text:span text:style-name="T1"> is a text processing task in which you reduce words to their </text:span><text:a xlink:type="simple" xlink:href="https://simple.wikipedia.org/wiki/Root_(linguistics)" text:style-name="Internet_20_link" text:visited-style-name="Visited_20_Internet_20_Link"><text:span text:style-name="T1">root</text:span></text:a><text:span text:style-name="T1">, which is the core part of a word. For example, the words “helping” and “helper” share the root “help.” Stemming allows you to zero in on the basic meaning of a word rather than all the details of how it’s being used. NLTK has </text:span><text:a xlink:type="simple" xlink:href="http://www.nltk.org/howto/stem.html" text:style-name="Internet_20_link" text:visited-style-name="Visited_20_Internet_20_Link"><text:span text:style-name="T1">more than one stemmer</text:span></text:a><text:span text:style-name="T1">, but you’ll be using the </text:span><text:a xlink:type="simple" xlink:href="https://www.nltk.org/_modules/nltk/stem/porter.html" text:style-name="Internet_20_link" text:visited-style-name="Visited_20_Internet_20_Link"><text:span text:style-name="T1">Porter stemmer</text:span></text:a><text:span text:style-name="T1">.</text:span></text:p>
          <text:p text:style-name="P14">Here’s how to import the relevant parts of NLTK in order to start stemming:</text:p>
          <text:p text:style-name="P13">Python</text:p>
          <text:p text:style-name="P3"><text:span text:style-name="Source_20_Text"><text:span text:style-name="T1">&gt;&gt;&gt; from nltk.stem import PorterStemmer</text:span></text:span></text:p>
          <text:p text:style-name="P3"><text:span text:style-name="Source_20_Text"><text:span text:style-name="T1">&gt;&gt;&gt; from nltk.tokenize import word_tokenize</text:span></text:span></text:p>
          <text:p text:style-name="P11"><text:span text:style-name="T1">Now that you’re done importing, you can create a stemmer with </text:span><text:span text:style-name="Source_20_Text"><text:span text:style-name="T1">PorterStemmer()</text:span></text:span><text:span text:style-name="T1">:</text:span></text:p>
          <text:p text:style-name="P13">Python</text:p>
          <text:p text:style-name="P3"><text:span text:style-name="Source_20_Text"><text:span text:style-name="T1">&gt;&gt;&gt; stemmer = PorterStemmer()</text:span></text:span></text:p>
          <text:p text:style-name="P14">The next step is for you to create a string to stem. Here’s one you can use:</text:p>
          <text:p text:style-name="P13">Python</text:p>
          <text:p text:style-name="P3"><text:span text:style-name="Source_20_Text"><text:span text:style-name="T1">&gt;&gt;&gt; string_for_stemming = """</text:span></text:span></text:p>
          <text:p text:style-name="P3"><text:span text:style-name="Source_20_Text"><text:span text:style-name="T1">... The crew of the USS Discovery discovered many discoveries.</text:span></text:span></text:p>
          <text:p text:style-name="P3"><text:span text:style-name="Source_20_Text"><text:span text:style-name="T1">... Discovering is what explorers do."""</text:span></text:span></text:p>
          <text:p text:style-name="P14">Before you can stem the words in that string, you need to separate all the words in it:</text:p>
          <text:p text:style-name="P13">Python</text:p>
          <text:p text:style-name="P3"><text:span text:style-name="Source_20_Text"><text:span text:style-name="T1">&gt;&gt;&gt; words = word_tokenize(string_for_stemming)</text:span></text:span></text:p>
          <text:p text:style-name="P11"><text:span text:style-name="T1">Now that you have a list of all the tokenized words from the string, take a look at what’s in </text:span><text:span text:style-name="Source_20_Text"><text:span text:style-name="T1">words</text:span></text:span><text:span text:style-name="T1">:</text:span></text:p>
          <text:p text:style-name="P13">Python</text:p>
          <text:p text:style-name="P3"><text:span text:style-name="Source_20_Text"><text:span text:style-name="T1">&gt;&gt;&gt; words</text:span></text:span></text:p>
          <text:p text:style-name="P3"><text:span text:style-name="Source_20_Text"><text:span text:style-name="T1">['The',</text:span></text:span></text:p>
          <text:p text:style-name="P3"><text:span text:style-name="Source_20_Text"><text:span text:style-name="T1"><text:s/>'crew',</text:span></text:span></text:p>
          <text:p text:style-name="P3"><text:span text:style-name="Source_20_Text"><text:span text:style-name="T1"><text:s/>'of',</text:span></text:span></text:p>
          <text:p text:style-name="P3"><text:span text:style-name="Source_20_Text"><text:span text:style-name="T1"><text:s/>'the',</text:span></text:span></text:p>
          <text:p text:style-name="P3"><text:span text:style-name="Source_20_Text"><text:span text:style-name="T1"><text:s/>'USS',</text:span></text:span></text:p>
          <text:p text:style-name="P3"><text:span text:style-name="Source_20_Text"><text:span text:style-name="T1"><text:s/>'Discovery',</text:span></text:span></text:p>
          <text:p text:style-name="P3"><text:span text:style-name="Source_20_Text"><text:span text:style-name="T1"><text:s/>'discovered',</text:span></text:span></text:p>
          <text:p text:style-name="P3"><text:span text:style-name="Source_20_Text"><text:span text:style-name="T1"><text:s/>'many',</text:span></text:span></text:p>
          <text:p text:style-name="P3"><text:span text:style-name="Source_20_Text"><text:span text:style-name="T1"><text:s/>'discoveries',</text:span></text:span></text:p>
          <text:p text:style-name="P3"><text:span text:style-name="Source_20_Text"><text:span text:style-name="T1"><text:s/>'.',</text:span></text:span></text:p>
          <text:p text:style-name="P3"><text:soft-page-break/><text:span text:style-name="Source_20_Text"><text:span text:style-name="T1"><text:s/>'Discovering',</text:span></text:span></text:p>
          <text:p text:style-name="P3"><text:span text:style-name="Source_20_Text"><text:span text:style-name="T1"><text:s/>'is',</text:span></text:span></text:p>
          <text:p text:style-name="P3"><text:span text:style-name="Source_20_Text"><text:span text:style-name="T1"><text:s/>'what',</text:span></text:span></text:p>
          <text:p text:style-name="P3"><text:span text:style-name="Source_20_Text"><text:span text:style-name="T1"><text:s/>'explorers',</text:span></text:span></text:p>
          <text:p text:style-name="P3"><text:span text:style-name="Source_20_Text"><text:span text:style-name="T1"><text:s/>'do',</text:span></text:span></text:p>
          <text:p text:style-name="P3"><text:span text:style-name="Source_20_Text"><text:span text:style-name="T1"><text:s/>'.']</text:span></text:span></text:p>
          <text:p text:style-name="P11"><text:span text:style-name="T1">Create a list of the stemmed versions of the words in </text:span><text:span text:style-name="Source_20_Text"><text:span text:style-name="T1">words</text:span></text:span><text:span text:style-name="T1"> by using </text:span><text:span text:style-name="Source_20_Text"><text:span text:style-name="T1">stemmer.stem()</text:span></text:span><text:span text:style-name="T1"> in a list comprehension:</text:span></text:p>
          <text:p text:style-name="P13">Python</text:p>
          <text:p text:style-name="P3"><text:span text:style-name="Source_20_Text"><text:span text:style-name="T1">&gt;&gt;&gt; stemmed_words = [stemmer.stem(word) for word in words]</text:span></text:span></text:p>
          <text:p text:style-name="P11"><text:span text:style-name="T1">Take a look at what’s in </text:span><text:span text:style-name="Source_20_Text"><text:span text:style-name="T1">stemmed_words</text:span></text:span><text:span text:style-name="T1">:</text:span></text:p>
          <text:p text:style-name="P13">Python</text:p>
          <text:p text:style-name="P3"><text:span text:style-name="Source_20_Text"><text:span text:style-name="T1">&gt;&gt;&gt; stemmed_words</text:span></text:span></text:p>
          <text:p text:style-name="P3"><text:span text:style-name="Source_20_Text"><text:span text:style-name="T1">['the',</text:span></text:span></text:p>
          <text:p text:style-name="P3"><text:span text:style-name="Source_20_Text"><text:span text:style-name="T1"><text:s/>'crew',</text:span></text:span></text:p>
          <text:p text:style-name="P3"><text:span text:style-name="Source_20_Text"><text:span text:style-name="T1"><text:s/>'of',</text:span></text:span></text:p>
          <text:p text:style-name="P3"><text:span text:style-name="Source_20_Text"><text:span text:style-name="T1"><text:s/>'the',</text:span></text:span></text:p>
          <text:p text:style-name="P3"><text:span text:style-name="Source_20_Text"><text:span text:style-name="T1"><text:s/>'uss',</text:span></text:span></text:p>
          <text:p text:style-name="P3"><text:span text:style-name="Source_20_Text"><text:span text:style-name="T1"><text:s/>'discoveri',</text:span></text:span></text:p>
          <text:p text:style-name="P3"><text:span text:style-name="Source_20_Text"><text:span text:style-name="T1"><text:s/>'discov',</text:span></text:span></text:p>
          <text:p text:style-name="P3"><text:span text:style-name="Source_20_Text"><text:span text:style-name="T1"><text:s/>'mani',</text:span></text:span></text:p>
          <text:p text:style-name="P3"><text:span text:style-name="Source_20_Text"><text:span text:style-name="T1"><text:s/>'discoveri',</text:span></text:span></text:p>
          <text:p text:style-name="P3"><text:span text:style-name="Source_20_Text"><text:span text:style-name="T1"><text:s/>'.',</text:span></text:span></text:p>
          <text:p text:style-name="P3"><text:span text:style-name="Source_20_Text"><text:span text:style-name="T1"><text:s/>'discov',</text:span></text:span></text:p>
          <text:p text:style-name="P3"><text:span text:style-name="Source_20_Text"><text:span text:style-name="T1"><text:s/>'is',</text:span></text:span></text:p>
          <text:p text:style-name="P3"><text:span text:style-name="Source_20_Text"><text:span text:style-name="T1"><text:s/>'what',</text:span></text:span></text:p>
          <text:p text:style-name="P3"><text:span text:style-name="Source_20_Text"><text:span text:style-name="T1"><text:s/>'explor',</text:span></text:span></text:p>
          <text:p text:style-name="P3"><text:span text:style-name="Source_20_Text"><text:span text:style-name="T1"><text:s/>'do',</text:span></text:span></text:p>
          <text:p text:style-name="P3"><text:span text:style-name="Source_20_Text"><text:span text:style-name="T1"><text:s/>'.']</text:span></text:span></text:p>
          <text:p text:style-name="P11"><text:span text:style-name="T1">Here’s what happened to all the words that started with </text:span><text:span text:style-name="Source_20_Text"><text:span text:style-name="T1">'discov'</text:span></text:span><text:span text:style-name="T1"> or </text:span><text:span text:style-name="Source_20_Text"><text:span text:style-name="T1">'Discov'</text:span></text:span><text:span text:style-name="T1">:</text:span></text:p>
          <table:table table:name="Table1" table:style-name="Table1">
            <table:table-column table:style-name="Table1.A"/>
            <table:table-column table:style-name="Table1.B"/>
            <table:table-header-rows>
              <table:table-row>
                <table:table-cell table:style-name="Table1.A1" office:value-type="string">
                  <text:p text:style-name="P9">Original word</text:p>
                </table:table-cell>
                <table:table-cell table:style-name="Table1.A1" office:value-type="string">
                  <text:p text:style-name="P9">Stemmed version</text:p>
                </table:table-cell>
              </table:table-row>
            </table:table-header-rows>
            <table:table-row>
              <table:table-cell table:style-name="Table1.A1" office:value-type="string">
                <text:p text:style-name="P7"><text:span text:style-name="Source_20_Text">'Discovery'</text:span></text:p>
              </table:table-cell>
              <table:table-cell table:style-name="Table1.A1" office:value-type="string">
                <text:p text:style-name="P7"><text:span text:style-name="Source_20_Text">'discoveri'</text:span></text:p>
              </table:table-cell>
            </table:table-row>
            <table:table-row>
              <table:table-cell table:style-name="Table1.A3" office:value-type="string">
                <text:p text:style-name="P7"><text:span text:style-name="Source_20_Text">'discovered'</text:span></text:p>
              </table:table-cell>
              <table:table-cell table:style-name="Table1.A3" office:value-type="string">
                <text:p text:style-name="P7"><text:span text:style-name="Source_20_Text">'discov'</text:span></text:p>
              </table:table-cell>
            </table:table-row>
            <table:table-row>
              <table:table-cell table:style-name="Table1.A3" office:value-type="string">
                <text:p text:style-name="P7"><text:span text:style-name="Source_20_Text">'discoveries'</text:span></text:p>
              </table:table-cell>
              <table:table-cell table:style-name="Table1.A3" office:value-type="string">
                <text:p text:style-name="P7"><text:span text:style-name="Source_20_Text">'discoveri'</text:span></text:p>
              </table:table-cell>
            </table:table-row>
            <table:table-row>
              <table:table-cell table:style-name="Table1.A1" office:value-type="string">
                <text:p text:style-name="P7"><text:span text:style-name="Source_20_Text">'Discovering'</text:span></text:p>
              </table:table-cell>
              <table:table-cell table:style-name="Table1.A1" office:value-type="string">
                <text:p text:style-name="P7"><text:span text:style-name="Source_20_Text">'discov'</text:span></text:p>
              </table:table-cell>
            </table:table-row>
          </table:table>
          <text:p text:style-name="P11"><text:span text:style-name="T1">Those results look a little inconsistent. Why would </text:span><text:span text:style-name="Source_20_Text"><text:span text:style-name="T1">'Discovery'</text:span></text:span><text:span text:style-name="T1"> give you </text:span><text:span text:style-name="Source_20_Text"><text:span text:style-name="T1">'discoveri'</text:span></text:span><text:span text:style-name="T1"> when </text:span><text:span text:style-name="Source_20_Text"><text:span text:style-name="T1">'Discovering'</text:span></text:span><text:span text:style-name="T1"> gives you </text:span><text:span text:style-name="Source_20_Text"><text:span text:style-name="T1">'discov'</text:span></text:span><text:span text:style-name="T1">?</text:span></text:p>
          <text:p text:style-name="P14">Understemming and overstemming are two ways stemming can go wrong:</text:p>
          <text:list text:style-name="L7">
            <text:list-item>
              <text:p text:style-name="P23"><text:span text:style-name="Strong_20_Emphasis"><text:span text:style-name="T1">Understemming</text:span></text:span><text:span text:style-name="T1"> happens when two related words should be reduced to the same stem but aren’t. This is a </text:span><text:a xlink:type="simple" xlink:href="https://en.wikipedia.org/wiki/False_positives_and_false_negatives#False_negative_error" text:style-name="Internet_20_link" text:visited-style-name="Visited_20_Internet_20_Link"><text:span text:style-name="T1">false negative</text:span></text:a><text:span text:style-name="T1">.</text:span></text:p>
            </text:list-item>
            <text:list-item>
              <text:p text:style-name="P23"><text:span text:style-name="Strong_20_Emphasis"><text:span text:style-name="T1">Overstemming</text:span></text:span><text:span text:style-name="T1"> happens when two unrelated words are reduced to the same stem even though they shouldn’t be. This is a </text:span><text:a xlink:type="simple" xlink:href="https://en.wikipedia.org/wiki/False_positives_and_false_negatives#False_negative_error" text:style-name="Internet_20_link" text:visited-style-name="Visited_20_Internet_20_Link"><text:span text:style-name="T1">false positive</text:span></text:a><text:span text:style-name="T1">.</text:span></text:p>
            </text:list-item>
          </text:list>
          <text:p text:style-name="P11"><text:span text:style-name="T1">The </text:span><text:a xlink:type="simple" xlink:href="https://tartarus.org/martin/PorterStemmer/" text:style-name="Internet_20_link" text:visited-style-name="Visited_20_Internet_20_Link"><text:span text:style-name="T1">Porter stemming algorithm</text:span></text:a><text:span text:style-name="T1"> dates from 1979, so it’s a little on the older side. The </text:span><text:span text:style-name="Strong_20_Emphasis"><text:span text:style-name="T1">Snowball stemmer</text:span></text:span><text:span text:style-name="T1">, which is also called </text:span><text:span text:style-name="Strong_20_Emphasis"><text:span text:style-name="T1">Porter2</text:span></text:span><text:span text:style-name="T1">, is an improvement on the original and is also available through NLTK, so you can use that one in your own projects. It’s also worth noting that the purpose of the Porter stemmer is not to produce complete words but to find variant forms of a word.</text:span></text:p>
          <text:p text:style-name="P14">Fortunately, you have some other ways to reduce words to their core meaning, such as lemmatizing, which you’ll see later in this tutorial. But first, we need to cover parts of speech.</text:p>
          <text:p text:style-name="P10"><text:a xlink:type="simple" xlink:href="https://realpython.com/account/join/" text:style-name="Internet_20_link" text:visited-style-name="Visited_20_Internet_20_Link"><text:span text:style-name="T1">Remove ads</text:span></text:a></text:p>
          <text:h text:style-name="P2" text:outline-level="2"><text:bookmark text:name="tagging-parts-of-speech"/><text:soft-page-break/>Tagging Parts of Speech</text:h>
          <text:p text:style-name="P11"><text:span text:style-name="Strong_20_Emphasis"><text:span text:style-name="T1">Part of speech</text:span></text:span><text:span text:style-name="T1"> is a grammatical term that deals with the roles words play when you use them together in sentences. Tagging parts of speech, or </text:span><text:span text:style-name="Strong_20_Emphasis"><text:span text:style-name="T1">POS tagging</text:span></text:span><text:span text:style-name="T1">, is the task of labeling the words in your text according to their part of speech.</text:span></text:p>
          <text:p text:style-name="P14">In English, there are eight parts of speech:</text:p>
          <text:section text:style-name="Sect1" text:name="__reading_mode_collapsed_container_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9">Part of speech</text:p>
                  </table:table-cell>
                  <table:table-cell table:style-name="Table2.A1" office:value-type="string">
                    <text:p text:style-name="P9">Role</text:p>
                  </table:table-cell>
                  <table:table-cell table:style-name="Table2.A1" office:value-type="string">
                    <text:p text:style-name="P9">Examples</text:p>
                  </table:table-cell>
                </table:table-row>
              </table:table-header-rows>
              <table:table-row>
                <table:table-cell table:style-name="Table2.A1" office:value-type="string">
                  <text:p text:style-name="P7">Noun</text:p>
                </table:table-cell>
                <table:table-cell table:style-name="Table2.A1" office:value-type="string">
                  <text:p text:style-name="P7">Is a person, place, or thing</text:p>
                </table:table-cell>
                <table:table-cell table:style-name="Table2.A1" office:value-type="string">
                  <text:p text:style-name="P7">mountain, bagel, Poland</text:p>
                </table:table-cell>
              </table:table-row>
              <table:table-row>
                <table:table-cell table:style-name="Table2.A3" office:value-type="string">
                  <text:p text:style-name="P7">Pronoun</text:p>
                </table:table-cell>
                <table:table-cell table:style-name="Table2.B3" office:value-type="string">
                  <text:p text:style-name="P7">Replaces a noun</text:p>
                </table:table-cell>
                <table:table-cell table:style-name="Table2.A3" office:value-type="string">
                  <text:p text:style-name="P7">you, she, we</text:p>
                </table:table-cell>
              </table:table-row>
              <table:table-row>
                <table:table-cell table:style-name="Table2.A3" office:value-type="string">
                  <text:p text:style-name="P7">Adjective</text:p>
                </table:table-cell>
                <table:table-cell table:style-name="Table2.B3" office:value-type="string">
                  <text:p text:style-name="P7">Gives information about what a noun is like</text:p>
                </table:table-cell>
                <table:table-cell table:style-name="Table2.A3" office:value-type="string">
                  <text:p text:style-name="P7">efficient, windy, colorful</text:p>
                </table:table-cell>
              </table:table-row>
              <table:table-row>
                <table:table-cell table:style-name="Table2.A3" office:value-type="string">
                  <text:p text:style-name="P7">Verb</text:p>
                </table:table-cell>
                <table:table-cell table:style-name="Table2.B3" office:value-type="string">
                  <text:p text:style-name="P7">Is an action or a state of being</text:p>
                </table:table-cell>
                <table:table-cell table:style-name="Table2.A3" office:value-type="string">
                  <text:p text:style-name="P7">learn, is, go</text:p>
                </table:table-cell>
              </table:table-row>
              <table:table-row>
                <table:table-cell table:style-name="Table2.A3" office:value-type="string">
                  <text:p text:style-name="P7">Adverb</text:p>
                </table:table-cell>
                <table:table-cell table:style-name="Table2.B3" office:value-type="string">
                  <text:p text:style-name="P7">Gives information about a verb, an adjective, or another adverb</text:p>
                </table:table-cell>
                <table:table-cell table:style-name="Table2.A3" office:value-type="string">
                  <text:p text:style-name="P7">efficiently, always, very</text:p>
                </table:table-cell>
              </table:table-row>
              <table:table-row>
                <table:table-cell table:style-name="Table2.A3" office:value-type="string">
                  <text:p text:style-name="P7">Preposition</text:p>
                </table:table-cell>
                <table:table-cell table:style-name="Table2.B3" office:value-type="string">
                  <text:p text:style-name="P7">Gives information about how a noun or pronoun is connected to another word</text:p>
                </table:table-cell>
                <table:table-cell table:style-name="Table2.A3" office:value-type="string">
                  <text:p text:style-name="P7">from, about, at</text:p>
                </table:table-cell>
              </table:table-row>
              <table:table-row>
                <table:table-cell table:style-name="Table2.A3" office:value-type="string">
                  <text:p text:style-name="P7">Conjunction</text:p>
                </table:table-cell>
                <table:table-cell table:style-name="Table2.B3" office:value-type="string">
                  <text:p text:style-name="P7">Connects two other words or phrases</text:p>
                </table:table-cell>
                <table:table-cell table:style-name="Table2.A3" office:value-type="string">
                  <text:p text:style-name="P7">so, because, and</text:p>
                </table:table-cell>
              </table:table-row>
              <table:table-row>
                <table:table-cell table:style-name="Table2.A1" office:value-type="string">
                  <text:p text:style-name="P7">Interjection</text:p>
                </table:table-cell>
                <table:table-cell table:style-name="Table2.A1" office:value-type="string">
                  <text:p text:style-name="P7">Is an exclamation</text:p>
                </table:table-cell>
                <table:table-cell table:style-name="Table2.A1" office:value-type="string">
                  <text:p text:style-name="P8">yay, ow, wow</text:p>
                </table:table-cell>
              </table:table-row>
            </table:table>
            <text:p text:style-name="P15"/>
          </text:section>
          <text:p text:style-name="P13">Show more</text:p>
          <text:p text:style-name="P11"><text:span text:style-name="T1">Some sources also include the category </text:span><text:span text:style-name="Strong_20_Emphasis"><text:span text:style-name="T1">articles</text:span></text:span><text:span text:style-name="T1"> (like “a” or “the”) in the list of parts of speech, but other sources consider them to be adjectives. NLTK uses the word </text:span><text:span text:style-name="Strong_20_Emphasis"><text:span text:style-name="T1">determiner</text:span></text:span><text:span text:style-name="T1"> to refer to articles.</text:span></text:p>
          <text:p text:style-name="P14">Here’s how to import the relevant parts of NLTK in order to tag parts of speech:</text:p>
          <text:p text:style-name="P13">Python</text:p>
          <text:p text:style-name="P3"><text:span text:style-name="Source_20_Text"><text:span text:style-name="T1">&gt;&gt;&gt; from nltk.tokenize import word_tokenize</text:span></text:span></text:p>
          <text:p text:style-name="P11"><text:span text:style-name="T1">Now create some text to tag. You can use this </text:span><text:a xlink:type="simple" xlink:href="https://www.youtube.com/watch?v=5_vVGPy4-rc" text:style-name="Internet_20_link" text:visited-style-name="Visited_20_Internet_20_Link"><text:span text:style-name="T1">Carl Sagan quote</text:span></text:a><text:span text:style-name="T1">:</text:span></text:p>
          <text:p text:style-name="P13">Python</text:p>
          <text:p text:style-name="P3"><text:span text:style-name="Source_20_Text"><text:span text:style-name="T1">&gt;&gt;&gt; sagan_quote = """</text:span></text:span></text:p>
          <text:p text:style-name="P3"><text:span text:style-name="Source_20_Text"><text:span text:style-name="T1">... If you wish to make an apple pie from scratch,</text:span></text:span></text:p>
          <text:p text:style-name="P3"><text:span text:style-name="Source_20_Text"><text:span text:style-name="T1">... you must first invent the universe."""</text:span></text:span></text:p>
          <text:p text:style-name="P11"><text:span text:style-name="T1">Use </text:span><text:span text:style-name="Source_20_Text"><text:span text:style-name="T1">word_tokenize</text:span></text:span><text:span text:style-name="T1"> to separate the words in that string and store them in a list:</text:span></text:p>
          <text:p text:style-name="P13">Python</text:p>
          <text:p text:style-name="P3"><text:span text:style-name="Source_20_Text"><text:span text:style-name="T1">&gt;&gt;&gt; words_in_sagan_quote = word_tokenize(sagan_quote)</text:span></text:span></text:p>
          <text:p text:style-name="P11"><text:span text:style-name="T1">Now call </text:span><text:span text:style-name="Source_20_Text"><text:span text:style-name="T1">nltk.pos_tag()</text:span></text:span><text:span text:style-name="T1"> on your new list of words:</text:span></text:p>
          <text:p text:style-name="P13">Python</text:p>
          <text:p text:style-name="P3"><text:span text:style-name="Source_20_Text"><text:span text:style-name="T1">&gt;&gt;&gt; import nltk</text:span></text:span></text:p>
          <text:p text:style-name="P3"><text:span text:style-name="Source_20_Text"><text:span text:style-name="T1">&gt;&gt;&gt; nltk.pos_tag(words_in_sagan_quote)</text:span></text:span></text:p>
          <text:p text:style-name="P3"><text:span text:style-name="Source_20_Text"><text:span text:style-name="T1">[('If', 'IN'),</text:span></text:span></text:p>
          <text:p text:style-name="P3"><text:span text:style-name="Source_20_Text"><text:span text:style-name="T1"><text:s/>('you', 'PRP'),</text:span></text:span></text:p>
          <text:p text:style-name="P3"><text:span text:style-name="Source_20_Text"><text:span text:style-name="T1"><text:s/>('wish', 'VBP'),</text:span></text:span></text:p>
          <text:p text:style-name="P3"><text:span text:style-name="Source_20_Text"><text:span text:style-name="T1"><text:s/>('to', 'TO'),</text:span></text:span></text:p>
          <text:p text:style-name="P3"><text:span text:style-name="Source_20_Text"><text:span text:style-name="T1"><text:s/>('make', 'VB'),</text:span></text:span></text:p>
          <text:p text:style-name="P3"><text:span text:style-name="Source_20_Text"><text:span text:style-name="T1"><text:s/>('an', 'DT'),</text:span></text:span></text:p>
          <text:p text:style-name="P3"><text:span text:style-name="Source_20_Text"><text:span text:style-name="T1"><text:s/>('apple', 'NN'),</text:span></text:span></text:p>
          <text:p text:style-name="P3"><text:span text:style-name="Source_20_Text"><text:span text:style-name="T1"><text:s/>('pie', 'NN'),</text:span></text:span></text:p>
          <text:p text:style-name="P3"><text:span text:style-name="Source_20_Text"><text:span text:style-name="T1"><text:s/>('from', 'IN'),</text:span></text:span></text:p>
          <text:p text:style-name="P3"><text:soft-page-break/><text:span text:style-name="Source_20_Text"><text:span text:style-name="T1"><text:s/>('scratch', 'NN'),</text:span></text:span></text:p>
          <text:p text:style-name="P3"><text:span text:style-name="Source_20_Text"><text:span text:style-name="T1"><text:s/>(',', ','),</text:span></text:span></text:p>
          <text:p text:style-name="P3"><text:span text:style-name="Source_20_Text"><text:span text:style-name="T1"><text:s/>('you', 'PRP'),</text:span></text:span></text:p>
          <text:p text:style-name="P3"><text:span text:style-name="Source_20_Text"><text:span text:style-name="T1"><text:s/>('must', 'MD'),</text:span></text:span></text:p>
          <text:p text:style-name="P3"><text:span text:style-name="Source_20_Text"><text:span text:style-name="T1"><text:s/>('first', 'VB'),</text:span></text:span></text:p>
          <text:p text:style-name="P3"><text:span text:style-name="Source_20_Text"><text:span text:style-name="T1"><text:s/>('invent', 'VB'),</text:span></text:span></text:p>
          <text:p text:style-name="P3"><text:span text:style-name="Source_20_Text"><text:span text:style-name="T1"><text:s/>('the', 'DT'),</text:span></text:span></text:p>
          <text:p text:style-name="P3"><text:span text:style-name="Source_20_Text"><text:span text:style-name="T1"><text:s/>('universe', 'NN'),</text:span></text:span></text:p>
          <text:p text:style-name="P3"><text:span text:style-name="Source_20_Text"><text:span text:style-name="T1"><text:s/>('.', '.')]</text:span></text:span></text:p>
          <text:p text:style-name="P11"><text:span text:style-name="T1">All the words in the quote are now in a separate </text:span><text:a xlink:type="simple" xlink:href="https://realpython.com/python-tuple/" text:style-name="Internet_20_link" text:visited-style-name="Visited_20_Internet_20_Link"><text:span text:style-name="T1">tuple</text:span></text:a><text:span text:style-name="T1">, with a tag that represents their part of speech. But what do the tags mean? Here’s how to get a list of tags and their meanings:</text:span></text:p>
          <text:p text:style-name="P13">Python</text:p>
          <text:p text:style-name="P3"><text:span text:style-name="Source_20_Text"><text:span text:style-name="T1">&gt;&gt;&gt; nltk.help.upenn_tagset()</text:span></text:span></text:p>
          <text:p text:style-name="P14">The list is quite long, but feel free to expand the box below to see it.</text:p>
          <text:section text:style-name="Sect1" text:name="collapse_card6a051b">
            <text:p text:style-name="P10"/>
            <text:section text:style-name="Sect1" text:name="collapse6a051b">
              <text:p text:style-name="P11">Here’s the list of POS tags and their meanings:</text:p>
              <text:p text:style-name="P13">Python</text:p>
              <text:p text:style-name="P3"><text:span text:style-name="Source_20_Text"><text:span text:style-name="T1">&gt;&gt;&gt; nltk.help.upenn_tagset()</text:span></text:span></text:p>
              <text:p text:style-name="P3"><text:span text:style-name="Source_20_Text"><text:span text:style-name="T1">$: dollar</text:span></text:span></text:p>
              <text:p text:style-name="P3"><text:span text:style-name="Source_20_Text"><text:span text:style-name="T1"><text:s text:c="4"/>$ -$ --$ A$ C$ HK$ M$ NZ$ S$ U.S.$ US$</text:span></text:span></text:p>
              <text:p text:style-name="P3"><text:span text:style-name="Source_20_Text"><text:span text:style-name="T1">'': closing quotation mark</text:span></text:span></text:p>
              <text:p text:style-name="P3"><text:span text:style-name="Source_20_Text"><text:span text:style-name="T1"><text:s text:c="4"/>' ''</text:span></text:span></text:p>
              <text:p text:style-name="P3"><text:span text:style-name="Source_20_Text"><text:span text:style-name="T1">(: opening parenthesis</text:span></text:span></text:p>
              <text:p text:style-name="P3"><text:span text:style-name="Source_20_Text"><text:span text:style-name="T1"><text:s text:c="4"/>( [ {</text:span></text:span></text:p>
              <text:p text:style-name="P3"><text:span text:style-name="Source_20_Text"><text:span text:style-name="T1">): closing parenthesis</text:span></text:span></text:p>
              <text:p text:style-name="P3"><text:span text:style-name="Source_20_Text"><text:span text:style-name="T1"><text:s text:c="4"/>) ] }</text:span></text:span></text:p>
              <text:p text:style-name="P3"><text:span text:style-name="Source_20_Text"><text:span text:style-name="T1">,: comma</text:span></text:span></text:p>
              <text:p text:style-name="P3"><text:span text:style-name="Source_20_Text"><text:span text:style-name="T1"><text:s text:c="4"/>,</text:span></text:span></text:p>
              <text:p text:style-name="P3"><text:span text:style-name="Source_20_Text"><text:span text:style-name="T1">--: dash</text:span></text:span></text:p>
              <text:p text:style-name="P3"><text:span text:style-name="Source_20_Text"><text:span text:style-name="T1"><text:s text:c="4"/>--</text:span></text:span></text:p>
              <text:p text:style-name="P3"><text:span text:style-name="Source_20_Text"><text:span text:style-name="T1">.: sentence terminator</text:span></text:span></text:p>
              <text:p text:style-name="P3"><text:span text:style-name="Source_20_Text"><text:span text:style-name="T1"><text:s text:c="4"/>. ! ?</text:span></text:span></text:p>
              <text:p text:style-name="P3"><text:span text:style-name="Source_20_Text"><text:span text:style-name="T1">:: colon or ellipsis</text:span></text:span></text:p>
              <text:p text:style-name="P3"><text:span text:style-name="Source_20_Text"><text:span text:style-name="T1"><text:s text:c="4"/>: ; ...</text:span></text:span></text:p>
              <text:p text:style-name="P3"><text:span text:style-name="Source_20_Text"><text:span text:style-name="T1">CC: conjunction, coordinating</text:span></text:span></text:p>
              <text:p text:style-name="P3"><text:span text:style-name="Source_20_Text"><text:span text:style-name="T1"><text:s text:c="4"/>&amp; 'n and both but either et for less minus neither nor or plus so</text:span></text:span></text:p>
              <text:p text:style-name="P3"><text:span text:style-name="Source_20_Text"><text:span text:style-name="T1"><text:s text:c="4"/>therefore times v. versus vs. whether yet</text:span></text:span></text:p>
              <text:p text:style-name="P3"><text:span text:style-name="Source_20_Text"><text:span text:style-name="T1">CD: numeral, cardinal</text:span></text:span></text:p>
              <text:p text:style-name="P3"><text:span text:style-name="Source_20_Text"><text:span text:style-name="T1"><text:s text:c="4"/>mid-1890 nine-thirty forty-two one-tenth ten million 0.5 one forty-</text:span></text:span></text:p>
              <text:p text:style-name="P3"><text:span text:style-name="Source_20_Text"><text:span text:style-name="T1"><text:s text:c="4"/>seven 1987 twenty '79 zero two 78-degrees eighty-four IX '60s .025</text:span></text:span></text:p>
              <text:p text:style-name="P3"><text:span text:style-name="Source_20_Text"><text:span text:style-name="T1"><text:s text:c="4"/>fifteen 271,124 dozen quintillion DM2,000 ...</text:span></text:span></text:p>
              <text:p text:style-name="P3"><text:span text:style-name="Source_20_Text"><text:span text:style-name="T1">DT: determiner</text:span></text:span></text:p>
              <text:p text:style-name="P3"><text:span text:style-name="Source_20_Text"><text:span text:style-name="T1"><text:s text:c="4"/>all an another any both del each either every half la many much nary</text:span></text:span></text:p>
              <text:p text:style-name="P3"><text:span text:style-name="Source_20_Text"><text:span text:style-name="T1"><text:s text:c="4"/>neither no some such that the them these this those</text:span></text:span></text:p>
              <text:p text:style-name="P3"><text:span text:style-name="Source_20_Text"><text:span text:style-name="T1">EX: existential there</text:span></text:span></text:p>
              <text:p text:style-name="P3"><text:span text:style-name="Source_20_Text"><text:span text:style-name="T1"><text:s text:c="4"/>there</text:span></text:span></text:p>
              <text:p text:style-name="P3"><text:span text:style-name="Source_20_Text"><text:span text:style-name="T1">FW: foreign word</text:span></text:span></text:p>
              <text:p text:style-name="P3"><text:span text:style-name="Source_20_Text"><text:span text:style-name="T1"><text:s text:c="4"/>gemeinschaft hund ich jeux habeas Haementeria Herr K'ang-si vous</text:span></text:span></text:p>
              <text:p text:style-name="P3"><text:span text:style-name="Source_20_Text"><text:span text:style-name="T1"><text:s text:c="4"/>lutihaw alai je jour objets salutaris fille quibusdam pas trop Monte</text:span></text:span></text:p>
              <text:p text:style-name="P3"><text:span text:style-name="Source_20_Text"><text:span text:style-name="T1"><text:s text:c="4"/>terram fiche oui corporis ...</text:span></text:span></text:p>
              <text:p text:style-name="P3"><text:span text:style-name="Source_20_Text"><text:span text:style-name="T1">IN: preposition or conjunction, subordinating</text:span></text:span></text:p>
              <text:p text:style-name="P3"><text:span text:style-name="Source_20_Text"><text:span text:style-name="T1"><text:s text:c="4"/>astride among uppon whether out inside pro despite on by throughout</text:span></text:span></text:p>
              <text:p text:style-name="P3"><text:span text:style-name="Source_20_Text"><text:span text:style-name="T1"><text:s text:c="4"/>below within for towards near behind atop around if like until below</text:span></text:span></text:p>
              <text:p text:style-name="P3"><text:span text:style-name="Source_20_Text"><text:span text:style-name="T1"><text:s text:c="4"/>next into if beside ...</text:span></text:span></text:p>
              <text:p text:style-name="P3"><text:span text:style-name="Source_20_Text"><text:span text:style-name="T1">JJ: adjective or numeral, ordinal</text:span></text:span></text:p>
              <text:p text:style-name="P3"><text:span text:style-name="Source_20_Text"><text:span text:style-name="T1"><text:s text:c="4"/>third ill-mannered pre-war regrettable oiled calamitous first separable</text:span></text:span></text:p>
              <text:p text:style-name="P3"><text:span text:style-name="Source_20_Text"><text:span text:style-name="T1"><text:s text:c="4"/>ectoplasmic battery-powered participatory fourth still-to-be-named</text:span></text:span></text:p>
              <text:p text:style-name="P3"><text:span text:style-name="Source_20_Text"><text:span text:style-name="T1"><text:s text:c="4"/>multilingual multi-disciplinary ...</text:span></text:span></text:p>
              <text:p text:style-name="P3"><text:span text:style-name="Source_20_Text"><text:span text:style-name="T1">JJR: adjective, comparative</text:span></text:span></text:p>
              <text:p text:style-name="P3"><text:span text:style-name="Source_20_Text"><text:span text:style-name="T1"><text:s text:c="4"/>bleaker braver breezier briefer brighter brisker broader bumper busier</text:span></text:span></text:p>
              <text:p text:style-name="P3"><text:span text:style-name="Source_20_Text"><text:span text:style-name="T1"><text:s text:c="4"/>calmer cheaper choosier cleaner clearer closer colder commoner costlier</text:span></text:span></text:p>
              <text:p text:style-name="P3"><text:soft-page-break/><text:span text:style-name="Source_20_Text"><text:span text:style-name="T1"><text:s text:c="4"/>cozier creamier crunchier cuter ...</text:span></text:span></text:p>
              <text:p text:style-name="P3"><text:span text:style-name="Source_20_Text"><text:span text:style-name="T1">JJS: adjective, superlative</text:span></text:span></text:p>
              <text:p text:style-name="P3"><text:span text:style-name="Source_20_Text"><text:span text:style-name="T1"><text:s text:c="4"/>calmest cheapest choicest classiest cleanest clearest closest commonest</text:span></text:span></text:p>
              <text:p text:style-name="P3"><text:span text:style-name="Source_20_Text"><text:span text:style-name="T1"><text:s text:c="4"/>corniest costliest crassest creepiest crudest cutest darkest deadliest</text:span></text:span></text:p>
              <text:p text:style-name="P3"><text:span text:style-name="Source_20_Text"><text:span text:style-name="T1"><text:s text:c="4"/>dearest deepest densest dinkiest ...</text:span></text:span></text:p>
              <text:p text:style-name="P3"><text:span text:style-name="Source_20_Text"><text:span text:style-name="T1">LS: list item marker</text:span></text:span></text:p>
              <text:p text:style-name="P3"><text:span text:style-name="Source_20_Text"><text:span text:style-name="T1"><text:s text:c="4"/>A A. B B. C C. D E F First G H I J K One SP-44001 SP-44002 SP-44005</text:span></text:span></text:p>
              <text:p text:style-name="P3"><text:span text:style-name="Source_20_Text"><text:span text:style-name="T1"><text:s text:c="4"/>SP-44007 Second Third Three Two * a b c d first five four one six three</text:span></text:span></text:p>
              <text:p text:style-name="P3"><text:span text:style-name="Source_20_Text"><text:span text:style-name="T1"><text:s text:c="4"/>two</text:span></text:span></text:p>
              <text:p text:style-name="P3"><text:span text:style-name="Source_20_Text"><text:span text:style-name="T1">MD: modal auxiliary</text:span></text:span></text:p>
              <text:p text:style-name="P3"><text:span text:style-name="Source_20_Text"><text:span text:style-name="T1"><text:s text:c="4"/>can cannot could couldn't dare may might must need ought shall should</text:span></text:span></text:p>
              <text:p text:style-name="P3"><text:span text:style-name="Source_20_Text"><text:span text:style-name="T1"><text:s text:c="4"/>shouldn't will would</text:span></text:span></text:p>
              <text:p text:style-name="P3"><text:span text:style-name="Source_20_Text"><text:span text:style-name="T1">NN: noun, common, singular or mass</text:span></text:span></text:p>
              <text:p text:style-name="P3"><text:span text:style-name="Source_20_Text"><text:span text:style-name="T1"><text:s text:c="4"/>common-carrier cabbage knuckle-duster Casino afghan shed thermostat</text:span></text:span></text:p>
              <text:p text:style-name="P3"><text:span text:style-name="Source_20_Text"><text:span text:style-name="T1"><text:s text:c="4"/>investment slide humour falloff slick wind hyena override subhumanity</text:span></text:span></text:p>
              <text:p text:style-name="P3"><text:span text:style-name="Source_20_Text"><text:span text:style-name="T1"><text:s text:c="4"/>machinist ...</text:span></text:span></text:p>
              <text:p text:style-name="P3"><text:span text:style-name="Source_20_Text"><text:span text:style-name="T1">NNP: noun, proper, singular</text:span></text:span></text:p>
              <text:p text:style-name="P3"><text:span text:style-name="Source_20_Text"><text:span text:style-name="T1"><text:s text:c="4"/>Motown Venneboerger Czestochwa Ranzer Conchita Trumplane Christos</text:span></text:span></text:p>
              <text:p text:style-name="P3"><text:span text:style-name="Source_20_Text"><text:span text:style-name="T1"><text:s text:c="4"/>Oceanside Escobar Kreisler Sawyer Cougar Yvette Ervin ODI Darryl CTCA</text:span></text:span></text:p>
              <text:p text:style-name="P3"><text:span text:style-name="Source_20_Text"><text:span text:style-name="T1"><text:s text:c="4"/>Shannon A.K.C. Meltex Liverpool ...</text:span></text:span></text:p>
              <text:p text:style-name="P3"><text:span text:style-name="Source_20_Text"><text:span text:style-name="T1">NNPS: noun, proper, plural</text:span></text:span></text:p>
              <text:p text:style-name="P3"><text:span text:style-name="Source_20_Text"><text:span text:style-name="T1"><text:s text:c="4"/>Americans Americas Amharas Amityvilles Amusements Anarcho-Syndicalists</text:span></text:span></text:p>
              <text:p text:style-name="P3"><text:span text:style-name="Source_20_Text"><text:span text:style-name="T1"><text:s text:c="4"/>Andalusians Andes Andruses Angels Animals Anthony Antilles Antiques</text:span></text:span></text:p>
              <text:p text:style-name="P3"><text:span text:style-name="Source_20_Text"><text:span text:style-name="T1"><text:s text:c="4"/>Apache Apaches Apocrypha ...</text:span></text:span></text:p>
              <text:p text:style-name="P3"><text:span text:style-name="Source_20_Text"><text:span text:style-name="T1">NNS: noun, common, plural</text:span></text:span></text:p>
              <text:p text:style-name="P3"><text:span text:style-name="Source_20_Text"><text:span text:style-name="T1"><text:s text:c="4"/>undergraduates scotches bric-a-brac products bodyguards facets coasts</text:span></text:span></text:p>
              <text:p text:style-name="P3"><text:span text:style-name="Source_20_Text"><text:span text:style-name="T1"><text:s text:c="4"/>divestitures storehouses designs clubs fragrances averages</text:span></text:span></text:p>
              <text:p text:style-name="P3"><text:span text:style-name="Source_20_Text"><text:span text:style-name="T1"><text:s text:c="4"/>subjectivists apprehensions muses factory-jobs ...</text:span></text:span></text:p>
              <text:p text:style-name="P3"><text:span text:style-name="Source_20_Text"><text:span text:style-name="T1">PDT: pre-determiner</text:span></text:span></text:p>
              <text:p text:style-name="P3"><text:span text:style-name="Source_20_Text"><text:span text:style-name="T1"><text:s text:c="4"/>all both half many quite such sure this</text:span></text:span></text:p>
              <text:p text:style-name="P3"><text:span text:style-name="Source_20_Text"><text:span text:style-name="T1">POS: genitive marker</text:span></text:span></text:p>
              <text:p text:style-name="P3"><text:span text:style-name="Source_20_Text"><text:span text:style-name="T1"><text:s text:c="4"/>' 's</text:span></text:span></text:p>
              <text:p text:style-name="P3"><text:span text:style-name="Source_20_Text"><text:span text:style-name="T1">PRP: pronoun, personal</text:span></text:span></text:p>
              <text:p text:style-name="P3"><text:span text:style-name="Source_20_Text"><text:span text:style-name="T1"><text:s text:c="4"/>hers herself him himself hisself it itself me myself one oneself ours</text:span></text:span></text:p>
              <text:p text:style-name="P3"><text:span text:style-name="Source_20_Text"><text:span text:style-name="T1"><text:s text:c="4"/>ourselves ownself self she thee theirs them themselves they thou thy us</text:span></text:span></text:p>
              <text:p text:style-name="P3"><text:span text:style-name="Source_20_Text"><text:span text:style-name="T1">PRP$: pronoun, possessive</text:span></text:span></text:p>
              <text:p text:style-name="P3"><text:span text:style-name="Source_20_Text"><text:span text:style-name="T1"><text:s text:c="4"/>her his mine my our ours their thy your</text:span></text:span></text:p>
              <text:p text:style-name="P3"><text:span text:style-name="Source_20_Text"><text:span text:style-name="T1">RB: adverb</text:span></text:span></text:p>
              <text:p text:style-name="P3"><text:span text:style-name="Source_20_Text"><text:span text:style-name="T1"><text:s text:c="4"/>occasionally unabatingly maddeningly adventurously professedly</text:span></text:span></text:p>
              <text:p text:style-name="P3"><text:span text:style-name="Source_20_Text"><text:span text:style-name="T1"><text:s text:c="4"/>stirringly prominently technologically magisterially predominately</text:span></text:span></text:p>
              <text:p text:style-name="P3"><text:span text:style-name="Source_20_Text"><text:span text:style-name="T1"><text:s text:c="4"/>swiftly fiscally pitilessly ...</text:span></text:span></text:p>
              <text:p text:style-name="P3"><text:span text:style-name="Source_20_Text"><text:span text:style-name="T1">RBR: adverb, comparative</text:span></text:span></text:p>
              <text:p text:style-name="P3"><text:span text:style-name="Source_20_Text"><text:span text:style-name="T1"><text:s text:c="4"/>further gloomier grander graver greater grimmer harder harsher</text:span></text:span></text:p>
              <text:p text:style-name="P3"><text:span text:style-name="Source_20_Text"><text:span text:style-name="T1"><text:s text:c="4"/>healthier heavier higher however larger later leaner lengthier less-</text:span></text:span></text:p>
              <text:p text:style-name="P3"><text:span text:style-name="Source_20_Text"><text:span text:style-name="T1"><text:s text:c="4"/>perfectly lesser lonelier longer louder lower more ...</text:span></text:span></text:p>
              <text:p text:style-name="P3"><text:span text:style-name="Source_20_Text"><text:span text:style-name="T1">RBS: adverb, superlative</text:span></text:span></text:p>
              <text:p text:style-name="P3"><text:span text:style-name="Source_20_Text"><text:span text:style-name="T1"><text:s text:c="4"/>best biggest bluntest earliest farthest first furthest hardest</text:span></text:span></text:p>
              <text:p text:style-name="P3"><text:span text:style-name="Source_20_Text"><text:span text:style-name="T1"><text:s text:c="4"/>heartiest highest largest least less most nearest second tightest worst</text:span></text:span></text:p>
              <text:p text:style-name="P3"><text:span text:style-name="Source_20_Text"><text:span text:style-name="T1">RP: particle</text:span></text:span></text:p>
              <text:p text:style-name="P3"><text:span text:style-name="Source_20_Text"><text:span text:style-name="T1"><text:s text:c="4"/>aboard about across along apart around aside at away back before behind</text:span></text:span></text:p>
              <text:p text:style-name="P3"><text:span text:style-name="Source_20_Text"><text:span text:style-name="T1"><text:s text:c="4"/>by crop down ever fast for forth from go high i.e. in into just later</text:span></text:span></text:p>
              <text:p text:style-name="P3"><text:span text:style-name="Source_20_Text"><text:span text:style-name="T1"><text:s text:c="4"/>low more off on open out over per pie raising start teeth that through</text:span></text:span></text:p>
              <text:p text:style-name="P3"><text:span text:style-name="Source_20_Text"><text:span text:style-name="T1"><text:s text:c="4"/>under unto up up-pp upon whole with you</text:span></text:span></text:p>
              <text:p text:style-name="P3"><text:span text:style-name="Source_20_Text"><text:span text:style-name="T1">SYM: symbol</text:span></text:span></text:p>
              <text:p text:style-name="P3"><text:span text:style-name="Source_20_Text"><text:span text:style-name="T1"><text:s text:c="4"/>% &amp; ' '' ''. ) ). * + ,. &lt; = &gt; @ A[fj] U.S U.S.S.R * ** ***</text:span></text:span></text:p>
              <text:p text:style-name="P3"><text:span text:style-name="Source_20_Text"><text:span text:style-name="T1">TO: "to" as preposition or infinitive marker</text:span></text:span></text:p>
              <text:p text:style-name="P3"><text:span text:style-name="Source_20_Text"><text:span text:style-name="T1"><text:s text:c="4"/>to</text:span></text:span></text:p>
              <text:p text:style-name="P3"><text:span text:style-name="Source_20_Text"><text:span text:style-name="T1">UH: interjection</text:span></text:span></text:p>
              <text:p text:style-name="P3"><text:span text:style-name="Source_20_Text"><text:span text:style-name="T1"><text:s text:c="4"/>Goodbye Goody Gosh Wow Jeepers Jee-sus Hubba Hey Kee-reist Oops amen</text:span></text:span></text:p>
              <text:p text:style-name="P3"><text:span text:style-name="Source_20_Text"><text:span text:style-name="T1"><text:s text:c="4"/>huh howdy uh dammit whammo shucks heck anyways whodunnit honey golly</text:span></text:span></text:p>
              <text:p text:style-name="P3"><text:span text:style-name="Source_20_Text"><text:span text:style-name="T1"><text:s text:c="4"/>man baby diddle hush sonuvabitch ...</text:span></text:span></text:p>
              <text:p text:style-name="P3"><text:span text:style-name="Source_20_Text"><text:span text:style-name="T1">VB: verb, base form</text:span></text:span></text:p>
              <text:p text:style-name="P3"><text:span text:style-name="Source_20_Text"><text:span text:style-name="T1"><text:s text:c="4"/>ask assemble assess assign assume atone attention avoid bake balkanize</text:span></text:span></text:p>
              <text:p text:style-name="P3"><text:span text:style-name="Source_20_Text"><text:span text:style-name="T1"><text:s text:c="4"/>bank begin behold believe bend benefit bevel beware bless boil bomb</text:span></text:span></text:p>
              <text:p text:style-name="P3"><text:soft-page-break/><text:span text:style-name="Source_20_Text"><text:span text:style-name="T1"><text:s text:c="4"/>boost brace break bring broil brush build ...</text:span></text:span></text:p>
              <text:p text:style-name="P3"><text:span text:style-name="Source_20_Text"><text:span text:style-name="T1">VBD: verb, past tense</text:span></text:span></text:p>
              <text:p text:style-name="P3"><text:span text:style-name="Source_20_Text"><text:span text:style-name="T1"><text:s text:c="4"/>dipped pleaded swiped regummed soaked tidied convened halted registered</text:span></text:span></text:p>
              <text:p text:style-name="P3"><text:span text:style-name="Source_20_Text"><text:span text:style-name="T1"><text:s text:c="4"/>cushioned exacted snubbed strode aimed adopted belied figgered</text:span></text:span></text:p>
              <text:p text:style-name="P3"><text:span text:style-name="Source_20_Text"><text:span text:style-name="T1"><text:s text:c="4"/>speculated wore appreciated contemplated ...</text:span></text:span></text:p>
              <text:p text:style-name="P3"><text:span text:style-name="Source_20_Text"><text:span text:style-name="T1">VBG: verb, present participle or gerund</text:span></text:span></text:p>
              <text:p text:style-name="P3"><text:span text:style-name="Source_20_Text"><text:span text:style-name="T1"><text:s text:c="4"/>telegraphing stirring focusing angering judging stalling lactating</text:span></text:span></text:p>
              <text:p text:style-name="P3"><text:span text:style-name="Source_20_Text"><text:span text:style-name="T1"><text:s text:c="4"/>hankerin' alleging veering capping approaching traveling besieging</text:span></text:span></text:p>
              <text:p text:style-name="P3"><text:span text:style-name="Source_20_Text"><text:span text:style-name="T1"><text:s text:c="4"/>encrypting interrupting erasing wincing ...</text:span></text:span></text:p>
              <text:p text:style-name="P3"><text:span text:style-name="Source_20_Text"><text:span text:style-name="T1">VBN: verb, past participle</text:span></text:span></text:p>
              <text:p text:style-name="P3"><text:span text:style-name="Source_20_Text"><text:span text:style-name="T1"><text:s text:c="4"/>multihulled dilapidated aerosolized chaired languished panelized used</text:span></text:span></text:p>
              <text:p text:style-name="P3"><text:span text:style-name="Source_20_Text"><text:span text:style-name="T1"><text:s text:c="4"/>experimented flourished imitated reunifed factored condensed sheared</text:span></text:span></text:p>
              <text:p text:style-name="P3"><text:span text:style-name="Source_20_Text"><text:span text:style-name="T1"><text:s text:c="4"/>unsettled primed dubbed desired ...</text:span></text:span></text:p>
              <text:p text:style-name="P3"><text:span text:style-name="Source_20_Text"><text:span text:style-name="T1">VBP: verb, present tense, not 3rd person singular</text:span></text:span></text:p>
              <text:p text:style-name="P3"><text:span text:style-name="Source_20_Text"><text:span text:style-name="T1"><text:s text:c="4"/>predominate wrap resort sue twist spill cure lengthen brush terminate</text:span></text:span></text:p>
              <text:p text:style-name="P3"><text:span text:style-name="Source_20_Text"><text:span text:style-name="T1"><text:s text:c="4"/>appear tend stray glisten obtain comprise detest tease attract</text:span></text:span></text:p>
              <text:p text:style-name="P3"><text:span text:style-name="Source_20_Text"><text:span text:style-name="T1"><text:s text:c="4"/>emphasize mold postpone sever return wag ...</text:span></text:span></text:p>
              <text:p text:style-name="P3"><text:span text:style-name="Source_20_Text"><text:span text:style-name="T1">VBZ: verb, present tense, 3rd person singular</text:span></text:span></text:p>
              <text:p text:style-name="P3"><text:span text:style-name="Source_20_Text"><text:span text:style-name="T1"><text:s text:c="4"/>bases reconstructs marks mixes displeases seals carps weaves snatches</text:span></text:span></text:p>
              <text:p text:style-name="P3"><text:span text:style-name="Source_20_Text"><text:span text:style-name="T1"><text:s text:c="4"/>slumps stretches authorizes smolders pictures emerges stockpiles</text:span></text:span></text:p>
              <text:p text:style-name="P3"><text:span text:style-name="Source_20_Text"><text:span text:style-name="T1"><text:s text:c="4"/>seduces fizzes uses bolsters slaps speaks pleads ...</text:span></text:span></text:p>
              <text:p text:style-name="P3"><text:span text:style-name="Source_20_Text"><text:span text:style-name="T1">WDT: WH-determiner</text:span></text:span></text:p>
              <text:p text:style-name="P3"><text:span text:style-name="Source_20_Text"><text:span text:style-name="T1"><text:s text:c="4"/>that what whatever which whichever</text:span></text:span></text:p>
              <text:p text:style-name="P3"><text:span text:style-name="Source_20_Text"><text:span text:style-name="T1">WP: WH-pronoun</text:span></text:span></text:p>
              <text:p text:style-name="P3"><text:span text:style-name="Source_20_Text"><text:span text:style-name="T1"><text:s text:c="4"/>that what whatever whatsoever which who whom whosoever</text:span></text:span></text:p>
              <text:p text:style-name="P3"><text:span text:style-name="Source_20_Text"><text:span text:style-name="T1">WP$: WH-pronoun, possessive</text:span></text:span></text:p>
              <text:p text:style-name="P3"><text:span text:style-name="Source_20_Text"><text:span text:style-name="T1"><text:s text:c="4"/>whose</text:span></text:span></text:p>
              <text:p text:style-name="P3"><text:span text:style-name="Source_20_Text"><text:span text:style-name="T1">WRB: Wh-adverb</text:span></text:span></text:p>
              <text:p text:style-name="P3"><text:span text:style-name="Source_20_Text"><text:span text:style-name="T1"><text:s text:c="4"/>how however whence whenever where whereby whereever wherein whereof why</text:span></text:span></text:p>
              <text:p text:style-name="P3"><text:span text:style-name="Source_20_Text"><text:span text:style-name="T1">``: opening quotation mark</text:span></text:span></text:p>
              <text:p text:style-name="P14">That’s a lot to take in, but fortunately there are some patterns to help you remember what’s what.</text:p>
            </text:section>
          </text:section>
          <text:p text:style-name="P14">Here’s a summary that you can use to get started with NLTK’s POS tags:</text:p>
          <table:table table:name="Table3" table:style-name="Table3">
            <table:table-column table:style-name="Table3.A"/>
            <table:table-column table:style-name="Table3.B"/>
            <table:table-header-rows>
              <table:table-row>
                <table:table-cell table:style-name="Table3.A1" office:value-type="string">
                  <text:p text:style-name="P9">Tags that start with</text:p>
                </table:table-cell>
                <table:table-cell table:style-name="Table3.A1" office:value-type="string">
                  <text:p text:style-name="P9">Deal with</text:p>
                </table:table-cell>
              </table:table-row>
            </table:table-header-rows>
            <table:table-row>
              <table:table-cell table:style-name="Table3.A1" office:value-type="string">
                <text:p text:style-name="P7"><text:span text:style-name="Source_20_Text">JJ</text:span></text:p>
              </table:table-cell>
              <table:table-cell table:style-name="Table3.A1" office:value-type="string">
                <text:p text:style-name="P7">Adjectives</text:p>
              </table:table-cell>
            </table:table-row>
            <table:table-row>
              <table:table-cell table:style-name="Table3.A3" office:value-type="string">
                <text:p text:style-name="P7"><text:span text:style-name="Source_20_Text">NN</text:span></text:p>
              </table:table-cell>
              <table:table-cell table:style-name="Table3.A3" office:value-type="string">
                <text:p text:style-name="P7">Nouns</text:p>
              </table:table-cell>
            </table:table-row>
            <table:table-row>
              <table:table-cell table:style-name="Table3.A3" office:value-type="string">
                <text:p text:style-name="P7"><text:span text:style-name="Source_20_Text">RB</text:span></text:p>
              </table:table-cell>
              <table:table-cell table:style-name="Table3.A3" office:value-type="string">
                <text:p text:style-name="P7">Adverbs</text:p>
              </table:table-cell>
            </table:table-row>
            <table:table-row>
              <table:table-cell table:style-name="Table3.A3" office:value-type="string">
                <text:p text:style-name="P7"><text:span text:style-name="Source_20_Text">PRP</text:span></text:p>
              </table:table-cell>
              <table:table-cell table:style-name="Table3.A3" office:value-type="string">
                <text:p text:style-name="P7">Pronouns</text:p>
              </table:table-cell>
            </table:table-row>
            <table:table-row>
              <table:table-cell table:style-name="Table3.A1" office:value-type="string">
                <text:p text:style-name="P7"><text:span text:style-name="Source_20_Text">VB</text:span></text:p>
              </table:table-cell>
              <table:table-cell table:style-name="Table3.A1" office:value-type="string">
                <text:p text:style-name="P8">Verbs</text:p>
              </table:table-cell>
            </table:table-row>
          </table:table>
          <text:p text:style-name="P14">Now that you know what the POS tags mean, you can see that your tagging was fairly successful:</text:p>
          <text:list text:style-name="L8">
            <text:list-item>
              <text:p text:style-name="P24"><text:span text:style-name="Source_20_Text"><text:span text:style-name="T1">'pie'</text:span></text:span><text:span text:style-name="T1"> was tagged </text:span><text:span text:style-name="Source_20_Text"><text:span text:style-name="T1">NN</text:span></text:span><text:span text:style-name="T1"> because it’s a singular noun.</text:span></text:p>
            </text:list-item>
            <text:list-item>
              <text:p text:style-name="P24"><text:span text:style-name="Source_20_Text"><text:span text:style-name="T1">'you'</text:span></text:span><text:span text:style-name="T1"> was tagged </text:span><text:span text:style-name="Source_20_Text"><text:span text:style-name="T1">PRP</text:span></text:span><text:span text:style-name="T1"> because it’s a personal pronoun.</text:span></text:p>
            </text:list-item>
            <text:list-item>
              <text:p text:style-name="P24"><text:span text:style-name="Source_20_Text"><text:span text:style-name="T1">'invent'</text:span></text:span><text:span text:style-name="T1"> was tagged </text:span><text:span text:style-name="Source_20_Text"><text:span text:style-name="T1">VB</text:span></text:span><text:span text:style-name="T1"> because it’s the base form of a verb.</text:span></text:p>
            </text:list-item>
          </text:list>
          <text:p text:style-name="P11"><text:span text:style-name="T1">But how would NLTK handle tagging the parts of speech in a text that is basically gibberish? </text:span><text:a xlink:type="simple" xlink:href="https://www.poetryfoundation.org/poems/42916/jabberwocky" text:style-name="Internet_20_link" text:visited-style-name="Visited_20_Internet_20_Link"><text:span text:style-name="T1">Jabberwocky</text:span></text:a><text:span text:style-name="T1"> is a </text:span><text:a xlink:type="simple" xlink:href="https://en.wikipedia.org/wiki/Nonsense_verse" text:style-name="Internet_20_link" text:visited-style-name="Visited_20_Internet_20_Link"><text:span text:style-name="T1">nonsense poem</text:span></text:a><text:span text:style-name="T1"> that doesn’t technically mean much but is still written in a way that can convey some kind of meaning to English speakers.</text:span></text:p>
          <text:p text:style-name="P14">Make a string to hold an excerpt from this poem:</text:p>
          <text:p text:style-name="P13">Python</text:p>
          <text:p text:style-name="P3"><text:span text:style-name="Source_20_Text"><text:span text:style-name="T1">&gt;&gt;&gt; jabberwocky_excerpt = """</text:span></text:span></text:p>
          <text:p text:style-name="P3"><text:span text:style-name="Source_20_Text"><text:span text:style-name="T1">... 'Twas brillig, and the slithy toves did gyre and gimble in the wabe:</text:span></text:span></text:p>
          <text:p text:style-name="P3"><text:span text:style-name="Source_20_Text"><text:span text:style-name="T1">... all mimsy were the borogoves, and the mome raths outgrabe."""</text:span></text:span></text:p>
          <text:p text:style-name="P11"><text:span text:style-name="T1">Use </text:span><text:span text:style-name="Source_20_Text"><text:span text:style-name="T1">word_tokenize</text:span></text:span><text:span text:style-name="T1"> to separate the words in the excerpt and store them in a list:</text:span></text:p>
          <text:p text:style-name="P13">Python</text:p>
          <text:p text:style-name="P3"><text:span text:style-name="Source_20_Text"><text:span text:style-name="T1">&gt;&gt;&gt; words_in_excerpt = word_tokenize(jabberwocky_excerpt)</text:span></text:span></text:p>
          <text:p text:style-name="P11"><text:soft-page-break/><text:span text:style-name="T1">Call </text:span><text:span text:style-name="Source_20_Text"><text:span text:style-name="T1">nltk.pos_tag()</text:span></text:span><text:span text:style-name="T1"> on your new list of words:</text:span></text:p>
          <text:p text:style-name="P13">Python</text:p>
          <text:p text:style-name="P3"><text:span text:style-name="Source_20_Text"><text:span text:style-name="T1">&gt;&gt;&gt; nltk.pos_tag(words_in_excerpt)</text:span></text:span></text:p>
          <text:p text:style-name="P3"><text:span text:style-name="Source_20_Text"><text:span text:style-name="T1">[("'T", 'NN'),</text:span></text:span></text:p>
          <text:p text:style-name="P3"><text:span text:style-name="Source_20_Text"><text:span text:style-name="T1"><text:s/>('was', 'VBD'),</text:span></text:span></text:p>
          <text:p text:style-name="P3"><text:span text:style-name="Source_20_Text"><text:span text:style-name="T1"><text:s/>('brillig', 'VBN'),</text:span></text:span></text:p>
          <text:p text:style-name="P3"><text:span text:style-name="Source_20_Text"><text:span text:style-name="T1"><text:s/>(',', ','),</text:span></text:span></text:p>
          <text:p text:style-name="P3"><text:span text:style-name="Source_20_Text"><text:span text:style-name="T1"><text:s/>('and', 'CC'),</text:span></text:span></text:p>
          <text:p text:style-name="P3"><text:span text:style-name="Source_20_Text"><text:span text:style-name="T1"><text:s/>('the', 'DT'),</text:span></text:span></text:p>
          <text:p text:style-name="P3"><text:span text:style-name="Source_20_Text"><text:span text:style-name="T1"><text:s/>('slithy', 'JJ'),</text:span></text:span></text:p>
          <text:p text:style-name="P3"><text:span text:style-name="Source_20_Text"><text:span text:style-name="T1"><text:s/>('toves', 'NNS'),</text:span></text:span></text:p>
          <text:p text:style-name="P3"><text:span text:style-name="Source_20_Text"><text:span text:style-name="T1"><text:s/>('did', 'VBD'),</text:span></text:span></text:p>
          <text:p text:style-name="P3"><text:span text:style-name="Source_20_Text"><text:span text:style-name="T1"><text:s/>('gyre', 'NN'),</text:span></text:span></text:p>
          <text:p text:style-name="P3"><text:span text:style-name="Source_20_Text"><text:span text:style-name="T1"><text:s/>('and', 'CC'),</text:span></text:span></text:p>
          <text:p text:style-name="P3"><text:span text:style-name="Source_20_Text"><text:span text:style-name="T1"><text:s/>('gimble', 'JJ'),</text:span></text:span></text:p>
          <text:p text:style-name="P3"><text:span text:style-name="Source_20_Text"><text:span text:style-name="T1"><text:s/>('in', 'IN'),</text:span></text:span></text:p>
          <text:p text:style-name="P3"><text:span text:style-name="Source_20_Text"><text:span text:style-name="T1"><text:s/>('the', 'DT'),</text:span></text:span></text:p>
          <text:p text:style-name="P3"><text:span text:style-name="Source_20_Text"><text:span text:style-name="T1"><text:s/>('wabe', 'NN'),</text:span></text:span></text:p>
          <text:p text:style-name="P3"><text:span text:style-name="Source_20_Text"><text:span text:style-name="T1"><text:s/>(':', ':'),</text:span></text:span></text:p>
          <text:p text:style-name="P3"><text:span text:style-name="Source_20_Text"><text:span text:style-name="T1"><text:s/>('all', 'DT'),</text:span></text:span></text:p>
          <text:p text:style-name="P3"><text:span text:style-name="Source_20_Text"><text:span text:style-name="T1"><text:s/>('mimsy', 'NNS'),</text:span></text:span></text:p>
          <text:p text:style-name="P3"><text:span text:style-name="Source_20_Text"><text:span text:style-name="T1"><text:s/>('were', 'VBD'),</text:span></text:span></text:p>
          <text:p text:style-name="P3"><text:span text:style-name="Source_20_Text"><text:span text:style-name="T1"><text:s/>('the', 'DT'),</text:span></text:span></text:p>
          <text:p text:style-name="P3"><text:span text:style-name="Source_20_Text"><text:span text:style-name="T1"><text:s/>('borogoves', 'NNS'),</text:span></text:span></text:p>
          <text:p text:style-name="P3"><text:span text:style-name="Source_20_Text"><text:span text:style-name="T1"><text:s/>(',', ','),</text:span></text:span></text:p>
          <text:p text:style-name="P3"><text:span text:style-name="Source_20_Text"><text:span text:style-name="T1"><text:s/>('and', 'CC'),</text:span></text:span></text:p>
          <text:p text:style-name="P3"><text:span text:style-name="Source_20_Text"><text:span text:style-name="T1"><text:s/>('the', 'DT'),</text:span></text:span></text:p>
          <text:p text:style-name="P3"><text:span text:style-name="Source_20_Text"><text:span text:style-name="T1"><text:s/>('mome', 'JJ'),</text:span></text:span></text:p>
          <text:p text:style-name="P3"><text:span text:style-name="Source_20_Text"><text:span text:style-name="T1"><text:s/>('raths', 'NNS'),</text:span></text:span></text:p>
          <text:p text:style-name="P3"><text:span text:style-name="Source_20_Text"><text:span text:style-name="T1"><text:s/>('outgrabe', 'RB'),</text:span></text:span></text:p>
          <text:p text:style-name="P3"><text:span text:style-name="Source_20_Text"><text:span text:style-name="T1"><text:s/>('.', '.')]</text:span></text:span></text:p>
          <text:p text:style-name="P11"><text:span text:style-name="T1">Accepted English words like </text:span><text:span text:style-name="Source_20_Text"><text:span text:style-name="T1">'and'</text:span></text:span><text:span text:style-name="T1"> and </text:span><text:span text:style-name="Source_20_Text"><text:span text:style-name="T1">'the'</text:span></text:span><text:span text:style-name="T1"> were correctly tagged as a conjunction and a determiner, respectively. The gibberish word </text:span><text:span text:style-name="Source_20_Text"><text:span text:style-name="T1">'slithy'</text:span></text:span><text:span text:style-name="T1"> was tagged as an adjective, which is what a human English speaker would probably assume from the context of the poem as well. Way to go, NLTK!</text:span></text:p>
          <text:p text:style-name="P10"><text:a xlink:type="simple" xlink:href="https://realpython.com/account/join/" text:style-name="Internet_20_link" text:visited-style-name="Visited_20_Internet_20_Link"><text:span text:style-name="T1">Remove ads</text:span></text:a></text:p>
          <text:h text:style-name="P2" text:outline-level="2"><text:bookmark text:name="lemmatizing"/>Lemmatizing</text:h>
          <text:p text:style-name="P11"><text:span text:style-name="T1">Now that you’re up to speed on parts of speech, you can circle back to lemmatizing. Like stemming, </text:span><text:span text:style-name="Strong_20_Emphasis"><text:span text:style-name="T1">lemmatizing</text:span></text:span><text:span text:style-name="T1"> reduces words to their core meaning, but it will give you a complete English word that makes sense on its own instead of just a fragment of a word like </text:span><text:span text:style-name="Source_20_Text"><text:span text:style-name="T1">'discoveri'</text:span></text:span><text:span text:style-name="T1">.</text:span></text:p>
          <text:p text:style-name="P11"><text:span text:style-name="Strong_20_Emphasis"><text:span text:style-name="T1">Note:</text:span></text:span><text:span text:style-name="T1"> A </text:span><text:span text:style-name="Strong_20_Emphasis"><text:span text:style-name="T1">lemma</text:span></text:span><text:span text:style-name="T1"> is a word that represents a whole group of words, and that group of words is called a </text:span><text:span text:style-name="Strong_20_Emphasis"><text:span text:style-name="T1">lexeme</text:span></text:span><text:span text:style-name="T1">.</text:span></text:p>
          <text:p text:style-name="P11"><text:span text:style-name="T1">For example, if you were to look up </text:span><text:a xlink:type="simple" xlink:href="https://www.merriam-webster.com/dictionary/blending" text:style-name="Internet_20_link" text:visited-style-name="Visited_20_Internet_20_Link"><text:span text:style-name="T1">the word “blending” in a dictionary</text:span></text:a><text:span text:style-name="T1">, then you’d need to look at the entry for “blend,” but you would find “blending” listed in that entry.</text:span></text:p>
          <text:p text:style-name="P11"><text:span text:style-name="T1">In this example, “blend” is the </text:span><text:span text:style-name="Strong_20_Emphasis"><text:span text:style-name="T1">lemma</text:span></text:span><text:span text:style-name="T1">, and “blending” is part of the </text:span><text:span text:style-name="Strong_20_Emphasis"><text:span text:style-name="T1">lexeme</text:span></text:span><text:span text:style-name="T1">. So when you lemmatize a word, you are reducing it to its lemma.</text:span></text:p>
          <text:p text:style-name="P14">Here’s how to import the relevant parts of NLTK in order to start lemmatizing:</text:p>
          <text:p text:style-name="P13">Python</text:p>
          <text:p text:style-name="P3"><text:span text:style-name="Source_20_Text"><text:span text:style-name="T1">&gt;&gt;&gt; from nltk.stem import WordNetLemmatizer</text:span></text:span></text:p>
          <text:p text:style-name="P14">Create a lemmatizer to use:</text:p>
          <text:p text:style-name="P13">Python</text:p>
          <text:p text:style-name="P3"><text:span text:style-name="Source_20_Text"><text:span text:style-name="T1">&gt;&gt;&gt; lemmatizer = WordNetLemmatizer()</text:span></text:span></text:p>
          <text:p text:style-name="P14">Let’s start with lemmatizing a plural noun:</text:p>
          <text:p text:style-name="P13">Python</text:p>
          <text:p text:style-name="P3"><text:soft-page-break/><text:span text:style-name="Source_20_Text"><text:span text:style-name="T1">&gt;&gt;&gt; lemmatizer.lemmatize("scarves")</text:span></text:span></text:p>
          <text:p text:style-name="P3"><text:span text:style-name="Source_20_Text"><text:span text:style-name="T1">'scarf'</text:span></text:span></text:p>
          <text:p text:style-name="P11"><text:span text:style-name="Source_20_Text"><text:span text:style-name="T1">"scarves"</text:span></text:span><text:span text:style-name="T1"> gave you </text:span><text:span text:style-name="Source_20_Text"><text:span text:style-name="T1">'scarf'</text:span></text:span><text:span text:style-name="T1">, so that’s already a bit more sophisticated than what you would have gotten with the Porter stemmer, which is </text:span><text:span text:style-name="Source_20_Text"><text:span text:style-name="T1">'scarv'</text:span></text:span><text:span text:style-name="T1">. Next, create a string with more than one word to lemmatize:</text:span></text:p>
          <text:p text:style-name="P13">Python</text:p>
          <text:p text:style-name="P3"><text:span text:style-name="Source_20_Text"><text:span text:style-name="T1">&gt;&gt;&gt; string_for_lemmatizing = "The friends of DeSoto love scarves."</text:span></text:span></text:p>
          <text:p text:style-name="P14">Now tokenize that string by word:</text:p>
          <text:p text:style-name="P13">Python</text:p>
          <text:p text:style-name="P3"><text:span text:style-name="Source_20_Text"><text:span text:style-name="T1">&gt;&gt;&gt; words = word_tokenize(string_for_lemmatizing)</text:span></text:span></text:p>
          <text:p text:style-name="P14">Here’s your list of words:</text:p>
          <text:p text:style-name="P13">Python</text:p>
          <text:p text:style-name="P3"><text:span text:style-name="Source_20_Text"><text:span text:style-name="T1">&gt;&gt;&gt; words</text:span></text:span></text:p>
          <text:p text:style-name="P3"><text:span text:style-name="Source_20_Text"><text:span text:style-name="T1">['The',</text:span></text:span></text:p>
          <text:p text:style-name="P3"><text:span text:style-name="Source_20_Text"><text:span text:style-name="T1"><text:s/>'friends',</text:span></text:span></text:p>
          <text:p text:style-name="P3"><text:span text:style-name="Source_20_Text"><text:span text:style-name="T1"><text:s/>'of',</text:span></text:span></text:p>
          <text:p text:style-name="P3"><text:span text:style-name="Source_20_Text"><text:span text:style-name="T1"><text:s/>'DeSoto',</text:span></text:span></text:p>
          <text:p text:style-name="P3"><text:span text:style-name="Source_20_Text"><text:span text:style-name="T1"><text:s/>'love'</text:span></text:span></text:p>
          <text:p text:style-name="P3"><text:span text:style-name="Source_20_Text"><text:span text:style-name="T1"><text:s/>'scarves',</text:span></text:span></text:p>
          <text:p text:style-name="P3"><text:span text:style-name="Source_20_Text"><text:span text:style-name="T1"><text:s/>'.']</text:span></text:span></text:p>
          <text:p text:style-name="P11"><text:span text:style-name="T1">Create a list containing all the words in </text:span><text:span text:style-name="Source_20_Text"><text:span text:style-name="T1">words</text:span></text:span><text:span text:style-name="T1"> after they’ve been lemmatized:</text:span></text:p>
          <text:p text:style-name="P13">Python</text:p>
          <text:p text:style-name="P3"><text:span text:style-name="Source_20_Text"><text:span text:style-name="T1">&gt;&gt;&gt; lemmatized_words = [lemmatizer.lemmatize(word) for word in words]</text:span></text:span></text:p>
          <text:p text:style-name="P14">Here’s the list you got:</text:p>
          <text:p text:style-name="P13">Python</text:p>
          <text:p text:style-name="P3"><text:span text:style-name="Source_20_Text"><text:span text:style-name="T1">&gt;&gt;&gt; lemmatized_words</text:span></text:span></text:p>
          <text:p text:style-name="P3"><text:span text:style-name="Source_20_Text"><text:span text:style-name="T1">['The',</text:span></text:span></text:p>
          <text:p text:style-name="P3"><text:span text:style-name="Source_20_Text"><text:span text:style-name="T1"><text:s/>'friend',</text:span></text:span></text:p>
          <text:p text:style-name="P3"><text:span text:style-name="Source_20_Text"><text:span text:style-name="T1"><text:s/>'of',</text:span></text:span></text:p>
          <text:p text:style-name="P3"><text:span text:style-name="Source_20_Text"><text:span text:style-name="T1"><text:s/>'DeSoto',</text:span></text:span></text:p>
          <text:p text:style-name="P3"><text:span text:style-name="Source_20_Text"><text:span text:style-name="T1"><text:s/>'love',</text:span></text:span></text:p>
          <text:p text:style-name="P3"><text:span text:style-name="Source_20_Text"><text:span text:style-name="T1"><text:s/>'scarf',</text:span></text:span></text:p>
          <text:p text:style-name="P3"><text:span text:style-name="Source_20_Text"><text:span text:style-name="T1"><text:s/>'.'</text:span></text:span></text:p>
          <text:p text:style-name="P11"><text:span text:style-name="T1">That looks right. The plurals </text:span><text:span text:style-name="Source_20_Text"><text:span text:style-name="T1">'friends'</text:span></text:span><text:span text:style-name="T1"> and </text:span><text:span text:style-name="Source_20_Text"><text:span text:style-name="T1">'scarves'</text:span></text:span><text:span text:style-name="T1"> became the singulars </text:span><text:span text:style-name="Source_20_Text"><text:span text:style-name="T1">'friend'</text:span></text:span><text:span text:style-name="T1"> and </text:span><text:span text:style-name="Source_20_Text"><text:span text:style-name="T1">'scarf'</text:span></text:span><text:span text:style-name="T1">.</text:span></text:p>
          <text:p text:style-name="P11"><text:span text:style-name="T1">But what would happen if you lemmatized a word that looked very different from its lemma? Try lemmatizing </text:span><text:span text:style-name="Source_20_Text"><text:span text:style-name="T1">"worst"</text:span></text:span><text:span text:style-name="T1">:</text:span></text:p>
          <text:p text:style-name="P13">Python</text:p>
          <text:p text:style-name="P3"><text:span text:style-name="Source_20_Text"><text:span text:style-name="T1">&gt;&gt;&gt; lemmatizer.lemmatize("worst")</text:span></text:span></text:p>
          <text:p text:style-name="P3"><text:span text:style-name="Source_20_Text"><text:span text:style-name="T1">'worst'</text:span></text:span></text:p>
          <text:p text:style-name="P11"><text:span text:style-name="T1">You got the result </text:span><text:span text:style-name="Source_20_Text"><text:span text:style-name="T1">'worst'</text:span></text:span><text:span text:style-name="T1"> because </text:span><text:span text:style-name="Source_20_Text"><text:span text:style-name="T1">lemmatizer.lemmatize()</text:span></text:span><text:span text:style-name="T1"> assumed that </text:span><text:a xlink:type="simple" xlink:href="https://www.merriam-webster.com/dictionary/worst" text:style-name="Internet_20_link" text:visited-style-name="Visited_20_Internet_20_Link"><text:span text:style-name="Source_20_Text"><text:span text:style-name="T1">"worst"</text:span></text:span><text:span text:style-name="T1"> was a noun</text:span></text:a><text:span text:style-name="T1">. You can make it clear that you want </text:span><text:span text:style-name="Source_20_Text"><text:span text:style-name="T1">"worst"</text:span></text:span><text:span text:style-name="T1"> to be an adjective:</text:span></text:p>
          <text:p text:style-name="P13">Python</text:p>
          <text:p text:style-name="P3"><text:span text:style-name="Source_20_Text"><text:span text:style-name="T1">&gt;&gt;&gt; lemmatizer.lemmatize("worst", pos="a")</text:span></text:span></text:p>
          <text:p text:style-name="P3"><text:span text:style-name="Source_20_Text"><text:span text:style-name="T1">'bad'</text:span></text:span></text:p>
          <text:p text:style-name="P11"><text:span text:style-name="T1">The default parameter for </text:span><text:span text:style-name="Source_20_Text"><text:span text:style-name="T1">pos</text:span></text:span><text:span text:style-name="T1"> is </text:span><text:span text:style-name="Source_20_Text"><text:span text:style-name="T1">'n'</text:span></text:span><text:span text:style-name="T1"> for noun, but you made sure that </text:span><text:span text:style-name="Source_20_Text"><text:span text:style-name="T1">"worst"</text:span></text:span><text:span text:style-name="T1"> was treated as an adjective by adding the parameter </text:span><text:span text:style-name="Source_20_Text"><text:span text:style-name="T1">pos="a"</text:span></text:span><text:span text:style-name="T1">. As a result, you got </text:span><text:span text:style-name="Source_20_Text"><text:span text:style-name="T1">'bad'</text:span></text:span><text:span text:style-name="T1">, which looks very different from your original word and is nothing like what you’d get if you were stemming. This is because </text:span><text:span text:style-name="Source_20_Text"><text:span text:style-name="T1">"worst"</text:span></text:span><text:span text:style-name="T1"> is the </text:span><text:a xlink:type="simple" xlink:href="https://www.merriam-webster.com/dictionary/superlative" text:style-name="Internet_20_link" text:visited-style-name="Visited_20_Internet_20_Link"><text:span text:style-name="T1">superlative</text:span></text:a><text:span text:style-name="T1"> form of the adjective </text:span><text:span text:style-name="Source_20_Text"><text:span text:style-name="T1">'bad'</text:span></text:span><text:span text:style-name="T1">, and lemmatizing reduces superlatives as well as </text:span><text:a xlink:type="simple" xlink:href="https://www.merriam-webster.com/dictionary/comparative" text:style-name="Internet_20_link" text:visited-style-name="Visited_20_Internet_20_Link"><text:span text:style-name="T1">comparatives</text:span></text:a><text:span text:style-name="T1"> to their lemmas.</text:span></text:p>
          <text:p text:style-name="P11"><text:soft-page-break/><text:span text:style-name="T1">Now that you know how to use NLTK to tag parts of speech, you can try tagging your words before lemmatizing them to avoid mixing up </text:span><text:a xlink:type="simple" xlink:href="https://en.wikipedia.org/wiki/Homograph" text:style-name="Internet_20_link" text:visited-style-name="Visited_20_Internet_20_Link"><text:span text:style-name="T1">homographs</text:span></text:a><text:span text:style-name="T1">, or words that are spelled the same but have different meanings and can be different parts of speech.</text:span></text:p>
          <text:p text:style-name="P10"><text:a xlink:type="simple" xlink:href="https://realpython.com/account/join/" text:style-name="Internet_20_link" text:visited-style-name="Visited_20_Internet_20_Link"><text:span text:style-name="T1">Remove ads</text:span></text:a></text:p>
          <text:h text:style-name="P2" text:outline-level="2"><text:bookmark text:name="chunking"/>Chunking</text:h>
          <text:p text:style-name="P11"><text:span text:style-name="T1">While tokenizing allows you to identify words and sentences, </text:span><text:span text:style-name="Strong_20_Emphasis"><text:span text:style-name="T1">chunking</text:span></text:span><text:span text:style-name="T1"> allows you to identify </text:span><text:span text:style-name="Strong_20_Emphasis"><text:span text:style-name="T1">phrases</text:span></text:span><text:span text:style-name="T1">.</text:span></text:p>
          <text:p text:style-name="P11"><text:span text:style-name="Strong_20_Emphasis"><text:span text:style-name="T1">Note:</text:span></text:span><text:span text:style-name="T1"> A </text:span><text:span text:style-name="Strong_20_Emphasis"><text:span text:style-name="T1">phrase</text:span></text:span><text:span text:style-name="T1"> is a word or group of words that works as a single unit to perform a grammatical function. </text:span><text:span text:style-name="Strong_20_Emphasis"><text:span text:style-name="T1">Noun phrases</text:span></text:span><text:span text:style-name="T1"> are built around a noun.</text:span></text:p>
          <text:p text:style-name="P14">Here are some examples:</text:p>
          <text:list text:style-name="L9">
            <text:list-item>
              <text:p text:style-name="P16">“A planet”</text:p>
            </text:list-item>
            <text:list-item>
              <text:p text:style-name="P16">“A tilting planet”</text:p>
            </text:list-item>
            <text:list-item>
              <text:p text:style-name="P16">“A swiftly tilting planet”</text:p>
            </text:list-item>
          </text:list>
          <text:p text:style-name="P14">Chunking makes use of POS tags to group words and apply chunk tags to those groups. Chunks don’t overlap, so one instance of a word can be in only one chunk at a time.</text:p>
          <text:p text:style-name="P14">Here’s how to import the relevant parts of NLTK in order to chunk:</text:p>
          <text:p text:style-name="P13">Python</text:p>
          <text:p text:style-name="P3"><text:span text:style-name="Source_20_Text"><text:span text:style-name="T1">&gt;&gt;&gt; from nltk.tokenize import word_tokenize</text:span></text:span></text:p>
          <text:p text:style-name="P11"><text:span text:style-name="T1">Before you can chunk, you need to make sure that the parts of speech in your text are tagged, so create a string for POS tagging. You can use this quote from </text:span><text:a xlink:type="simple" xlink:href="https://en.wikipedia.org/wiki/The_Lord_of_the_Rings" text:style-name="Internet_20_link" text:visited-style-name="Visited_20_Internet_20_Link"><text:span text:style-name="Emphasis"><text:span text:style-name="T1">The Lord of the Rings</text:span></text:span></text:a><text:span text:style-name="T1">:</text:span></text:p>
          <text:p text:style-name="P13">Python</text:p>
          <text:p text:style-name="P3"><text:span text:style-name="Source_20_Text"><text:span text:style-name="T1">&gt;&gt;&gt; lotr_quote = "It's a dangerous business, Frodo, going out your door."</text:span></text:span></text:p>
          <text:p text:style-name="P14">Now tokenize that string by word:</text:p>
          <text:p text:style-name="P13">Python</text:p>
          <text:p text:style-name="P3"><text:span text:style-name="Source_20_Text"><text:span text:style-name="T1">&gt;&gt;&gt; words_in_lotr_quote = word_tokenize(lotr_quote)</text:span></text:span></text:p>
          <text:p text:style-name="P3"><text:span text:style-name="Source_20_Text"><text:span text:style-name="T1">&gt;&gt;&gt; words_in_lotr_quote</text:span></text:span></text:p>
          <text:p text:style-name="P3"><text:span text:style-name="Source_20_Text"><text:span text:style-name="T1">['It',</text:span></text:span></text:p>
          <text:p text:style-name="P3"><text:span text:style-name="Source_20_Text"><text:span text:style-name="T1"><text:s/>"'s",</text:span></text:span></text:p>
          <text:p text:style-name="P3"><text:span text:style-name="Source_20_Text"><text:span text:style-name="T1"><text:s/>'a',</text:span></text:span></text:p>
          <text:p text:style-name="P3"><text:span text:style-name="Source_20_Text"><text:span text:style-name="T1"><text:s/>'dangerous',</text:span></text:span></text:p>
          <text:p text:style-name="P3"><text:span text:style-name="Source_20_Text"><text:span text:style-name="T1"><text:s/>'business',</text:span></text:span></text:p>
          <text:p text:style-name="P3"><text:span text:style-name="Source_20_Text"><text:span text:style-name="T1"><text:s/>',',</text:span></text:span></text:p>
          <text:p text:style-name="P3"><text:span text:style-name="Source_20_Text"><text:span text:style-name="T1"><text:s/>'Frodo',</text:span></text:span></text:p>
          <text:p text:style-name="P3"><text:span text:style-name="Source_20_Text"><text:span text:style-name="T1"><text:s/>',',</text:span></text:span></text:p>
          <text:p text:style-name="P3"><text:span text:style-name="Source_20_Text"><text:span text:style-name="T1"><text:s/>'going',</text:span></text:span></text:p>
          <text:p text:style-name="P3"><text:span text:style-name="Source_20_Text"><text:span text:style-name="T1"><text:s/>'out',</text:span></text:span></text:p>
          <text:p text:style-name="P3"><text:span text:style-name="Source_20_Text"><text:span text:style-name="T1"><text:s/>'your',</text:span></text:span></text:p>
          <text:p text:style-name="P3"><text:span text:style-name="Source_20_Text"><text:span text:style-name="T1"><text:s/>'door',</text:span></text:span></text:p>
          <text:p text:style-name="P3"><text:span text:style-name="Source_20_Text"><text:span text:style-name="T1"><text:s/>'.']</text:span></text:span></text:p>
          <text:p text:style-name="P11"><text:span text:style-name="T1">Now you’ve got a list of all of the words in </text:span><text:span text:style-name="Source_20_Text"><text:span text:style-name="T1">lotr_quote</text:span></text:span><text:span text:style-name="T1">.</text:span></text:p>
          <text:p text:style-name="P14">The next step is to tag those words by part of speech:</text:p>
          <text:p text:style-name="P13">Python</text:p>
          <text:p text:style-name="P3"><text:span text:style-name="Source_20_Text"><text:span text:style-name="T1">&gt;&gt;&gt; nltk.download("averaged_perceptron_tagger")</text:span></text:span></text:p>
          <text:p text:style-name="P3"><text:span text:style-name="Source_20_Text"><text:span text:style-name="T1">&gt;&gt;&gt; lotr_pos_tags = nltk.pos_tag(words_in_lotr_quote)</text:span></text:span></text:p>
          <text:p text:style-name="P3"><text:span text:style-name="Source_20_Text"><text:span text:style-name="T1">&gt;&gt;&gt; lotr_pos_tags</text:span></text:span></text:p>
          <text:p text:style-name="P3"><text:span text:style-name="Source_20_Text"><text:span text:style-name="T1">[('It', 'PRP'),</text:span></text:span></text:p>
          <text:p text:style-name="P3"><text:span text:style-name="Source_20_Text"><text:span text:style-name="T1"><text:s/>("'s", 'VBZ'),</text:span></text:span></text:p>
          <text:p text:style-name="P3"><text:span text:style-name="Source_20_Text"><text:span text:style-name="T1"><text:s/>('a', 'DT'),</text:span></text:span></text:p>
          <text:p text:style-name="P3"><text:span text:style-name="Source_20_Text"><text:span text:style-name="T1"><text:s/>('dangerous', 'JJ'),</text:span></text:span></text:p>
          <text:p text:style-name="P3"><text:span text:style-name="Source_20_Text"><text:span text:style-name="T1"><text:s/>('business', 'NN'),</text:span></text:span></text:p>
          <text:p text:style-name="P3"><text:span text:style-name="Source_20_Text"><text:span text:style-name="T1"><text:s/>(',', ','),</text:span></text:span></text:p>
          <text:p text:style-name="P3"><text:span text:style-name="Source_20_Text"><text:span text:style-name="T1"><text:s/>('Frodo', 'NNP'),</text:span></text:span></text:p>
          <text:p text:style-name="P3"><text:span text:style-name="Source_20_Text"><text:span text:style-name="T1"><text:s/>(',', ','),</text:span></text:span></text:p>
          <text:p text:style-name="P3"><text:soft-page-break/><text:span text:style-name="Source_20_Text"><text:span text:style-name="T1"><text:s/>('going', 'VBG'),</text:span></text:span></text:p>
          <text:p text:style-name="P3"><text:span text:style-name="Source_20_Text"><text:span text:style-name="T1"><text:s/>('out', 'RP'),</text:span></text:span></text:p>
          <text:p text:style-name="P3"><text:span text:style-name="Source_20_Text"><text:span text:style-name="T1"><text:s/>('your', 'PRP$'),</text:span></text:span></text:p>
          <text:p text:style-name="P3"><text:span text:style-name="Source_20_Text"><text:span text:style-name="T1"><text:s/>('door', 'NN'),</text:span></text:span></text:p>
          <text:p text:style-name="P3"><text:span text:style-name="Source_20_Text"><text:span text:style-name="T1"><text:s/>('.', '.')]</text:span></text:span></text:p>
          <text:p text:style-name="P14">You’ve got a list of tuples of all the words in the quote, along with their POS tag. In order to chunk, you first need to define a chunk grammar.</text:p>
          <text:p text:style-name="P11"><text:span text:style-name="Strong_20_Emphasis"><text:span text:style-name="T1">Note:</text:span></text:span><text:span text:style-name="T1"> A </text:span><text:span text:style-name="Strong_20_Emphasis"><text:span text:style-name="T1">chunk grammar</text:span></text:span><text:span text:style-name="T1"> is a combination of rules on how sentences should be chunked. It often uses </text:span><text:a xlink:type="simple" xlink:href="https://realpython.com/regex-python/" text:style-name="Internet_20_link" text:visited-style-name="Visited_20_Internet_20_Link"><text:span text:style-name="T1">regular expressions</text:span></text:a><text:span text:style-name="T1">, or </text:span><text:span text:style-name="Strong_20_Emphasis"><text:span text:style-name="T1">regexes</text:span></text:span><text:span text:style-name="T1">.</text:span></text:p>
          <text:p text:style-name="P11"><text:span text:style-name="T1">For this tutorial, you don’t need to know how regular expressions work, but they will definitely </text:span><text:a xlink:type="simple" xlink:href="https://xkcd.com/208/" text:style-name="Internet_20_link" text:visited-style-name="Visited_20_Internet_20_Link"><text:span text:style-name="T1">come in handy</text:span></text:a><text:span text:style-name="T1"> for you in the future if you want to process text.</text:span></text:p>
          <text:p text:style-name="P14">Create a chunk grammar with one regular expression rule:</text:p>
          <text:p text:style-name="P13">Python</text:p>
          <text:p text:style-name="P3"><text:span text:style-name="Source_20_Text"><text:span text:style-name="T1">&gt;&gt;&gt; grammar = "NP: {&lt;DT&gt;?&lt;JJ&gt;*&lt;NN&gt;}"</text:span></text:span></text:p>
          <text:p text:style-name="P11"><text:span text:style-name="Source_20_Text"><text:span text:style-name="T1">NP</text:span></text:span><text:span text:style-name="T1"> stands for noun phrase. You can learn more about </text:span><text:span text:style-name="Strong_20_Emphasis"><text:span text:style-name="T1">noun phrase chunking</text:span></text:span><text:span text:style-name="T1"> in </text:span><text:a xlink:type="simple" xlink:href="https://www.nltk.org/book/ch07.html#noun-phrase-chunking" text:style-name="Internet_20_link" text:visited-style-name="Visited_20_Internet_20_Link"><text:span text:style-name="T1">Chapter 7</text:span></text:a><text:span text:style-name="T1"> of </text:span><text:span text:style-name="Emphasis"><text:span text:style-name="T1">Natural Language Processing with Python—Analyzing Text with the Natural Language Toolkit</text:span></text:span><text:span text:style-name="T1">.</text:span></text:p>
          <text:p text:style-name="P14">According to the rule you created, your chunks:</text:p>
          <text:list text:style-name="L10">
            <text:list-item>
              <text:p text:style-name="P25"><text:span text:style-name="T1">Start with an optional (</text:span><text:span text:style-name="Source_20_Text"><text:span text:style-name="T1">?</text:span></text:span><text:span text:style-name="T1">) determiner (</text:span><text:span text:style-name="Source_20_Text"><text:span text:style-name="T1">'DT'</text:span></text:span><text:span text:style-name="T1">)</text:span></text:p>
            </text:list-item>
            <text:list-item>
              <text:p text:style-name="P25"><text:span text:style-name="T1">Can have any number (</text:span><text:span text:style-name="Source_20_Text"><text:span text:style-name="T1">*</text:span></text:span><text:span text:style-name="T1">) of adjectives (</text:span><text:span text:style-name="Source_20_Text"><text:span text:style-name="T1">JJ</text:span></text:span><text:span text:style-name="T1">)</text:span></text:p>
            </text:list-item>
            <text:list-item>
              <text:p text:style-name="P25"><text:span text:style-name="T1">End with a noun (</text:span><text:span text:style-name="Source_20_Text"><text:span text:style-name="T1">&lt;NN&gt;</text:span></text:span><text:span text:style-name="T1">)</text:span></text:p>
            </text:list-item>
          </text:list>
          <text:p text:style-name="P11"><text:span text:style-name="T1">Create a </text:span><text:span text:style-name="Strong_20_Emphasis"><text:span text:style-name="T1">chunk parser</text:span></text:span><text:span text:style-name="T1"> with this grammar:</text:span></text:p>
          <text:p text:style-name="P13">Python</text:p>
          <text:p text:style-name="P3"><text:span text:style-name="Source_20_Text"><text:span text:style-name="T1">&gt;&gt;&gt; chunk_parser = nltk.RegexpParser(grammar)</text:span></text:span></text:p>
          <text:p text:style-name="P14">Now try it out with your quote:</text:p>
          <text:p text:style-name="P13">Python</text:p>
          <text:p text:style-name="P3"><text:span text:style-name="Source_20_Text"><text:span text:style-name="T1">&gt;&gt;&gt; tree = chunk_parser.parse(lotr_pos_tags)</text:span></text:span></text:p>
          <text:p text:style-name="P14">Here’s how you can see a visual representation of this tree:</text:p>
          <text:p text:style-name="P13">Python</text:p>
          <text:p text:style-name="P3"><text:span text:style-name="Source_20_Text"><text:span text:style-name="T1">&gt;&gt;&gt; tree.draw()</text:span></text:span></text:p>
          <text:p text:style-name="P14">This is what the visual representation looks like:</text:p>
          <text:p text:style-name="P13"><draw:a xlink:type="simple" xlink:href="https://files.realpython.com/media/lotr_tree.7588d4620a3d.jpg"><draw:frame draw:style-name="fr1" draw:name="Image2" text:anchor-type="as-char" svg:width="2.053cm" svg:height="1.053cm" draw:z-index="1"><draw:image xlink:href="https://files.realpython.com/media/lotr_tree.7588d4620a3d.jpg" xlink:type="simple" xlink:show="embed" xlink:actuate="onLoad"/><svg:title>Visual representation of tree</svg:title></draw:frame></draw:a></text:p>
          <text:p text:style-name="P14">You got two noun phrases:</text:p>
          <text:list text:style-name="L11">
            <text:list-item>
              <text:p text:style-name="P26"><text:span text:style-name="Strong_20_Emphasis"><text:span text:style-name="Source_20_Text"><text:span text:style-name="T1">'a dangerous business'</text:span></text:span></text:span><text:span text:style-name="T1"> has a determiner, an adjective, and a noun.</text:span></text:p>
            </text:list-item>
            <text:list-item>
              <text:p text:style-name="P26"><text:span text:style-name="Strong_20_Emphasis"><text:span text:style-name="Source_20_Text"><text:span text:style-name="T1">'door'</text:span></text:span></text:span><text:span text:style-name="T1"> has just a noun.</text:span></text:p>
            </text:list-item>
          </text:list>
          <text:p text:style-name="P14">Now that you know about chunking, it’s time to look at chinking.</text:p>
          <text:p text:style-name="P10"><text:a xlink:type="simple" xlink:href="https://realpython.com/account/join/" text:style-name="Internet_20_link" text:visited-style-name="Visited_20_Internet_20_Link"><text:span text:style-name="T1">Remove ads</text:span></text:a></text:p>
          <text:h text:style-name="P2" text:outline-level="2"><text:bookmark text:name="chinking"/>Chinking</text:h>
          <text:p text:style-name="P11"><text:span text:style-name="T1">Chinking is used together with chunking, but while chunking is used to include a pattern, </text:span><text:span text:style-name="Strong_20_Emphasis"><text:span text:style-name="T1">chinking</text:span></text:span><text:span text:style-name="T1"> is used to exclude a pattern.</text:span></text:p>
          <text:p text:style-name="P14">Let’s reuse the quote you used in the section on chunking. You already have a list of tuples containing each of the words in the quote along with its part of speech tag:</text:p>
          <text:p text:style-name="P13">Python</text:p>
          <text:p text:style-name="P3"><text:span text:style-name="Source_20_Text"><text:span text:style-name="T1">&gt;&gt;&gt; lotr_pos_tags</text:span></text:span></text:p>
          <text:p text:style-name="P3"><text:span text:style-name="Source_20_Text"><text:span text:style-name="T1">[('It', 'PRP'),</text:span></text:span></text:p>
          <text:p text:style-name="P3"><text:span text:style-name="Source_20_Text"><text:span text:style-name="T1"><text:s/>("'s", 'VBZ'),</text:span></text:span></text:p>
          <text:p text:style-name="P3"><text:span text:style-name="Source_20_Text"><text:span text:style-name="T1"><text:s/>('a', 'DT'),</text:span></text:span></text:p>
          <text:p text:style-name="P3"><text:span text:style-name="Source_20_Text"><text:span text:style-name="T1"><text:s/>('dangerous', 'JJ'),</text:span></text:span></text:p>
          <text:p text:style-name="P3"><text:span text:style-name="Source_20_Text"><text:span text:style-name="T1"><text:s/>('business', 'NN'),</text:span></text:span></text:p>
          <text:p text:style-name="P3"><text:soft-page-break/><text:span text:style-name="Source_20_Text"><text:span text:style-name="T1"><text:s/>(',', ','),</text:span></text:span></text:p>
          <text:p text:style-name="P3"><text:span text:style-name="Source_20_Text"><text:span text:style-name="T1"><text:s/>('Frodo', 'NNP'),</text:span></text:span></text:p>
          <text:p text:style-name="P3"><text:span text:style-name="Source_20_Text"><text:span text:style-name="T1"><text:s/>(',', ','),</text:span></text:span></text:p>
          <text:p text:style-name="P3"><text:span text:style-name="Source_20_Text"><text:span text:style-name="T1"><text:s/>('going', 'VBG'),</text:span></text:span></text:p>
          <text:p text:style-name="P3"><text:span text:style-name="Source_20_Text"><text:span text:style-name="T1"><text:s/>('out', 'RP'),</text:span></text:span></text:p>
          <text:p text:style-name="P3"><text:span text:style-name="Source_20_Text"><text:span text:style-name="T1"><text:s/>('your', 'PRP$'),</text:span></text:span></text:p>
          <text:p text:style-name="P3"><text:span text:style-name="Source_20_Text"><text:span text:style-name="T1"><text:s/>('door', 'NN'),</text:span></text:span></text:p>
          <text:p text:style-name="P3"><text:span text:style-name="Source_20_Text"><text:span text:style-name="T1"><text:s/>('.', '.')]</text:span></text:span></text:p>
          <text:p text:style-name="P11"><text:span text:style-name="T1">The next step is to create a grammar to determine what you want to include and exclude in your chunks. This time, you’re going to use more than one line because you’re going to have more than one rule. Because you’re using more than one line for the grammar, you’ll be using triple quotes (</text:span><text:span text:style-name="Source_20_Text"><text:span text:style-name="T1">"""</text:span></text:span><text:span text:style-name="T1">):</text:span></text:p>
          <text:p text:style-name="P13">Python</text:p>
          <text:p text:style-name="P3"><text:span text:style-name="Source_20_Text"><text:span text:style-name="T1">&gt;&gt;&gt; grammar = """</text:span></text:span></text:p>
          <text:p text:style-name="P3"><text:span text:style-name="Source_20_Text"><text:span text:style-name="T1">... Chunk: {&lt;.*&gt;+}</text:span></text:span></text:p>
          <text:p text:style-name="P3"><text:span text:style-name="Source_20_Text"><text:span text:style-name="T1">... <text:s text:c="7"/>}&lt;JJ&gt;{"""</text:span></text:span></text:p>
          <text:p text:style-name="P11"><text:span text:style-name="T1">The first rule of your grammar is </text:span><text:span text:style-name="Source_20_Text"><text:span text:style-name="T1">{&lt;.*&gt;+}</text:span></text:span><text:span text:style-name="T1">. This rule has curly braces that face inward (</text:span><text:span text:style-name="Source_20_Text"><text:span text:style-name="T1">{}</text:span></text:span><text:span text:style-name="T1">) because it’s used to determine what patterns you want to include in you chunks. In this case, you want to include everything: </text:span><text:span text:style-name="Source_20_Text"><text:span text:style-name="T1">&lt;.*&gt;+</text:span></text:span><text:span text:style-name="T1">.</text:span></text:p>
          <text:p text:style-name="P11"><text:span text:style-name="T1">The second rule of your grammar is </text:span><text:span text:style-name="Source_20_Text"><text:span text:style-name="T1">}&lt;JJ&gt;{</text:span></text:span><text:span text:style-name="T1">. This rule has curly braces that face outward (</text:span><text:span text:style-name="Source_20_Text"><text:span text:style-name="T1">}{</text:span></text:span><text:span text:style-name="T1">) because it’s used to determine what patterns you want to exclude in your chunks. In this case, you want to exclude adjectives: </text:span><text:span text:style-name="Source_20_Text"><text:span text:style-name="T1">&lt;JJ&gt;</text:span></text:span><text:span text:style-name="T1">.</text:span></text:p>
          <text:p text:style-name="P14">Create a chunk parser with this grammar:</text:p>
          <text:p text:style-name="P13">Python</text:p>
          <text:p text:style-name="P3"><text:span text:style-name="Source_20_Text"><text:span text:style-name="T1">&gt;&gt;&gt; chunk_parser = nltk.RegexpParser(grammar)</text:span></text:span></text:p>
          <text:p text:style-name="P14">Now chunk your sentence with the chink you specified:</text:p>
          <text:p text:style-name="P13">Python</text:p>
          <text:p text:style-name="P3"><text:span text:style-name="Source_20_Text"><text:span text:style-name="T1">&gt;&gt;&gt; tree = chunk_parser.parse(lotr_pos_tags)</text:span></text:span></text:p>
          <text:p text:style-name="P14">You get this tree as a result:</text:p>
          <text:p text:style-name="P13">Python</text:p>
          <text:p text:style-name="P3"><text:span text:style-name="Source_20_Text"><text:span text:style-name="T1">&gt;&gt;&gt; tree</text:span></text:span></text:p>
          <text:p text:style-name="P3"><text:span text:style-name="Source_20_Text"><text:span text:style-name="T1">Tree('S', [Tree('Chunk', [('It', 'PRP'), ("'s", 'VBZ'), ('a', 'DT')]), ('dangerous', 'JJ'), Tree('Chunk', [('business', 'NN'), (',', ','), ('Frodo', 'NNP'), (',', ','), ('going', 'VBG'), ('out', 'RP'), ('your', 'PRP$'), ('door', 'NN'), ('.', '.')])])</text:span></text:span></text:p>
          <text:p text:style-name="P11"><text:span text:style-name="T1">In this case, </text:span><text:span text:style-name="Source_20_Text"><text:span text:style-name="T1">('dangerous', 'JJ')</text:span></text:span><text:span text:style-name="T1"> was excluded from the chunks because it’s an adjective (</text:span><text:span text:style-name="Source_20_Text"><text:span text:style-name="T1">JJ</text:span></text:span><text:span text:style-name="T1">). But that will be easier to see if you get a graphic representation again:</text:span></text:p>
          <text:p text:style-name="P13">Python</text:p>
          <text:p text:style-name="P3"><text:span text:style-name="Source_20_Text"><text:span text:style-name="T1">&gt;&gt;&gt; tree.draw()</text:span></text:span></text:p>
          <text:p text:style-name="P11"><text:span text:style-name="T1">You get this visual representation of the </text:span><text:span text:style-name="Source_20_Text"><text:span text:style-name="T1">tree</text:span></text:span><text:span text:style-name="T1">:</text:span></text:p>
          <text:p text:style-name="P13"><draw:a xlink:type="simple" xlink:href="https://files.realpython.com/media/chinking.f731be30df2b.jpg"><draw:frame draw:style-name="fr1" draw:name="Image3" text:anchor-type="as-char" svg:width="2.053cm" svg:height="1.053cm" draw:z-index="2"><draw:image xlink:href="https://files.realpython.com/media/chinking.f731be30df2b.jpg" xlink:type="simple" xlink:show="embed" xlink:actuate="onLoad"/><svg:title>Visual represenation of tree</svg:title></draw:frame></draw:a></text:p>
          <text:p text:style-name="P11"><text:span text:style-name="T1">Here, you’ve excluded the adjective </text:span><text:span text:style-name="Source_20_Text"><text:span text:style-name="T1">'dangerous'</text:span></text:span><text:span text:style-name="T1"> from your chunks and are left with two chunks containing everything else. The first chunk has all the text that appeared before the adjective that was excluded. The second chunk contains everything after the adjective that was excluded.</text:span></text:p>
          <text:p text:style-name="P14">Now that you know how to exclude patterns from your chunks, it’s time to look into named entity recognition (NER).</text:p>
          <text:p text:style-name="P10"><text:a xlink:type="simple" xlink:href="https://realpython.com/account/join/" text:style-name="Internet_20_link" text:visited-style-name="Visited_20_Internet_20_Link"><text:span text:style-name="T1">Remove ads</text:span></text:a></text:p>
          <text:h text:style-name="P2" text:outline-level="2"><text:bookmark text:name="using-named-entity-recognition-ner"/><text:soft-page-break/>Using Named Entity Recognition (NER)</text:h>
          <text:p text:style-name="P11"><text:span text:style-name="Strong_20_Emphasis"><text:span text:style-name="T1">Named entities</text:span></text:span><text:span text:style-name="T1"> are noun phrases that refer to specific locations, people, organizations, and so on. With </text:span><text:span text:style-name="Strong_20_Emphasis"><text:span text:style-name="T1">named entity recognition</text:span></text:span><text:span text:style-name="T1">, you can find the named entities in your texts and also determine what kind of named entity they are.</text:span></text:p>
          <text:p text:style-name="P11"><text:span text:style-name="T1">Here’s the list of named entity types from the </text:span><text:a xlink:type="simple" xlink:href="https://www.nltk.org/book/ch07.html#sec-ner" text:style-name="Internet_20_link" text:visited-style-name="Visited_20_Internet_20_Link"><text:span text:style-name="T1">NLTK book</text:span></text:a><text:span text:style-name="T1">:</text:span></text:p>
          <table:table table:name="Table4" table:style-name="Table4">
            <table:table-column table:style-name="Table4.A"/>
            <table:table-column table:style-name="Table4.B"/>
            <table:table-header-rows>
              <table:table-row>
                <table:table-cell table:style-name="Table4.A1" office:value-type="string">
                  <text:p text:style-name="P9">NE type</text:p>
                </table:table-cell>
                <table:table-cell table:style-name="Table4.A1" office:value-type="string">
                  <text:p text:style-name="P9">Examples</text:p>
                </table:table-cell>
              </table:table-row>
            </table:table-header-rows>
            <table:table-row>
              <table:table-cell table:style-name="Table4.A1" office:value-type="string">
                <text:p text:style-name="P7">ORGANIZATION</text:p>
              </table:table-cell>
              <table:table-cell table:style-name="Table4.A1" office:value-type="string">
                <text:p text:style-name="P7">Georgia-Pacific Corp., WHO</text:p>
              </table:table-cell>
            </table:table-row>
            <table:table-row>
              <table:table-cell table:style-name="Table4.A3" office:value-type="string">
                <text:p text:style-name="P7">PERSON</text:p>
              </table:table-cell>
              <table:table-cell table:style-name="Table4.A3" office:value-type="string">
                <text:p text:style-name="P7">Eddy Bonte, President Obama</text:p>
              </table:table-cell>
            </table:table-row>
            <table:table-row>
              <table:table-cell table:style-name="Table4.A3" office:value-type="string">
                <text:p text:style-name="P7">LOCATION</text:p>
              </table:table-cell>
              <table:table-cell table:style-name="Table4.A3" office:value-type="string">
                <text:p text:style-name="P7">Murray River, Mount Everest</text:p>
              </table:table-cell>
            </table:table-row>
            <table:table-row>
              <table:table-cell table:style-name="Table4.A3" office:value-type="string">
                <text:p text:style-name="P7">DATE</text:p>
              </table:table-cell>
              <table:table-cell table:style-name="Table4.A3" office:value-type="string">
                <text:p text:style-name="P7">June, 2008-06-29</text:p>
              </table:table-cell>
            </table:table-row>
            <table:table-row>
              <table:table-cell table:style-name="Table4.A3" office:value-type="string">
                <text:p text:style-name="P7">TIME</text:p>
              </table:table-cell>
              <table:table-cell table:style-name="Table4.A3" office:value-type="string">
                <text:p text:style-name="P7">two fifty a m, 1:30 p.m.</text:p>
              </table:table-cell>
            </table:table-row>
            <table:table-row>
              <table:table-cell table:style-name="Table4.A3" office:value-type="string">
                <text:p text:style-name="P7">MONEY</text:p>
              </table:table-cell>
              <table:table-cell table:style-name="Table4.A3" office:value-type="string">
                <text:p text:style-name="P7">175 million Canadian dollars, GBP 10.40</text:p>
              </table:table-cell>
            </table:table-row>
            <table:table-row>
              <table:table-cell table:style-name="Table4.A3" office:value-type="string">
                <text:p text:style-name="P7">PERCENT</text:p>
              </table:table-cell>
              <table:table-cell table:style-name="Table4.A3" office:value-type="string">
                <text:p text:style-name="P7">twenty pct, 18.75 %</text:p>
              </table:table-cell>
            </table:table-row>
            <table:table-row>
              <table:table-cell table:style-name="Table4.A3" office:value-type="string">
                <text:p text:style-name="P7">FACILITY</text:p>
              </table:table-cell>
              <table:table-cell table:style-name="Table4.A3" office:value-type="string">
                <text:p text:style-name="P7">Washington Monument, Stonehenge</text:p>
              </table:table-cell>
            </table:table-row>
            <table:table-row>
              <table:table-cell table:style-name="Table4.A1" office:value-type="string">
                <text:p text:style-name="P7">GPE</text:p>
              </table:table-cell>
              <table:table-cell table:style-name="Table4.A1" office:value-type="string">
                <text:p text:style-name="P8">South East Asia, Midlothian</text:p>
              </table:table-cell>
            </table:table-row>
          </table:table>
          <text:p text:style-name="P11"><text:span text:style-name="T1">You can use </text:span><text:span text:style-name="Source_20_Text"><text:span text:style-name="T1">nltk.ne_chunk()</text:span></text:span><text:span text:style-name="T1"> to recognize named entities. Let’s use </text:span><text:span text:style-name="Source_20_Text"><text:span text:style-name="T1">lotr_pos_tags</text:span></text:span><text:span text:style-name="T1"> again to test it out:</text:span></text:p>
          <text:p text:style-name="P13">Python</text:p>
          <text:p text:style-name="P3"><text:span text:style-name="Source_20_Text"><text:span text:style-name="T1">&gt;&gt;&gt; nltk.download("maxent_ne_chunker")</text:span></text:span></text:p>
          <text:p text:style-name="P3"><text:span text:style-name="Source_20_Text"><text:span text:style-name="T1">&gt;&gt;&gt; nltk.download("words")</text:span></text:span></text:p>
          <text:p text:style-name="P3"><text:span text:style-name="Source_20_Text"><text:span text:style-name="T1">&gt;&gt;&gt; tree = nltk.ne_chunk(lotr_pos_tags)</text:span></text:span></text:p>
          <text:p text:style-name="P14">Now take a look at the visual representation:</text:p>
          <text:p text:style-name="P13">Python</text:p>
          <text:p text:style-name="P3"><text:span text:style-name="Source_20_Text"><text:span text:style-name="T1">&gt;&gt;&gt; tree.draw()</text:span></text:span></text:p>
          <text:p text:style-name="P14">Here’s what you get:</text:p>
          <text:p text:style-name="P13"><draw:a xlink:type="simple" xlink:href="https://files.realpython.com/media/frodo_person.56bb306284f6.jpg"><draw:frame draw:style-name="fr1" draw:name="Image4" text:anchor-type="as-char" svg:width="2.053cm" svg:height="1.053cm" draw:z-index="3"><draw:image xlink:href="https://files.realpython.com/media/frodo_person.56bb306284f6.jpg" xlink:type="simple" xlink:show="embed" xlink:actuate="onLoad"/><svg:title>Visual representation of tree</svg:title></draw:frame></draw:a></text:p>
          <text:p text:style-name="P11"><text:span text:style-name="T1">See how </text:span><text:span text:style-name="Source_20_Text"><text:span text:style-name="T1">Frodo</text:span></text:span><text:span text:style-name="T1"> has been tagged as a </text:span><text:span text:style-name="Source_20_Text"><text:span text:style-name="T1">PERSON</text:span></text:span><text:span text:style-name="T1">? You also have the option to use the parameter </text:span><text:span text:style-name="Source_20_Text"><text:span text:style-name="T1">binary=True</text:span></text:span><text:span text:style-name="T1"> if you just want to know what the named entities are but not what kind of named entity they are:</text:span></text:p>
          <text:p text:style-name="P13">Python</text:p>
          <text:p text:style-name="P3"><text:span text:style-name="Source_20_Text"><text:span text:style-name="T1">&gt;&gt;&gt; tree = nltk.ne_chunk(lotr_pos_tags, binary=True)</text:span></text:span></text:p>
          <text:p text:style-name="P3"><text:span text:style-name="Source_20_Text"><text:span text:style-name="T1">&gt;&gt;&gt; tree.draw()</text:span></text:span></text:p>
          <text:p text:style-name="P11"><text:span text:style-name="T1">Now all you see is that </text:span><text:span text:style-name="Source_20_Text"><text:span text:style-name="T1">Frodo</text:span></text:span><text:span text:style-name="T1"> is an </text:span><text:span text:style-name="Source_20_Text"><text:span text:style-name="T1">NE</text:span></text:span><text:span text:style-name="T1">:</text:span></text:p>
          <text:p text:style-name="P13"><draw:a xlink:type="simple" xlink:href="https://files.realpython.com/media/frodo_ne.83c55460f7f6.jpg"><draw:frame draw:style-name="fr1" draw:name="Image5" text:anchor-type="as-char" svg:width="2.053cm" svg:height="1.053cm" draw:z-index="4"><draw:image xlink:href="https://files.realpython.com/media/frodo_ne.83c55460f7f6.jpg" xlink:type="simple" xlink:show="embed" xlink:actuate="onLoad"/><svg:title>Visual representation of tree</svg:title></draw:frame></draw:a></text:p>
          <text:p text:style-name="P11"><text:span text:style-name="T1">That’s how you can identify named entities! But you can take this one step further and extract named entities directly from your text. Create a string from which to extract named entities. You can use this quote from </text:span><text:a xlink:type="simple" xlink:href="https://en.wikipedia.org/wiki/The_War_of_the_Worlds" text:style-name="Internet_20_link" text:visited-style-name="Visited_20_Internet_20_Link"><text:span text:style-name="Emphasis"><text:span text:style-name="T1">The War of the Worlds</text:span></text:span></text:a><text:span text:style-name="T1">:</text:span></text:p>
          <text:p text:style-name="P13">Python</text:p>
          <text:p text:style-name="P3"><text:span text:style-name="Source_20_Text"><text:span text:style-name="T1">&gt;&gt;&gt; quote = """</text:span></text:span></text:p>
          <text:p text:style-name="P3"><text:span text:style-name="Source_20_Text"><text:span text:style-name="T1">... Men like Schiaparelli watched the red planet—it is odd, by-the-bye, that</text:span></text:span></text:p>
          <text:p text:style-name="P3"><text:soft-page-break/><text:span text:style-name="Source_20_Text"><text:span text:style-name="T1">... for countless centuries Mars has been the star of war—but failed to</text:span></text:span></text:p>
          <text:p text:style-name="P3"><text:span text:style-name="Source_20_Text"><text:span text:style-name="T1">... interpret the fluctuating appearances of the markings they mapped so well.</text:span></text:span></text:p>
          <text:p text:style-name="P3"><text:span text:style-name="Source_20_Text"><text:span text:style-name="T1">... All that time the Martians must have been getting ready.</text:span></text:span></text:p>
          <text:p text:style-name="P3"><text:span text:style-name="Source_20_Text"><text:span text:style-name="T1">...</text:span></text:span></text:p>
          <text:p text:style-name="P3"><text:span text:style-name="Source_20_Text"><text:span text:style-name="T1">... During the opposition of 1894 a great light was seen on the illuminated</text:span></text:span></text:p>
          <text:p text:style-name="P3"><text:span text:style-name="Source_20_Text"><text:span text:style-name="T1">... part of the disk, first at the Lick Observatory, then by Perrotin of Nice,</text:span></text:span></text:p>
          <text:p text:style-name="P3"><text:span text:style-name="Source_20_Text"><text:span text:style-name="T1">... and then by other observers. English readers heard of it first in the</text:span></text:span></text:p>
          <text:p text:style-name="P3"><text:span text:style-name="Source_20_Text"><text:span text:style-name="T1">... issue of Nature dated August 2."""</text:span></text:span></text:p>
          <text:p text:style-name="P14">Now create a function to extract named entities:</text:p>
          <text:p text:style-name="P13">Python</text:p>
          <text:p text:style-name="P3"><text:span text:style-name="Source_20_Text"><text:span text:style-name="T1">&gt;&gt;&gt; def extract_ne(quote):</text:span></text:span></text:p>
          <text:p text:style-name="P3"><text:span text:style-name="Source_20_Text"><text:span text:style-name="T1">... <text:s text:c="4"/>words = word_tokenize(quote, language=language)</text:span></text:span></text:p>
          <text:p text:style-name="P3"><text:span text:style-name="Source_20_Text"><text:span text:style-name="T1">... <text:s text:c="4"/>tags = nltk.pos_tag(words)</text:span></text:span></text:p>
          <text:p text:style-name="P3"><text:span text:style-name="Source_20_Text"><text:span text:style-name="T1">... <text:s text:c="4"/>tree = nltk.ne_chunk(tags, binary=True)</text:span></text:span></text:p>
          <text:p text:style-name="P3"><text:span text:style-name="Source_20_Text"><text:span text:style-name="T1">... <text:s text:c="4"/>return set(</text:span></text:span></text:p>
          <text:p text:style-name="P3"><text:span text:style-name="Source_20_Text"><text:span text:style-name="T1">... <text:s text:c="8"/>" ".join(i[0] for i in t)</text:span></text:span></text:p>
          <text:p text:style-name="P3"><text:span text:style-name="Source_20_Text"><text:span text:style-name="T1">... <text:s text:c="8"/>for t in tree</text:span></text:span></text:p>
          <text:p text:style-name="P3"><text:span text:style-name="Source_20_Text"><text:span text:style-name="T1">... <text:s text:c="8"/>if hasattr(t, "label") and t.label() == "NE"</text:span></text:span></text:p>
          <text:p text:style-name="P3"><text:span text:style-name="Source_20_Text"><text:span text:style-name="T1">... <text:s text:c="4"/>)</text:span></text:span></text:p>
          <text:p text:style-name="P11"><text:span text:style-name="T1">With this function, you gather all named entities, with no repeats. In order to do that, you tokenize by word, apply part of speech tags to those words, and then extract named entities based on those tags. Because you included </text:span><text:span text:style-name="Source_20_Text"><text:span text:style-name="T1">binary=True</text:span></text:span><text:span text:style-name="T1">, the named entities you’ll get won’t be labeled more specifically. You’ll just know that they’re named entities.</text:span></text:p>
          <text:p text:style-name="P14">Take a look at the information you extracted:</text:p>
          <text:p text:style-name="P13">Python</text:p>
          <text:p text:style-name="P3"><text:span text:style-name="Source_20_Text"><text:span text:style-name="T1">&gt;&gt;&gt; extract_ne(quote)</text:span></text:span></text:p>
          <text:p text:style-name="P3"><text:span text:style-name="Source_20_Text"><text:span text:style-name="T1">{'Lick Observatory', 'Mars', 'Nature', 'Perrotin', 'Schiaparelli'}</text:span></text:span></text:p>
          <text:p text:style-name="P14">You missed the city of Nice, possibly because NLTK interpreted it as a regular English adjective, but you still got the following:</text:p>
          <text:list text:style-name="L12">
            <text:list-item>
              <text:p text:style-name="P27"><text:span text:style-name="Strong_20_Emphasis"><text:span text:style-name="T1">An institution:</text:span></text:span><text:span text:style-name="T1"> </text:span><text:span text:style-name="Source_20_Text"><text:span text:style-name="T1">'Lick Observatory'</text:span></text:span></text:p>
            </text:list-item>
            <text:list-item>
              <text:p text:style-name="P27"><text:span text:style-name="Strong_20_Emphasis"><text:span text:style-name="T1">A planet:</text:span></text:span><text:span text:style-name="T1"> </text:span><text:span text:style-name="Source_20_Text"><text:span text:style-name="T1">'Mars'</text:span></text:span></text:p>
            </text:list-item>
            <text:list-item>
              <text:p text:style-name="P27"><text:span text:style-name="Strong_20_Emphasis"><text:span text:style-name="T1">A publication:</text:span></text:span><text:span text:style-name="T1"> </text:span><text:span text:style-name="Source_20_Text"><text:span text:style-name="T1">'Nature'</text:span></text:span></text:p>
            </text:list-item>
            <text:list-item>
              <text:p text:style-name="P27"><text:span text:style-name="Strong_20_Emphasis"><text:span text:style-name="T1">People:</text:span></text:span><text:span text:style-name="T1"> </text:span><text:span text:style-name="Source_20_Text"><text:span text:style-name="T1">'Perrotin'</text:span></text:span><text:span text:style-name="T1">, </text:span><text:span text:style-name="Source_20_Text"><text:span text:style-name="T1">'Schiaparelli'</text:span></text:span></text:p>
            </text:list-item>
          </text:list>
          <text:p text:style-name="P14">That’s some pretty decent variety!</text:p>
          <text:p text:style-name="P10"><text:a xlink:type="simple" xlink:href="https://realpython.com/account/join/" text:style-name="Internet_20_link" text:visited-style-name="Visited_20_Internet_20_Link"><text:span text:style-name="T1">Remove ads</text:span></text:a></text:p>
          <text:h text:style-name="P2" text:outline-level="2"><text:bookmark text:name="getting-text-to-analyze"/>Getting Text to Analyze</text:h>
          <text:p text:style-name="P11"><text:span text:style-name="T1">Now that you’ve done some text processing tasks with small example texts, you’re ready to analyze a bunch of texts at once. A group of texts is called a </text:span><text:span text:style-name="Strong_20_Emphasis"><text:span text:style-name="T1">corpus</text:span></text:span><text:span text:style-name="T1">. NLTK provides several </text:span><text:span text:style-name="Strong_20_Emphasis"><text:span text:style-name="T1">corpora</text:span></text:span><text:span text:style-name="T1"> covering everything from novels hosted by </text:span><text:a xlink:type="simple" xlink:href="https://www.gutenberg.org/" text:style-name="Internet_20_link" text:visited-style-name="Visited_20_Internet_20_Link"><text:span text:style-name="T1">Project Gutenberg</text:span></text:a><text:span text:style-name="T1"> to inaugural speeches by presidents of the United States.</text:span></text:p>
          <text:p text:style-name="P11"><text:span text:style-name="T1">In order to analyze texts in NLTK, you first need to import them. This requires </text:span><text:span text:style-name="Source_20_Text"><text:span text:style-name="T1">nltk.download("book")</text:span></text:span><text:span text:style-name="T1">, which is a pretty big download:</text:span></text:p>
          <text:p text:style-name="P13">Python</text:p>
          <text:p text:style-name="P3"><text:span text:style-name="Source_20_Text"><text:span text:style-name="T1">&gt;&gt;&gt; nltk.download("book")</text:span></text:span></text:p>
          <text:p text:style-name="P3"><text:span text:style-name="Source_20_Text"><text:span text:style-name="T1">&gt;&gt;&gt; from nltk.book import *</text:span></text:span></text:p>
          <text:p text:style-name="P3"><text:span text:style-name="Source_20_Text"><text:span text:style-name="T1">*** Introductory Examples for the NLTK Book ***</text:span></text:span></text:p>
          <text:p text:style-name="P3"><text:span text:style-name="Source_20_Text"><text:span text:style-name="T1">Loading text1, ..., text9 and sent1, ..., sent9</text:span></text:span></text:p>
          <text:p text:style-name="P3"><text:span text:style-name="Source_20_Text"><text:span text:style-name="T1">Type the name of the text or sentence to view it.</text:span></text:span></text:p>
          <text:p text:style-name="P3"><text:span text:style-name="Source_20_Text"><text:span text:style-name="T1">Type: 'texts()' or 'sents()' to list the materials.</text:span></text:span></text:p>
          <text:p text:style-name="P3"><text:span text:style-name="Source_20_Text"><text:span text:style-name="T1">text1: Moby Dick by Herman Melville 1851</text:span></text:span></text:p>
          <text:p text:style-name="P3"><text:span text:style-name="Source_20_Text"><text:span text:style-name="T1">text2: Sense and Sensibility by Jane Austen 1811</text:span></text:span></text:p>
          <text:p text:style-name="P3"><text:span text:style-name="Source_20_Text"><text:span text:style-name="T1">text3: The Book of Genesis</text:span></text:span></text:p>
          <text:p text:style-name="P3"><text:span text:style-name="Source_20_Text"><text:span text:style-name="T1">text4: Inaugural Address Corpus</text:span></text:span></text:p>
          <text:p text:style-name="P3"><text:soft-page-break/><text:span text:style-name="Source_20_Text"><text:span text:style-name="T1">text5: Chat Corpus</text:span></text:span></text:p>
          <text:p text:style-name="P3"><text:span text:style-name="Source_20_Text"><text:span text:style-name="T1">text6: Monty Python and the Holy Grail</text:span></text:span></text:p>
          <text:p text:style-name="P3"><text:span text:style-name="Source_20_Text"><text:span text:style-name="T1">text7: Wall Street Journal</text:span></text:span></text:p>
          <text:p text:style-name="P3"><text:span text:style-name="Source_20_Text"><text:span text:style-name="T1">text8: Personals Corpus</text:span></text:span></text:p>
          <text:p text:style-name="P3"><text:span text:style-name="Source_20_Text"><text:span text:style-name="T1">text9: The Man Who Was Thursday by G . K . Chesterton 1908</text:span></text:span></text:p>
          <text:p text:style-name="P11"><text:span text:style-name="T1">You now have access to a few linear texts (such as </text:span><text:span text:style-name="Emphasis"><text:span text:style-name="T1">Sense and Sensibility</text:span></text:span><text:span text:style-name="T1"> and </text:span><text:span text:style-name="Emphasis"><text:span text:style-name="T1">Monty Python and the Holy Grail</text:span></text:span><text:span text:style-name="T1">) as well as a few groups of texts (such as a chat corpus and a personals corpus). Human nature is fascinating, so let’s see what we can find out by taking a closer look at the personals corpus!</text:span></text:p>
          <text:p text:style-name="P11"><text:span text:style-name="T1">This corpus is a collection of </text:span><text:a xlink:type="simple" xlink:href="https://en.wikipedia.org/wiki/Personal_advertisement" text:style-name="Internet_20_link" text:visited-style-name="Visited_20_Internet_20_Link"><text:span text:style-name="T1">personals ads</text:span></text:a><text:span text:style-name="T1">, which were an early version of online dating. If you wanted to meet someone, then you could place an ad in a newspaper and wait for other readers to respond to you.</text:span></text:p>
          <text:p text:style-name="P11"><text:span text:style-name="T1">If you’d like to learn how to get other texts to analyze, then you can check out </text:span><text:a xlink:type="simple" xlink:href="https://www.nltk.org/book/ch03.html" text:style-name="Internet_20_link" text:visited-style-name="Visited_20_Internet_20_Link"><text:span text:style-name="T1">Chapter 3</text:span></text:a><text:span text:style-name="T1"> of </text:span><text:span text:style-name="Emphasis"><text:span text:style-name="T1">Natural Language Processing with Python – Analyzing Text with the Natural Language Toolkit</text:span></text:span><text:span text:style-name="T1">.</text:span></text:p>
          <text:h text:style-name="P2" text:outline-level="2"><text:bookmark text:name="using-a-concordance"/>Using a Concordance</text:h>
          <text:p text:style-name="P11"><text:span text:style-name="T1">When you use a </text:span><text:span text:style-name="Strong_20_Emphasis"><text:span text:style-name="T1">concordance</text:span></text:span><text:span text:style-name="T1">, you can see each time a word is used, along with its immediate context. This can give you a peek into how a word is being used at the sentence level and what words are used with it.</text:span></text:p>
          <text:p text:style-name="P11"><text:span text:style-name="T1">Let’s see what these good people looking for love have to say! The personals corpus is called </text:span><text:span text:style-name="Source_20_Text"><text:span text:style-name="T1">text8</text:span></text:span><text:span text:style-name="T1">, so we’re going to call </text:span><text:span text:style-name="Source_20_Text"><text:span text:style-name="T1">.concordance()</text:span></text:span><text:span text:style-name="T1"> on it with the parameter </text:span><text:span text:style-name="Source_20_Text"><text:span text:style-name="T1">"man"</text:span></text:span><text:span text:style-name="T1">:</text:span></text:p>
          <text:p text:style-name="P13">Python</text:p>
          <text:p text:style-name="P3"><text:span text:style-name="Source_20_Text"><text:span text:style-name="T1">&gt;&gt;&gt; text8.concordance("man")</text:span></text:span></text:p>
          <text:p text:style-name="P3"><text:span text:style-name="Source_20_Text"><text:span text:style-name="T1">Displaying 14 of 14 matches:</text:span></text:span></text:p>
          <text:p text:style-name="P3"><text:span text:style-name="Source_20_Text"><text:span text:style-name="T1"><text:s/>to hearing from you all . ABLE young man seeks , sexy older women . Phone for</text:span></text:span></text:p>
          <text:p text:style-name="P3"><text:span text:style-name="Source_20_Text"><text:span text:style-name="T1">ble relationship . GENUINE ATTRACTIVE MAN 40 y . o ., no ties , secure , 5 ft .</text:span></text:span></text:p>
          <text:p text:style-name="P3"><text:span text:style-name="Source_20_Text"><text:span text:style-name="T1">ship , and quality times . VIETNAMESE MAN Single , never married , financially</text:span></text:span></text:p>
          <text:p text:style-name="P3"><text:span text:style-name="Source_20_Text"><text:span text:style-name="T1">ip . WELL DRESSED emotionally healthy man 37 like to meet full figured woman fo</text:span></text:span></text:p>
          <text:p text:style-name="P3"><text:span text:style-name="Source_20_Text"><text:span text:style-name="T1"><text:s/>nth subs LIKE TO BE MISTRESS of YOUR MAN like to be treated well . Bold DTE no</text:span></text:span></text:p>
          <text:p text:style-name="P3"><text:span text:style-name="Source_20_Text"><text:span text:style-name="T1">eeks lady in similar position MARRIED MAN 50 , attrac . fit , seeks lady 40 - 5</text:span></text:span></text:p>
          <text:p text:style-name="P3"><text:span text:style-name="Source_20_Text"><text:span text:style-name="T1">eks nice girl 25 - 30 serious rship . Man 46 attractive fit , assertive , and k</text:span></text:span></text:p>
          <text:p text:style-name="P3"><text:span text:style-name="Source_20_Text"><text:span text:style-name="T1"><text:s/>40 - 50 sought by Aussie mid 40s b / man f / ship r / ship LOVE to meet widowe</text:span></text:span></text:p>
          <text:p text:style-name="P3"><text:span text:style-name="Source_20_Text"><text:span text:style-name="T1">discreet times . Sth E Subs . MARRIED MAN 42yo 6ft , fit , seeks Lady for discr</text:span></text:span></text:p>
          <text:p text:style-name="P3"><text:span text:style-name="Source_20_Text"><text:span text:style-name="T1">woman , seeks professional , employed man , with interests in theatre , dining</text:span></text:span></text:p>
          <text:p text:style-name="P3"><text:span text:style-name="Source_20_Text"><text:span text:style-name="T1"><text:s/>tall and of large build seeks a good man . I am a nonsmoker , social drinker ,</text:span></text:span></text:p>
          <text:p text:style-name="P3"><text:span text:style-name="Source_20_Text"><text:span text:style-name="T1">lead to relationship . SEEKING HONEST MAN I am 41 y . o ., 5 ft . 4 , med . bui</text:span></text:span></text:p>
          <text:p text:style-name="P3"><text:span text:style-name="Source_20_Text"><text:span text:style-name="T1"><text:s/>quiet times . Seeks 35 - 45 , honest man with good SOH &amp; similar interests , f</text:span></text:span></text:p>
          <text:p text:style-name="P3"><text:span text:style-name="Source_20_Text"><text:span text:style-name="T1"><text:s/>genuine , caring , honest and normal man for fship , poss rship . S / S , S /</text:span></text:span></text:p>
          <text:p text:style-name="P14">Interestingly, the last three of those fourteen matches have to do with seeking an honest man, specifically:</text:p>
          <text:list text:style-name="L13">
            <text:list-item>
              <text:p text:style-name="P28"><text:span text:style-name="Source_20_Text"><text:span text:style-name="T1">SEEKING HONEST MAN</text:span></text:span></text:p>
            </text:list-item>
            <text:list-item>
              <text:p text:style-name="P28"><text:span text:style-name="Source_20_Text"><text:span text:style-name="T1">Seeks 35 - 45 , honest man with good SOH &amp; similar interests</text:span></text:span></text:p>
            </text:list-item>
            <text:list-item>
              <text:p text:style-name="P28"><text:span text:style-name="Source_20_Text"><text:span text:style-name="T1">genuine , caring , honest and normal man for fship , poss rship</text:span></text:span></text:p>
            </text:list-item>
          </text:list>
          <text:p text:style-name="P11"><text:span text:style-name="T1">Let’s see if there’s a similar pattern with the word </text:span><text:span text:style-name="Source_20_Text"><text:span text:style-name="T1">"woman"</text:span></text:span><text:span text:style-name="T1">:</text:span></text:p>
          <text:p text:style-name="P13">Python</text:p>
          <text:p text:style-name="P3"><text:span text:style-name="Source_20_Text"><text:span text:style-name="T1">&gt;&gt;&gt; text8.concordance("woman")</text:span></text:span></text:p>
          <text:p text:style-name="P3"><text:span text:style-name="Source_20_Text"><text:span text:style-name="T1">Displaying 11 of 11 matches:</text:span></text:span></text:p>
          <text:p text:style-name="P3"><text:span text:style-name="Source_20_Text"><text:span text:style-name="T1">at home . Seeking an honest , caring woman , slim or med . build , who enjoys t</text:span></text:span></text:p>
          <text:p text:style-name="P3"><text:span text:style-name="Source_20_Text"><text:span text:style-name="T1">thy man 37 like to meet full figured woman for relationship . 48 slim , shy , S</text:span></text:span></text:p>
          <text:p text:style-name="P3"><text:span text:style-name="Source_20_Text"><text:span text:style-name="T1">rry . MALE 58 years old . Is there a Woman who would like to spend 1 weekend a</text:span></text:span></text:p>
          <text:p text:style-name="P3"><text:span text:style-name="Source_20_Text"><text:span text:style-name="T1"><text:s/>other interests . Seeking Christian Woman for fship , view to rship . SWM 45 D</text:span></text:span></text:p>
          <text:p text:style-name="P3"><text:span text:style-name="Source_20_Text"><text:span text:style-name="T1">ALE 60 - burly beared seeks intimate woman for outings n / s s / d F / ston / P</text:span></text:span></text:p>
          <text:p text:style-name="P3"><text:span text:style-name="Source_20_Text"><text:span text:style-name="T1">ington . SCORPIO 47 seeks passionate woman for discreet intimate encounters SEX</text:span></text:span></text:p>
          <text:p text:style-name="P3"><text:span text:style-name="Source_20_Text"><text:span text:style-name="T1">le dad . 42 , East sub . 5 " 9 seeks woman 30 + for f / ship relationship TALL</text:span></text:span></text:p>
          <text:p text:style-name="P3"><text:span text:style-name="Source_20_Text"><text:span text:style-name="T1">personal trainer looking for married woman age open for fun MARRIED Dark guy 37</text:span></text:span></text:p>
          <text:p text:style-name="P3"><text:soft-page-break/><text:span text:style-name="Source_20_Text"><text:span text:style-name="T1">rinker , seeking slim - medium build woman who is happy in life , age open . AC</text:span></text:span></text:p>
          <text:p text:style-name="P3"><text:span text:style-name="Source_20_Text"><text:span text:style-name="T1">. O . TERTIARY Educated professional woman , seeks professional , employed man</text:span></text:span></text:p>
          <text:p text:style-name="P3"><text:span text:style-name="Source_20_Text"><text:span text:style-name="T1"><text:s/>real romantic , age 50 - 65 y . o . WOMAN OF SUBSTANCE 56 , 59 kg ., 50 , fit</text:span></text:span></text:p>
          <text:p text:style-name="P14">The issue of honesty came up in the first match only:</text:p>
          <text:p text:style-name="P13">Shell</text:p>
          <text:p text:style-name="P3"><text:span text:style-name="Source_20_Text"><text:span text:style-name="T1">Seeking an honest , caring woman , slim or med . build</text:span></text:span></text:p>
          <text:p text:style-name="P14">Dipping into a corpus with a concordance won’t give you the full picture, but it can still be interesting to take a peek and see if anything stands out.</text:p>
          <text:h text:style-name="P2" text:outline-level="2"><text:bookmark text:name="making-a-dispersion-plot"/>Making a Dispersion Plot</text:h>
          <text:p text:style-name="P11"><text:span text:style-name="T1">You can use a </text:span><text:span text:style-name="Strong_20_Emphasis"><text:span text:style-name="T1">dispersion plot</text:span></text:span><text:span text:style-name="T1"> to see how much a particular word appears and where it appears. So far, we’ve looked for </text:span><text:span text:style-name="Source_20_Text"><text:span text:style-name="T1">"man"</text:span></text:span><text:span text:style-name="T1"> and </text:span><text:span text:style-name="Source_20_Text"><text:span text:style-name="T1">"woman"</text:span></text:span><text:span text:style-name="T1">, but it would be interesting to see how much those words are used compared to their synonyms:</text:span></text:p>
          <text:p text:style-name="P13">Python</text:p>
          <text:p text:style-name="P3"><text:span text:style-name="Source_20_Text"><text:span text:style-name="T1">&gt;&gt;&gt; text8.dispersion_plot(</text:span></text:span></text:p>
          <text:p text:style-name="P3"><text:span text:style-name="Source_20_Text"><text:span text:style-name="T1">... <text:s text:c="4"/>["woman", "lady", "girl", "gal", "man", "gentleman", "boy", "guy"]</text:span></text:span></text:p>
          <text:p text:style-name="P3"><text:span text:style-name="Source_20_Text"><text:span text:style-name="T1">... )</text:span></text:span></text:p>
          <text:p text:style-name="P14">Here’s the dispersion plot you get:</text:p>
          <text:p text:style-name="P13"><draw:a xlink:type="simple" xlink:href="https://files.realpython.com/media/dispersion-plot.609e2e61b885.png"><draw:frame draw:style-name="fr1" draw:name="Image6" text:anchor-type="as-char" svg:width="2.053cm" svg:height="1.053cm" draw:z-index="5"><draw:image xlink:href="https://files.realpython.com/media/dispersion-plot.609e2e61b885.png" xlink:type="simple" xlink:show="embed" xlink:actuate="onLoad"/><svg:title>Dispersion plot for personals ads</svg:title></draw:frame></draw:a></text:p>
          <text:p text:style-name="P14">Each vertical blue line represents one instance of a word. Each horizontal row of blue lines represents the corpus as a whole. This plot shows that:</text:p>
          <text:list text:style-name="L14">
            <text:list-item>
              <text:p text:style-name="P29"><text:span text:style-name="Source_20_Text"><text:span text:style-name="T1">"lady"</text:span></text:span><text:span text:style-name="T1"> was used a lot more than </text:span><text:span text:style-name="Source_20_Text"><text:span text:style-name="T1">"woman"</text:span></text:span><text:span text:style-name="T1"> or </text:span><text:span text:style-name="Source_20_Text"><text:span text:style-name="T1">"girl"</text:span></text:span><text:span text:style-name="T1">. There were no instances of </text:span><text:span text:style-name="Source_20_Text"><text:span text:style-name="T1">"gal"</text:span></text:span><text:span text:style-name="T1">.</text:span></text:p>
            </text:list-item>
            <text:list-item>
              <text:p text:style-name="P29"><text:span text:style-name="Source_20_Text"><text:span text:style-name="T1">"man"</text:span></text:span><text:span text:style-name="T1"> and </text:span><text:span text:style-name="Source_20_Text"><text:span text:style-name="T1">"guy"</text:span></text:span><text:span text:style-name="T1"> were used a similar number of times and were more common than </text:span><text:span text:style-name="Source_20_Text"><text:span text:style-name="T1">"gentleman"</text:span></text:span><text:span text:style-name="T1"> or </text:span><text:span text:style-name="Source_20_Text"><text:span text:style-name="T1">"boy"</text:span></text:span><text:span text:style-name="T1">.</text:span></text:p>
            </text:list-item>
          </text:list>
          <text:p text:style-name="P14">You use a dispersion plot when you want to see where words show up in a text or corpus. If you’re analyzing a single text, this can help you see which words show up near each other. If you’re analyzing a corpus of texts that is organized chronologically, it can help you see which words were being used more or less over a period of time.</text:p>
          <text:p text:style-name="P11"><text:span text:style-name="T1">Staying on the theme of romance, see what you can find out by making a dispersion plot for </text:span><text:span text:style-name="Emphasis"><text:span text:style-name="T1">Sense and Sensibility</text:span></text:span><text:span text:style-name="T1">, which is </text:span><text:span text:style-name="Source_20_Text"><text:span text:style-name="T1">text2</text:span></text:span><text:span text:style-name="T1">. Jane Austen novels talk a lot about people’s homes, so make a dispersion plot with the names of a few homes:</text:span></text:p>
          <text:p text:style-name="P13">Python</text:p>
          <text:p text:style-name="P3"><text:span text:style-name="Source_20_Text"><text:span text:style-name="T1">&gt;&gt;&gt; text2.dispersion_plot(["Allenham", "Whitwell", "Cleveland", "Combe"])</text:span></text:span></text:p>
          <text:p text:style-name="P14">Here’s the plot you get:</text:p>
          <text:p text:style-name="P13"><draw:a xlink:type="simple" xlink:href="https://files.realpython.com/media/homes-dispersion-plot.c89fcb3954ec.png"><draw:frame draw:style-name="fr1" draw:name="Image7" text:anchor-type="as-char" svg:width="2.053cm" svg:height="1.053cm" draw:z-index="6"><draw:image xlink:href="https://files.realpython.com/media/homes-dispersion-plot.c89fcb3954ec.png" xlink:type="simple" xlink:show="embed" xlink:actuate="onLoad"/><svg:title>Dispersion plot of homes in Sense and Sensibility</svg:title></draw:frame></draw:a></text:p>
          <text:p text:style-name="P11"><text:span text:style-name="T1">Apparently Allenham is mentioned a lot in the first third of the novel and then doesn’t come up much again. Cleveland, on the other hand, barely comes up in the first two thirds but shows up a fair bit in the last third. This distribution reflects changes in the relationship between </text:span><text:a xlink:type="simple" xlink:href="https://en.wikipedia.org/wiki/Marianne_Dashwood" text:style-name="Internet_20_link" text:visited-style-name="Visited_20_Internet_20_Link"><text:span text:style-name="T1">Marianne</text:span></text:a><text:span text:style-name="T1"> and </text:span><text:a xlink:type="simple" xlink:href="https://en.wikipedia.org/wiki/John_Willoughby" text:style-name="Internet_20_link" text:visited-style-name="Visited_20_Internet_20_Link"><text:span text:style-name="T1">Willoughby</text:span></text:a><text:span text:style-name="T1">:</text:span></text:p>
          <text:list text:style-name="L15">
            <text:list-item>
              <text:p text:style-name="P30"><text:span text:style-name="Strong_20_Emphasis"><text:span text:style-name="T1">Allenham</text:span></text:span><text:span text:style-name="T1"> is the home of Willoughby’s benefactress and comes up a lot when Marianne is first interested in him.</text:span></text:p>
            </text:list-item>
            <text:list-item>
              <text:p text:style-name="P30"><text:span text:style-name="Strong_20_Emphasis"><text:span text:style-name="T1">Cleveland</text:span></text:span><text:span text:style-name="T1"> is a home that Marianne stays at after she goes to see Willoughby in London and things go wrong.</text:span></text:p>
            </text:list-item>
          </text:list>
          <text:p text:style-name="P14">Dispersion plots are just one type of visualization you can make for textual data. The next one you’ll take a look at is frequency distributions.</text:p>
          <text:p text:style-name="P10"><text:a xlink:type="simple" xlink:href="https://realpython.com/account/join/" text:style-name="Internet_20_link" text:visited-style-name="Visited_20_Internet_20_Link"><text:span text:style-name="T1">Remove ads</text:span></text:a></text:p>
          <text:h text:style-name="P2" text:outline-level="2"><text:bookmark text:name="making-a-frequency-distribution"/><text:soft-page-break/>Making a Frequency Distribution</text:h>
          <text:p text:style-name="P11"><text:span text:style-name="T1">With a </text:span><text:span text:style-name="Strong_20_Emphasis"><text:span text:style-name="T1">frequency distribution</text:span></text:span><text:span text:style-name="T1">, you can check which words show up most frequently in your text. You’ll need to get started with an </text:span><text:span text:style-name="Source_20_Text"><text:span text:style-name="T1">import</text:span></text:span><text:span text:style-name="T1">:</text:span></text:p>
          <text:p text:style-name="P13">Python</text:p>
          <text:p text:style-name="P3"><text:span text:style-name="Source_20_Text"><text:span text:style-name="T1">&gt;&gt;&gt; from nltk import FreqDist</text:span></text:span></text:p>
          <text:p text:style-name="P11"><text:a xlink:type="simple" xlink:href="https://github.com/nltk/nltk/blob/1805fe870635afb7ef16d4ff5373e1c3d97c9107/nltk/probability.py#L61" text:style-name="Internet_20_link" text:visited-style-name="Visited_20_Internet_20_Link"><text:span text:style-name="Source_20_Text"><text:span text:style-name="T1">FreqDist</text:span></text:span></text:a><text:span text:style-name="T1"> is a subclass of </text:span><text:span text:style-name="Source_20_Text"><text:span text:style-name="T1">collections.Counter</text:span></text:span><text:span text:style-name="T1">. Here’s how to create a frequency distribution of the entire corpus of personals ads:</text:span></text:p>
          <text:p text:style-name="P13">Python</text:p>
          <text:p text:style-name="P3"><text:span text:style-name="Source_20_Text"><text:span text:style-name="T1">&gt;&gt;&gt; frequency_distribution = FreqDist(text8)</text:span></text:span></text:p>
          <text:p text:style-name="P3"><text:span text:style-name="Source_20_Text"><text:span text:style-name="T1">&gt;&gt;&gt; print(frequency_distribution)</text:span></text:span></text:p>
          <text:p text:style-name="P3"><text:span text:style-name="Source_20_Text"><text:span text:style-name="T1">&lt;FreqDist with 1108 samples and 4867 outcomes&gt;</text:span></text:span></text:p>
          <text:p text:style-name="P11"><text:span text:style-name="T1">Since </text:span><text:span text:style-name="Source_20_Text"><text:span text:style-name="T1">1108</text:span></text:span><text:span text:style-name="T1"> samples and </text:span><text:span text:style-name="Source_20_Text"><text:span text:style-name="T1">4867</text:span></text:span><text:span text:style-name="T1"> outcomes is a lot of information, start by narrowing that down. Here’s how to see the </text:span><text:span text:style-name="Source_20_Text"><text:span text:style-name="T1">20</text:span></text:span><text:span text:style-name="T1"> most common words in the corpus:</text:span></text:p>
          <text:p text:style-name="P13">Python</text:p>
          <text:p text:style-name="P3"><text:span text:style-name="Source_20_Text"><text:span text:style-name="T1">&gt;&gt;&gt; frequency_distribution.most_common(20)</text:span></text:span></text:p>
          <text:p text:style-name="P3"><text:span text:style-name="Source_20_Text"><text:span text:style-name="T1">[(',', 539),</text:span></text:span></text:p>
          <text:p text:style-name="P3"><text:span text:style-name="Source_20_Text"><text:span text:style-name="T1"><text:s/>('.', 353),</text:span></text:span></text:p>
          <text:p text:style-name="P3"><text:span text:style-name="Source_20_Text"><text:span text:style-name="T1"><text:s/>('/', 110),</text:span></text:span></text:p>
          <text:p text:style-name="P3"><text:span text:style-name="Source_20_Text"><text:span text:style-name="T1"><text:s/>('for', 99),</text:span></text:span></text:p>
          <text:p text:style-name="P3"><text:span text:style-name="Source_20_Text"><text:span text:style-name="T1"><text:s/>('and', 74),</text:span></text:span></text:p>
          <text:p text:style-name="P3"><text:span text:style-name="Source_20_Text"><text:span text:style-name="T1"><text:s/>('to', 74),</text:span></text:span></text:p>
          <text:p text:style-name="P3"><text:span text:style-name="Source_20_Text"><text:span text:style-name="T1"><text:s/>('lady', 68),</text:span></text:span></text:p>
          <text:p text:style-name="P3"><text:span text:style-name="Source_20_Text"><text:span text:style-name="T1"><text:s/>('-', 66),</text:span></text:span></text:p>
          <text:p text:style-name="P3"><text:span text:style-name="Source_20_Text"><text:span text:style-name="T1"><text:s/>('seeks', 60),</text:span></text:span></text:p>
          <text:p text:style-name="P3"><text:span text:style-name="Source_20_Text"><text:span text:style-name="T1"><text:s/>('a', 52),</text:span></text:span></text:p>
          <text:p text:style-name="P3"><text:span text:style-name="Source_20_Text"><text:span text:style-name="T1"><text:s/>('with', 44),</text:span></text:span></text:p>
          <text:p text:style-name="P3"><text:span text:style-name="Source_20_Text"><text:span text:style-name="T1"><text:s/>('S', 36),</text:span></text:span></text:p>
          <text:p text:style-name="P3"><text:span text:style-name="Source_20_Text"><text:span text:style-name="T1"><text:s/>('ship', 33),</text:span></text:span></text:p>
          <text:p text:style-name="P3"><text:span text:style-name="Source_20_Text"><text:span text:style-name="T1"><text:s/>('&amp;', 30),</text:span></text:span></text:p>
          <text:p text:style-name="P3"><text:span text:style-name="Source_20_Text"><text:span text:style-name="T1"><text:s/>('relationship', 29),</text:span></text:span></text:p>
          <text:p text:style-name="P3"><text:span text:style-name="Source_20_Text"><text:span text:style-name="T1"><text:s/>('fun', 28),</text:span></text:span></text:p>
          <text:p text:style-name="P3"><text:span text:style-name="Source_20_Text"><text:span text:style-name="T1"><text:s/>('in', 27),</text:span></text:span></text:p>
          <text:p text:style-name="P3"><text:span text:style-name="Source_20_Text"><text:span text:style-name="T1"><text:s/>('slim', 27),</text:span></text:span></text:p>
          <text:p text:style-name="P3"><text:span text:style-name="Source_20_Text"><text:span text:style-name="T1"><text:s/>('build', 27),</text:span></text:span></text:p>
          <text:p text:style-name="P3"><text:span text:style-name="Source_20_Text"><text:span text:style-name="T1"><text:s/>('o', 26)]</text:span></text:span></text:p>
          <text:p text:style-name="P11"><text:span text:style-name="T1">You have a lot of stop words in your frequency distribution, but you can remove them just as you did </text:span><text:a xlink:type="simple" xlink:href="https://realpython.com/nltk-nlp-python/#filtering-stop-words" text:style-name="Internet_20_link" text:visited-style-name="Visited_20_Internet_20_Link"><text:span text:style-name="T1">earlier</text:span></text:a><text:span text:style-name="T1">. Create a list of all of the words in </text:span><text:span text:style-name="Source_20_Text"><text:span text:style-name="T1">text8</text:span></text:span><text:span text:style-name="T1"> that aren’t stop words:</text:span></text:p>
          <text:p text:style-name="P13">Python</text:p>
          <text:p text:style-name="P3"><text:span text:style-name="Source_20_Text"><text:span text:style-name="T1">&gt;&gt;&gt; meaningful_words = [</text:span></text:span></text:p>
          <text:p text:style-name="P3"><text:span text:style-name="Source_20_Text"><text:span text:style-name="T1">... <text:s text:c="4"/>word for word in text8 if word.casefold() not in stop_words</text:span></text:span></text:p>
          <text:p text:style-name="P3"><text:span text:style-name="Source_20_Text"><text:span text:style-name="T1">... ]</text:span></text:span></text:p>
          <text:p text:style-name="P14">Now that you have a list of all of the words in your corpus that aren’t stop words, make a frequency distribution:</text:p>
          <text:p text:style-name="P13">Python</text:p>
          <text:p text:style-name="P3"><text:span text:style-name="Source_20_Text"><text:span text:style-name="T1">&gt;&gt;&gt; frequency_distribution = FreqDist(meaningful_words)</text:span></text:span></text:p>
          <text:p text:style-name="P11"><text:span text:style-name="T1">Take a look at the </text:span><text:span text:style-name="Source_20_Text"><text:span text:style-name="T1">20</text:span></text:span><text:span text:style-name="T1"> most common words:</text:span></text:p>
          <text:p text:style-name="P13">Python</text:p>
          <text:p text:style-name="P3"><text:span text:style-name="Source_20_Text"><text:span text:style-name="T1">&gt;&gt;&gt; frequency_distribution.most_common(20)</text:span></text:span></text:p>
          <text:p text:style-name="P3"><text:span text:style-name="Source_20_Text"><text:span text:style-name="T1">[(',', 539),</text:span></text:span></text:p>
          <text:p text:style-name="P3"><text:span text:style-name="Source_20_Text"><text:span text:style-name="T1"><text:s/>('.', 353),</text:span></text:span></text:p>
          <text:p text:style-name="P3"><text:span text:style-name="Source_20_Text"><text:span text:style-name="T1"><text:s/>('/', 110),</text:span></text:span></text:p>
          <text:p text:style-name="P3"><text:span text:style-name="Source_20_Text"><text:span text:style-name="T1"><text:s/>('lady', 68),</text:span></text:span></text:p>
          <text:p text:style-name="P3"><text:span text:style-name="Source_20_Text"><text:span text:style-name="T1"><text:s/>('-', 66),</text:span></text:span></text:p>
          <text:p text:style-name="P3"><text:span text:style-name="Source_20_Text"><text:span text:style-name="T1"><text:s/>('seeks', 60),</text:span></text:span></text:p>
          <text:p text:style-name="P3"><text:span text:style-name="Source_20_Text"><text:span text:style-name="T1"><text:s/>('ship', 33),</text:span></text:span></text:p>
          <text:p text:style-name="P3"><text:span text:style-name="Source_20_Text"><text:span text:style-name="T1"><text:s/>('&amp;', 30),</text:span></text:span></text:p>
          <text:p text:style-name="P3"><text:soft-page-break/><text:span text:style-name="Source_20_Text"><text:span text:style-name="T1"><text:s/>('relationship', 29),</text:span></text:span></text:p>
          <text:p text:style-name="P3"><text:span text:style-name="Source_20_Text"><text:span text:style-name="T1"><text:s/>('fun', 28),</text:span></text:span></text:p>
          <text:p text:style-name="P3"><text:span text:style-name="Source_20_Text"><text:span text:style-name="T1"><text:s/>('slim', 27),</text:span></text:span></text:p>
          <text:p text:style-name="P3"><text:span text:style-name="Source_20_Text"><text:span text:style-name="T1"><text:s/>('build', 27),</text:span></text:span></text:p>
          <text:p text:style-name="P3"><text:span text:style-name="Source_20_Text"><text:span text:style-name="T1"><text:s/>('smoker', 23),</text:span></text:span></text:p>
          <text:p text:style-name="P3"><text:span text:style-name="Source_20_Text"><text:span text:style-name="T1"><text:s/>('50', 23),</text:span></text:span></text:p>
          <text:p text:style-name="P3"><text:span text:style-name="Source_20_Text"><text:span text:style-name="T1"><text:s/>('non', 22),</text:span></text:span></text:p>
          <text:p text:style-name="P3"><text:span text:style-name="Source_20_Text"><text:span text:style-name="T1"><text:s/>('movies', 22),</text:span></text:span></text:p>
          <text:p text:style-name="P3"><text:span text:style-name="Source_20_Text"><text:span text:style-name="T1"><text:s/>('good', 21),</text:span></text:span></text:p>
          <text:p text:style-name="P3"><text:span text:style-name="Source_20_Text"><text:span text:style-name="T1"><text:s/>('honest', 20),</text:span></text:span></text:p>
          <text:p text:style-name="P3"><text:span text:style-name="Source_20_Text"><text:span text:style-name="T1"><text:s/>('dining', 19),</text:span></text:span></text:p>
          <text:p text:style-name="P3"><text:span text:style-name="Source_20_Text"><text:span text:style-name="T1"><text:s/>('rship', 18)]</text:span></text:span></text:p>
          <text:p text:style-name="P14">You can turn this list into a graph:</text:p>
          <text:p text:style-name="P13">Python</text:p>
          <text:p text:style-name="P3"><text:span text:style-name="Source_20_Text"><text:span text:style-name="T1">&gt;&gt;&gt; frequency_distribution.plot(20, cumulative=True)</text:span></text:span></text:p>
          <text:p text:style-name="P14">Here’s the graph you get:</text:p>
          <text:p text:style-name="P13"><draw:a xlink:type="simple" xlink:href="https://files.realpython.com/media/freq-dist.1812fe36b438.png"><draw:frame draw:style-name="fr1" draw:name="Image8" text:anchor-type="as-char" svg:width="2.053cm" svg:height="1.053cm" draw:z-index="7"><draw:image xlink:href="https://files.realpython.com/media/freq-dist.1812fe36b438.png" xlink:type="simple" xlink:show="embed" xlink:actuate="onLoad"/><svg:title>NLTK frequency distribution</svg:title></draw:frame></draw:a></text:p>
          <text:p text:style-name="P14">Some of the most common words are:</text:p>
          <text:list text:style-name="L16">
            <text:list-item>
              <text:p text:style-name="P31"><text:span text:style-name="Source_20_Text"><text:span text:style-name="T1">'lady'</text:span></text:span></text:p>
            </text:list-item>
            <text:list-item>
              <text:p text:style-name="P31"><text:span text:style-name="Source_20_Text"><text:span text:style-name="T1">'seeks'</text:span></text:span></text:p>
            </text:list-item>
            <text:list-item>
              <text:p text:style-name="P31"><text:span text:style-name="Source_20_Text"><text:span text:style-name="T1">'ship'</text:span></text:span></text:p>
            </text:list-item>
            <text:list-item>
              <text:p text:style-name="P31"><text:span text:style-name="Source_20_Text"><text:span text:style-name="T1">'relationship'</text:span></text:span></text:p>
            </text:list-item>
            <text:list-item>
              <text:p text:style-name="P31"><text:span text:style-name="Source_20_Text"><text:span text:style-name="T1">'fun'</text:span></text:span></text:p>
            </text:list-item>
            <text:list-item>
              <text:p text:style-name="P31"><text:span text:style-name="Source_20_Text"><text:span text:style-name="T1">'slim'</text:span></text:span></text:p>
            </text:list-item>
            <text:list-item>
              <text:p text:style-name="P31"><text:span text:style-name="Source_20_Text"><text:span text:style-name="T1">'build'</text:span></text:span></text:p>
            </text:list-item>
            <text:list-item>
              <text:p text:style-name="P31"><text:span text:style-name="Source_20_Text"><text:span text:style-name="T1">'smoker'</text:span></text:span></text:p>
            </text:list-item>
            <text:list-item>
              <text:p text:style-name="P31"><text:span text:style-name="Source_20_Text"><text:span text:style-name="T1">'50'</text:span></text:span></text:p>
            </text:list-item>
            <text:list-item>
              <text:p text:style-name="P31"><text:span text:style-name="Source_20_Text"><text:span text:style-name="T1">'non'</text:span></text:span></text:p>
            </text:list-item>
            <text:list-item>
              <text:p text:style-name="P31"><text:span text:style-name="Source_20_Text"><text:span text:style-name="T1">'movies'</text:span></text:span></text:p>
            </text:list-item>
            <text:list-item>
              <text:p text:style-name="P31"><text:span text:style-name="Source_20_Text"><text:span text:style-name="T1">'good'</text:span></text:span></text:p>
            </text:list-item>
            <text:list-item>
              <text:p text:style-name="P31"><text:span text:style-name="Source_20_Text"><text:span text:style-name="T1">'honest'</text:span></text:span></text:p>
            </text:list-item>
          </text:list>
          <text:p text:style-name="P11"><text:span text:style-name="T1">From what you’ve already learned about the people writing these personals ads, they did seem interested in honesty and used the word </text:span><text:span text:style-name="Source_20_Text"><text:span text:style-name="T1">'lady'</text:span></text:span><text:span text:style-name="T1"> a lot. In addition, </text:span><text:span text:style-name="Source_20_Text"><text:span text:style-name="T1">'slim'</text:span></text:span><text:span text:style-name="T1"> and </text:span><text:span text:style-name="Source_20_Text"><text:span text:style-name="T1">'build'</text:span></text:span><text:span text:style-name="T1"> both show up the same number of times. You saw </text:span><text:span text:style-name="Source_20_Text"><text:span text:style-name="T1">slim</text:span></text:span><text:span text:style-name="T1"> and </text:span><text:span text:style-name="Source_20_Text"><text:span text:style-name="T1">build</text:span></text:span><text:span text:style-name="T1"> used near each other when you were learning about </text:span><text:a xlink:type="simple" xlink:href="https://realpython.com/nltk-nlp-python/#using-a-concordance" text:style-name="Internet_20_link" text:visited-style-name="Visited_20_Internet_20_Link"><text:span text:style-name="T1">concordances</text:span></text:a><text:span text:style-name="T1">, so maybe those two words are commonly used together in this corpus. That brings us to collocations!</text:span></text:p>
          <text:p text:style-name="P10"><text:a xlink:type="simple" xlink:href="https://realpython.com/account/join/" text:style-name="Internet_20_link" text:visited-style-name="Visited_20_Internet_20_Link"><text:span text:style-name="T1">Remove ads</text:span></text:a></text:p>
          <text:h text:style-name="P2" text:outline-level="2"><text:bookmark text:name="finding-collocations"/>Finding Collocations</text:h>
          <text:p text:style-name="P11"><text:span text:style-name="T1">A </text:span><text:span text:style-name="Strong_20_Emphasis"><text:span text:style-name="T1">collocation</text:span></text:span><text:span text:style-name="T1"> is a sequence of words that shows up often. If you’re interested in common collocations in English, then you can check out </text:span><text:a xlink:type="simple" xlink:href="https://realpython.com/asins/902723261X/" text:style-name="Internet_20_link" text:visited-style-name="Visited_20_Internet_20_Link"><text:span text:style-name="Emphasis"><text:span text:style-name="T1">The BBI Dictionary of English Word Combinations</text:span></text:span></text:a><text:span text:style-name="T1">. It’s a handy reference you can use to help you make sure your writing is </text:span><text:a xlink:type="simple" xlink:href="https://en.wikipedia.org/wiki/English-language_idioms" text:style-name="Internet_20_link" text:visited-style-name="Visited_20_Internet_20_Link"><text:span text:style-name="T1">idiomatic</text:span></text:a><text:span text:style-name="T1">. Here are some examples of collocations that use the word “tree”:</text:span></text:p>
          <text:list text:style-name="L17">
            <text:list-item>
              <text:p text:style-name="P17">Syntax tree</text:p>
            </text:list-item>
            <text:list-item>
              <text:p text:style-name="P17">Family tree</text:p>
            </text:list-item>
            <text:list-item>
              <text:p text:style-name="P17">Decision tree</text:p>
            </text:list-item>
          </text:list>
          <text:p text:style-name="P11"><text:span text:style-name="T1">To see pairs of words that come up often in your corpus, you need to call </text:span><text:span text:style-name="Source_20_Text"><text:span text:style-name="T1">.collocations()</text:span></text:span><text:span text:style-name="T1"> on it:</text:span></text:p>
          <text:p text:style-name="P13">Python</text:p>
          <text:p text:style-name="P3"><text:soft-page-break/><text:span text:style-name="Source_20_Text"><text:span text:style-name="T1">&gt;&gt;&gt; text8.collocations()</text:span></text:span></text:p>
          <text:p text:style-name="P3"><text:span text:style-name="Source_20_Text"><text:span text:style-name="T1">would like; medium build; social drinker; quiet nights; non smoker;</text:span></text:span></text:p>
          <text:p text:style-name="P3"><text:span text:style-name="Source_20_Text"><text:span text:style-name="T1">long term; age open; Would like; easy going; financially secure; fun</text:span></text:span></text:p>
          <text:p text:style-name="P3"><text:span text:style-name="Source_20_Text"><text:span text:style-name="T1">times; similar interests; Age open; weekends away; poss rship; well</text:span></text:span></text:p>
          <text:p text:style-name="P3"><text:span text:style-name="Source_20_Text"><text:span text:style-name="T1">presented; never married; single mum; permanent relationship; slim</text:span></text:span></text:p>
          <text:p text:style-name="P3"><text:span text:style-name="Source_20_Text"><text:span text:style-name="T1">build</text:span></text:span></text:p>
          <text:p text:style-name="P11"><text:span text:style-name="Source_20_Text"><text:span text:style-name="T1">slim build</text:span></text:span><text:span text:style-name="T1"> did show up, as did </text:span><text:span text:style-name="Source_20_Text"><text:span text:style-name="T1">medium build</text:span></text:span><text:span text:style-name="T1"> and several other word combinations. No long walks on the beach though!</text:span></text:p>
          <text:p text:style-name="P14">But what would happen if you looked for collocations after lemmatizing the words in your corpus? Would you find some word combinations that you missed the first time around because they came up in slightly varied versions?</text:p>
          <text:p text:style-name="P11"><text:span text:style-name="T1">If you followed the instructions </text:span><text:a xlink:type="simple" xlink:href="https://realpython.com/nltk-nlp-python/#lemmatizing" text:style-name="Internet_20_link" text:visited-style-name="Visited_20_Internet_20_Link"><text:span text:style-name="T1">earlier</text:span></text:a><text:span text:style-name="T1">, then you’ll already have a </text:span><text:span text:style-name="Source_20_Text"><text:span text:style-name="T1">lemmatizer</text:span></text:span><text:span text:style-name="T1">, but you can’t call </text:span><text:span text:style-name="Source_20_Text"><text:span text:style-name="T1">collocations()</text:span></text:span><text:span text:style-name="T1"> on just any </text:span><text:a xlink:type="simple" xlink:href="https://realpython.com/python-data-types/" text:style-name="Internet_20_link" text:visited-style-name="Visited_20_Internet_20_Link"><text:span text:style-name="T1">data type</text:span></text:a><text:span text:style-name="T1">, so you’re going to need to do some prep work. Start by creating a list of the lemmatized versions of all the words in </text:span><text:span text:style-name="Source_20_Text"><text:span text:style-name="T1">text8</text:span></text:span><text:span text:style-name="T1">:</text:span></text:p>
          <text:p text:style-name="P13">Python</text:p>
          <text:p text:style-name="P3"><text:span text:style-name="Source_20_Text"><text:span text:style-name="T1">&gt;&gt;&gt; lemmatized_words = [lemmatizer.lemmatize(word) for word in text8]</text:span></text:span></text:p>
          <text:p text:style-name="P11"><text:span text:style-name="T1">But in order for you to be able to do the linguistic processing tasks you’ve seen so far, you need to make an </text:span><text:a xlink:type="simple" xlink:href="https://www.nltk.org/api/nltk.html#nltk.text.Text" text:style-name="Internet_20_link" text:visited-style-name="Visited_20_Internet_20_Link"><text:span text:style-name="T1">NLTK text</text:span></text:a><text:span text:style-name="T1"> with this list:</text:span></text:p>
          <text:p text:style-name="P13">Python</text:p>
          <text:p text:style-name="P3"><text:span text:style-name="Source_20_Text"><text:span text:style-name="T1">&gt;&gt;&gt; new_text = nltk.Text(lemmatized_words)</text:span></text:span></text:p>
          <text:p text:style-name="P11"><text:span text:style-name="T1">Here’s how to see the collocations in your </text:span><text:span text:style-name="Source_20_Text"><text:span text:style-name="T1">new_text</text:span></text:span><text:span text:style-name="T1">:</text:span></text:p>
          <text:p text:style-name="P13">Python</text:p>
          <text:p text:style-name="P3"><text:span text:style-name="Source_20_Text"><text:span text:style-name="T1">&gt;&gt;&gt; new_text.collocations()</text:span></text:span></text:p>
          <text:p text:style-name="P3"><text:span text:style-name="Source_20_Text"><text:span text:style-name="T1">medium build; social drinker; non smoker; long term; would like; age</text:span></text:span></text:p>
          <text:p text:style-name="P3"><text:span text:style-name="Source_20_Text"><text:span text:style-name="T1">open; easy going; financially secure; Would like; quiet night; Age</text:span></text:span></text:p>
          <text:p text:style-name="P3"><text:span text:style-name="Source_20_Text"><text:span text:style-name="T1">open; well presented; never married; single mum; permanent</text:span></text:span></text:p>
          <text:p text:style-name="P3"><text:span text:style-name="Source_20_Text"><text:span text:style-name="T1">relationship; slim build; year old; similar interest; fun time; Photo</text:span></text:span></text:p>
          <text:p text:style-name="P3"><text:span text:style-name="Source_20_Text"><text:span text:style-name="T1">pls</text:span></text:span></text:p>
          <text:p text:style-name="P14">Compared to your previous list of collocations, this new one is missing a few:</text:p>
          <text:list text:style-name="L18">
            <text:list-item>
              <text:p text:style-name="P32"><text:span text:style-name="Source_20_Text"><text:span text:style-name="T1">weekends away</text:span></text:span></text:p>
            </text:list-item>
            <text:list-item>
              <text:p text:style-name="P32"><text:span text:style-name="Source_20_Text"><text:span text:style-name="T1">poss rship</text:span></text:span></text:p>
            </text:list-item>
          </text:list>
          <text:p text:style-name="P11"><text:span text:style-name="T1">The idea of </text:span><text:span text:style-name="Source_20_Text"><text:span text:style-name="T1">quiet nights</text:span></text:span><text:span text:style-name="T1"> still shows up in the lemmatized version, </text:span><text:span text:style-name="Source_20_Text"><text:span text:style-name="T1">quiet night</text:span></text:span><text:span text:style-name="T1">. Your latest search for collocations also brought up a few news ones:</text:span></text:p>
          <text:list text:style-name="L19">
            <text:list-item>
              <text:p text:style-name="P33"><text:span text:style-name="Strong_20_Emphasis"><text:span text:style-name="Source_20_Text"><text:span text:style-name="T1">year old</text:span></text:span></text:span><text:span text:style-name="T1"> suggests that users often mention ages.</text:span></text:p>
            </text:list-item>
            <text:list-item>
              <text:p text:style-name="P33"><text:span text:style-name="Strong_20_Emphasis"><text:span text:style-name="Source_20_Text"><text:span text:style-name="T1">photo pls</text:span></text:span></text:span><text:span text:style-name="T1"> suggests that users often request one or more photos.</text:span></text:p>
            </text:list-item>
          </text:list>
          <text:p text:style-name="P14">That’s how you can find common word combinations to see what people are talking about and how they’re talking about it!</text:p>
          <text:h text:style-name="P2" text:outline-level="2"><text:bookmark text:name="conclusion"/>Conclusion</text:h>
          <text:p text:style-name="P11"><text:span text:style-name="T1">Congratulations on taking your first steps with </text:span><text:span text:style-name="Strong_20_Emphasis"><text:span text:style-name="T1">NLP</text:span></text:span><text:span text:style-name="T1">! A whole new world of unstructured data is now open for you to explore. Now that you’ve covered the basics of text analytics tasks, you can get out there are find some texts to analyze and see what you can learn about the texts themselves as well as the people who wrote them and the topics they’re about.</text:span></text:p>
          <text:p text:style-name="P11"><text:span text:style-name="Strong_20_Emphasis"><text:span text:style-name="T1">Now you know how to:</text:span></text:span></text:p>
          <text:list text:style-name="L20">
            <text:list-item>
              <text:p text:style-name="P34"><text:span text:style-name="Strong_20_Emphasis"><text:span text:style-name="T1">Find text</text:span></text:span><text:span text:style-name="T1"> to analyze</text:span></text:p>
            </text:list-item>
            <text:list-item>
              <text:p text:style-name="P34"><text:span text:style-name="Strong_20_Emphasis"><text:span text:style-name="T1">Preprocess</text:span></text:span><text:span text:style-name="T1"> your text for analysis</text:span></text:p>
            </text:list-item>
            <text:list-item>
              <text:p text:style-name="P34"><text:span text:style-name="Strong_20_Emphasis"><text:span text:style-name="T1">Analyze</text:span></text:span><text:span text:style-name="T1"> your text</text:span></text:p>
            </text:list-item>
            <text:list-item>
              <text:p text:style-name="P34"><text:span text:style-name="T1">Create </text:span><text:span text:style-name="Strong_20_Emphasis"><text:span text:style-name="T1">visualizations</text:span></text:span><text:span text:style-name="T1"> based on your analysis</text:span></text:p>
            </text:list-item>
          </text:list>
          <text:p text:style-name="P11"><text:span text:style-name="T1">For your next step, you can use NLTK to analyze a text to see whether the sentiments expressed in it are positive or negative. To learn more about sentiment analysis, check out </text:span><text:a xlink:type="simple" xlink:href="https://realpython.com/python-nltk-sentiment-analysis/" text:style-name="Internet_20_link" text:visited-style-name="Visited_20_Internet_20_Link"><text:span text:style-name="T1">Sentiment Analysis: </text:span><text:soft-page-break/><text:span text:style-name="T1">First Steps With Python’s NLTK Library</text:span></text:a><text:span text:style-name="T1">. If you’d like to dive deeper into the nuts and bolts of </text:span><text:span text:style-name="Strong_20_Emphasis"><text:span text:style-name="T1">NLTK</text:span></text:span><text:span text:style-name="T1">, then you can work your way through </text:span><text:a xlink:type="simple" xlink:href="https://www.nltk.org/book/" text:style-name="Internet_20_link" text:visited-style-name="Visited_20_Internet_20_Link"><text:span text:style-name="Emphasis"><text:span text:style-name="T1">Natural Language Processing with Python—Analyzing Text with the Natural Language Toolkit</text:span></text:span></text:a><text:span text:style-name="T1">.</text:span></text:p>
          <text:p text:style-name="P14">Now get out there and find yourself some text to analyze!</text:p>
        </text:section>
        <text:section text:style-name="Sect1" text:name="__reading__mode__content_end_mark_container_id">
          <text:p text:style-name="P6"><text:line-break/></text:p>
        </text:section>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3T15:42:01.459000000</meta:creation-date>
    <dc:date>2024-10-23T15:42:33.163000000</dc:date>
    <meta:editing-duration>PT32S</meta:editing-duration>
    <meta:editing-cycles>1</meta:editing-cycles>
    <meta:document-statistic meta:table-count="4" meta:image-count="8" meta:object-count="0" meta:page-count="23" meta:paragraph-count="970" meta:word-count="7831" meta:character-count="46588" meta:non-whitespace-character-count="39127"/>
    <meta:generator>LibreOffice/7.6.4.1$Windows_X86_64 LibreOffice_project/e19e193f88cd6c0525a17fb7a176ed8e6a3e2aa1</meta:generator>
  </office:meta>
</office:document-meta>
</file>